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2" style:family="table">
      <style:table-properties style:width="24.185cm" table:align="margins"/>
    </style:style>
    <style:style style:name="Table2.A" style:family="table-column">
      <style:table-column-properties style:column-width="6.218cm" style:rel-column-width="16848*"/>
    </style:style>
    <style:style style:name="Table2.B" style:family="table-column">
      <style:table-column-properties style:column-width="7.355cm" style:rel-column-width="19931*"/>
    </style:style>
    <style:style style:name="Table2.C" style:family="table-column">
      <style:table-column-properties style:column-width="10.612cm" style:rel-column-width="28756*"/>
    </style:style>
    <style:style style:name="Table2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2.C1" style:family="table-cell">
      <style:table-cell-properties fo:background-color="#e6e6e6" fo:padding="0.097cm" fo:border="0.05pt solid #808080">
        <style:background-image/>
      </style:table-cell-properties>
    </style:style>
    <style:style style:name="Table2.A2" style:family="table-cell">
      <style:table-cell-properties fo:padding="0.097cm" fo:border-left="0.05pt solid #808080" fo:border-right="none" fo:border-top="none" fo:border-bottom="0.05pt solid #808080"/>
    </style:style>
    <style:style style:name="Table2.B2" style:family="table-cell">
      <style:table-cell-properties fo:padding="0.097cm" fo:border-left="0.05pt solid #808080" fo:border-right="none" fo:border-top="none" fo:border-bottom="0.05pt solid #808080"/>
    </style:style>
    <style:style style:name="Table2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3" style:family="table-cell">
      <style:table-cell-properties fo:padding="0.097cm" fo:border-left="0.05pt solid #808080" fo:border-right="none" fo:border-top="none" fo:border-bottom="0.05pt solid #808080"/>
    </style:style>
    <style:style style:name="Table2.B3" style:family="table-cell">
      <style:table-cell-properties fo:padding="0.097cm" fo:border-left="0.05pt solid #808080" fo:border-right="none" fo:border-top="none" fo:border-bottom="0.05pt solid #808080"/>
    </style:style>
    <style:style style:name="Table2.C3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4" style:family="table-cell">
      <style:table-cell-properties fo:padding="0.097cm" fo:border-left="0.05pt solid #808080" fo:border-right="none" fo:border-top="none" fo:border-bottom="0.05pt solid #808080"/>
    </style:style>
    <style:style style:name="Table2.B4" style:family="table-cell">
      <style:table-cell-properties fo:padding="0.097cm" fo:border-left="0.05pt solid #808080" fo:border-right="none" fo:border-top="none" fo:border-bottom="0.05pt solid #808080"/>
    </style:style>
    <style:style style:name="Table2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5" style:family="table-cell">
      <style:table-cell-properties fo:padding="0.097cm" fo:border-left="0.05pt solid #808080" fo:border-right="none" fo:border-top="none" fo:border-bottom="0.05pt solid #808080"/>
    </style:style>
    <style:style style:name="Table2.B5" style:family="table-cell">
      <style:table-cell-properties fo:background-color="transparent" fo:padding="0.097cm" fo:border-left="0.05pt solid #808080" fo:border-right="none" fo:border-top="none" fo:border-bottom="0.05pt solid #808080">
        <style:background-image/>
      </style:table-cell-properties>
    </style:style>
    <style:style style:name="Table2.C5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6" style:family="table-cell">
      <style:table-cell-properties fo:padding="0.097cm" fo:border-left="0.05pt solid #808080" fo:border-right="none" fo:border-top="none" fo:border-bottom="0.05pt solid #808080"/>
    </style:style>
    <style:style style:name="Table2.B6" style:family="table-cell">
      <style:table-cell-properties fo:padding="0.097cm" fo:border-left="0.05pt solid #808080" fo:border-right="none" fo:border-top="none" fo:border-bottom="0.05pt solid #808080"/>
    </style:style>
    <style:style style:name="Table2.C6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7" style:family="table-cell">
      <style:table-cell-properties fo:padding="0.097cm" fo:border-left="0.05pt solid #808080" fo:border-right="none" fo:border-top="none" fo:border-bottom="0.05pt solid #808080"/>
    </style:style>
    <style:style style:name="Table2.B7" style:family="table-cell">
      <style:table-cell-properties fo:padding="0.097cm" fo:border-left="0.05pt solid #808080" fo:border-right="none" fo:border-top="none" fo:border-bottom="0.05pt solid #808080"/>
    </style:style>
    <style:style style:name="Table2.C7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8" style:family="table-cell">
      <style:table-cell-properties fo:padding="0.097cm" fo:border-left="0.05pt solid #808080" fo:border-right="none" fo:border-top="none" fo:border-bottom="0.05pt solid #808080"/>
    </style:style>
    <style:style style:name="Table2.B8" style:family="table-cell">
      <style:table-cell-properties fo:padding="0.097cm" fo:border-left="0.05pt solid #808080" fo:border-right="none" fo:border-top="none" fo:border-bottom="0.05pt solid #808080"/>
    </style:style>
    <style:style style:name="Table2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9" style:family="table-cell">
      <style:table-cell-properties fo:padding="0.097cm" fo:border-left="0.05pt solid #808080" fo:border-right="none" fo:border-top="none" fo:border-bottom="0.05pt solid #808080"/>
    </style:style>
    <style:style style:name="Table2.B9" style:family="table-cell">
      <style:table-cell-properties fo:padding="0.097cm" fo:border-left="0.05pt solid #808080" fo:border-right="none" fo:border-top="none" fo:border-bottom="0.05pt solid #808080"/>
    </style:style>
    <style:style style:name="Table2.C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0" style:family="table-cell">
      <style:table-cell-properties fo:padding="0.097cm" fo:border-left="0.05pt solid #808080" fo:border-right="none" fo:border-top="none" fo:border-bottom="0.05pt solid #808080"/>
    </style:style>
    <style:style style:name="Table2.B10" style:family="table-cell">
      <style:table-cell-properties fo:padding="0.097cm" fo:border-left="0.05pt solid #808080" fo:border-right="none" fo:border-top="none" fo:border-bottom="0.05pt solid #808080"/>
    </style:style>
    <style:style style:name="Table2.C10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1" style:family="table-cell">
      <style:table-cell-properties fo:padding="0.097cm" fo:border-left="0.05pt solid #808080" fo:border-right="none" fo:border-top="none" fo:border-bottom="0.05pt solid #808080"/>
    </style:style>
    <style:style style:name="Table2.B11" style:family="table-cell">
      <style:table-cell-properties fo:padding="0.097cm" fo:border-left="0.05pt solid #808080" fo:border-right="none" fo:border-top="none" fo:border-bottom="0.05pt solid #808080"/>
    </style:style>
    <style:style style:name="Table2.C11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2" style:family="table-cell">
      <style:table-cell-properties fo:padding="0.097cm" fo:border-left="0.05pt solid #808080" fo:border-right="none" fo:border-top="none" fo:border-bottom="0.05pt solid #808080"/>
    </style:style>
    <style:style style:name="Table2.B12" style:family="table-cell">
      <style:table-cell-properties fo:padding="0.097cm" fo:border-left="0.05pt solid #808080" fo:border-right="none" fo:border-top="none" fo:border-bottom="0.05pt solid #808080"/>
    </style:style>
    <style:style style:name="Table2.C12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3" style:family="table-cell">
      <style:table-cell-properties fo:padding="0.097cm" fo:border-left="0.05pt solid #808080" fo:border-right="none" fo:border-top="none" fo:border-bottom="0.05pt solid #808080"/>
    </style:style>
    <style:style style:name="Table2.B13" style:family="table-cell">
      <style:table-cell-properties fo:padding="0.097cm" fo:border-left="0.05pt solid #808080" fo:border-right="none" fo:border-top="none" fo:border-bottom="0.05pt solid #808080"/>
    </style:style>
    <style:style style:name="Table2.C13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4" style:family="table-cell">
      <style:table-cell-properties fo:padding="0.097cm" fo:border-left="0.05pt solid #808080" fo:border-right="none" fo:border-top="none" fo:border-bottom="0.05pt solid #808080"/>
    </style:style>
    <style:style style:name="Table2.B14" style:family="table-cell">
      <style:table-cell-properties fo:padding="0.097cm" fo:border-left="0.05pt solid #808080" fo:border-right="none" fo:border-top="none" fo:border-bottom="0.05pt solid #808080"/>
    </style:style>
    <style:style style:name="Table2.C14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5" style:family="table-cell">
      <style:table-cell-properties fo:padding="0.097cm" fo:border-left="0.05pt solid #808080" fo:border-right="none" fo:border-top="none" fo:border-bottom="0.05pt solid #808080"/>
    </style:style>
    <style:style style:name="Table2.B15" style:family="table-cell">
      <style:table-cell-properties fo:padding="0.097cm" fo:border-left="0.05pt solid #808080" fo:border-right="none" fo:border-top="none" fo:border-bottom="0.05pt solid #808080"/>
    </style:style>
    <style:style style:name="Table2.C15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6" style:family="table-cell">
      <style:table-cell-properties fo:padding="0.097cm" fo:border-left="0.05pt solid #808080" fo:border-right="none" fo:border-top="none" fo:border-bottom="0.05pt solid #808080"/>
    </style:style>
    <style:style style:name="Table2.B16" style:family="table-cell">
      <style:table-cell-properties fo:padding="0.097cm" fo:border-left="0.05pt solid #808080" fo:border-right="none" fo:border-top="none" fo:border-bottom="0.05pt solid #808080"/>
    </style:style>
    <style:style style:name="Table2.C16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7" style:family="table-cell">
      <style:table-cell-properties fo:padding="0.097cm" fo:border-left="0.05pt solid #808080" fo:border-right="none" fo:border-top="none" fo:border-bottom="0.05pt solid #808080"/>
    </style:style>
    <style:style style:name="Table2.B17" style:family="table-cell">
      <style:table-cell-properties fo:padding="0.097cm" fo:border-left="0.05pt solid #808080" fo:border-right="none" fo:border-top="none" fo:border-bottom="0.05pt solid #808080"/>
    </style:style>
    <style:style style:name="Table2.C17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8" style:family="table-cell">
      <style:table-cell-properties fo:padding="0.097cm" fo:border-left="0.05pt solid #808080" fo:border-right="none" fo:border-top="none" fo:border-bottom="0.05pt solid #808080"/>
    </style:style>
    <style:style style:name="Table2.B18" style:family="table-cell">
      <style:table-cell-properties fo:padding="0.097cm" fo:border-left="0.05pt solid #808080" fo:border-right="none" fo:border-top="none" fo:border-bottom="0.05pt solid #808080"/>
    </style:style>
    <style:style style:name="Table2.C18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19" style:family="table-cell">
      <style:table-cell-properties fo:padding="0.097cm" fo:border-left="0.05pt solid #808080" fo:border-right="none" fo:border-top="none" fo:border-bottom="0.05pt solid #808080"/>
    </style:style>
    <style:style style:name="Table2.B19" style:family="table-cell">
      <style:table-cell-properties fo:padding="0.097cm" fo:border-left="0.05pt solid #808080" fo:border-right="none" fo:border-top="none" fo:border-bottom="0.05pt solid #808080"/>
    </style:style>
    <style:style style:name="Table2.C19" style:family="table-cell">
      <style:table-cell-properties fo:padding="0.097cm" fo:border-left="0.05pt solid #808080" fo:border-right="0.05pt solid #808080" fo:border-top="none" fo:border-bottom="0.05pt solid #808080"/>
    </style:style>
    <style:style style:name="Table2.A20" style:family="table-cell">
      <style:table-cell-properties fo:padding="0.097cm" fo:border-left="0.05pt solid #808080" fo:border-right="none" fo:border-top="none" fo:border-bottom="0.05pt solid #808080"/>
    </style:style>
    <style:style style:name="Table2.B20" style:family="table-cell">
      <style:table-cell-properties fo:padding="0.097cm" fo:border-left="0.05pt solid #808080" fo:border-right="none" fo:border-top="none" fo:border-bottom="0.05pt solid #808080"/>
    </style:style>
    <style:style style:name="Table2.C20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" style:family="table">
      <style:table-properties style:width="24.185cm" table:align="margins"/>
    </style:style>
    <style:style style:name="EditMenu.A" style:family="table-column">
      <style:table-column-properties style:column-width="2.133cm" style:rel-column-width="5778*"/>
    </style:style>
    <style:style style:name="EditMenu.B" style:family="table-column">
      <style:table-column-properties style:column-width="4.413cm" style:rel-column-width="11958*"/>
    </style:style>
    <style:style style:name="EditMenu.C" style:family="table-column">
      <style:table-column-properties style:column-width="2.889cm" style:rel-column-width="7829*"/>
    </style:style>
    <style:style style:name="EditMenu.D" style:family="table-column">
      <style:table-column-properties style:column-width="6.839cm" style:rel-column-width="18531*"/>
    </style:style>
    <style:style style:name="EditMenu.E" style:family="table-column">
      <style:table-column-properties style:column-width="7.911cm" style:rel-column-width="21439*"/>
    </style:style>
    <style:style style:name="EditMenu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EditMenu.E1" style:family="table-cell">
      <style:table-cell-properties fo:background-color="#e6e6e6" fo:padding="0.097cm" fo:border="0.05pt solid #808080">
        <style:background-image/>
      </style:table-cell-properties>
    </style:style>
    <style:style style:name="EditMenu.A2" style:family="table-cell">
      <style:table-cell-properties fo:padding="0.097cm" fo:border-left="0.05pt solid #808080" fo:border-right="none" fo:border-top="none" fo:border-bottom="0.05pt solid #808080"/>
    </style:style>
    <style:style style:name="EditMenu.B2" style:family="table-cell">
      <style:table-cell-properties fo:padding="0.097cm" fo:border-left="0.05pt solid #808080" fo:border-right="none" fo:border-top="none" fo:border-bottom="0.05pt solid #808080"/>
    </style:style>
    <style:style style:name="EditMenu.C2" style:family="table-cell">
      <style:table-cell-properties fo:padding="0.097cm" fo:border-left="0.05pt solid #808080" fo:border-right="none" fo:border-top="none" fo:border-bottom="0.05pt solid #808080"/>
    </style:style>
    <style:style style:name="EditMenu.D2" style:family="table-cell">
      <style:table-cell-properties fo:padding="0.097cm" fo:border-left="0.05pt solid #808080" fo:border-right="none" fo:border-top="none" fo:border-bottom="0.05pt solid #808080"/>
    </style:style>
    <style:style style:name="EditMenu.E2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3" style:family="table-cell">
      <style:table-cell-properties fo:padding="0.097cm" fo:border-left="0.05pt solid #808080" fo:border-right="none" fo:border-top="none" fo:border-bottom="0.05pt solid #808080"/>
    </style:style>
    <style:style style:name="EditMenu.B3" style:family="table-cell">
      <style:table-cell-properties fo:padding="0.097cm" fo:border-left="0.05pt solid #808080" fo:border-right="none" fo:border-top="none" fo:border-bottom="0.05pt solid #808080"/>
    </style:style>
    <style:style style:name="EditMenu.C3" style:family="table-cell">
      <style:table-cell-properties fo:padding="0.097cm" fo:border-left="0.05pt solid #808080" fo:border-right="none" fo:border-top="none" fo:border-bottom="0.05pt solid #808080"/>
    </style:style>
    <style:style style:name="EditMenu.D3" style:family="table-cell">
      <style:table-cell-properties fo:padding="0.097cm" fo:border-left="0.05pt solid #808080" fo:border-right="none" fo:border-top="none" fo:border-bottom="0.05pt solid #808080"/>
    </style:style>
    <style:style style:name="EditMenu.E3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4" style:family="table-cell">
      <style:table-cell-properties fo:padding="0.097cm" fo:border-left="0.05pt solid #808080" fo:border-right="none" fo:border-top="none" fo:border-bottom="0.05pt solid #808080"/>
    </style:style>
    <style:style style:name="EditMenu.B4" style:family="table-cell">
      <style:table-cell-properties fo:padding="0.097cm" fo:border-left="0.05pt solid #808080" fo:border-right="none" fo:border-top="none" fo:border-bottom="0.05pt solid #808080"/>
    </style:style>
    <style:style style:name="EditMenu.C4" style:family="table-cell">
      <style:table-cell-properties fo:background-color="transparent" fo:padding="0.097cm" fo:border-left="0.05pt solid #808080" fo:border-right="none" fo:border-top="none" fo:border-bottom="0.05pt solid #808080">
        <style:background-image/>
      </style:table-cell-properties>
    </style:style>
    <style:style style:name="EditMenu.D4" style:family="table-cell">
      <style:table-cell-properties fo:padding="0.097cm" fo:border-left="0.05pt solid #808080" fo:border-right="none" fo:border-top="none" fo:border-bottom="0.05pt solid #808080"/>
    </style:style>
    <style:style style:name="EditMenu.E4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5" style:family="table-cell">
      <style:table-cell-properties fo:padding="0.097cm" fo:border-left="0.05pt solid #808080" fo:border-right="none" fo:border-top="none" fo:border-bottom="0.05pt solid #808080"/>
    </style:style>
    <style:style style:name="EditMenu.B5" style:family="table-cell">
      <style:table-cell-properties fo:padding="0.097cm" fo:border-left="0.05pt solid #808080" fo:border-right="none" fo:border-top="none" fo:border-bottom="0.05pt solid #808080"/>
    </style:style>
    <style:style style:name="EditMenu.C5" style:family="table-cell">
      <style:table-cell-properties fo:padding="0.097cm" fo:border-left="0.05pt solid #808080" fo:border-right="none" fo:border-top="none" fo:border-bottom="0.05pt solid #808080"/>
    </style:style>
    <style:style style:name="EditMenu.D5" style:family="table-cell">
      <style:table-cell-properties fo:padding="0.097cm" fo:border-left="0.05pt solid #808080" fo:border-right="none" fo:border-top="none" fo:border-bottom="0.05pt solid #808080"/>
    </style:style>
    <style:style style:name="EditMenu.E5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6" style:family="table-cell">
      <style:table-cell-properties fo:padding="0.097cm" fo:border-left="0.05pt solid #808080" fo:border-right="none" fo:border-top="none" fo:border-bottom="0.05pt solid #808080"/>
    </style:style>
    <style:style style:name="EditMenu.B6" style:family="table-cell">
      <style:table-cell-properties fo:padding="0.097cm" fo:border-left="0.05pt solid #808080" fo:border-right="none" fo:border-top="none" fo:border-bottom="0.05pt solid #808080"/>
    </style:style>
    <style:style style:name="EditMenu.C6" style:family="table-cell">
      <style:table-cell-properties fo:padding="0.097cm" fo:border-left="0.05pt solid #808080" fo:border-right="none" fo:border-top="none" fo:border-bottom="0.05pt solid #808080"/>
    </style:style>
    <style:style style:name="EditMenu.D6" style:family="table-cell">
      <style:table-cell-properties fo:padding="0.097cm" fo:border-left="0.05pt solid #808080" fo:border-right="none" fo:border-top="none" fo:border-bottom="0.05pt solid #808080"/>
    </style:style>
    <style:style style:name="EditMenu.E6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7" style:family="table-cell">
      <style:table-cell-properties fo:padding="0.097cm" fo:border-left="0.05pt solid #808080" fo:border-right="none" fo:border-top="none" fo:border-bottom="0.05pt solid #808080"/>
    </style:style>
    <style:style style:name="EditMenu.B7" style:family="table-cell">
      <style:table-cell-properties fo:padding="0.097cm" fo:border-left="0.05pt solid #808080" fo:border-right="none" fo:border-top="none" fo:border-bottom="0.05pt solid #808080"/>
    </style:style>
    <style:style style:name="EditMenu.C7" style:family="table-cell">
      <style:table-cell-properties fo:padding="0.097cm" fo:border-left="0.05pt solid #808080" fo:border-right="none" fo:border-top="none" fo:border-bottom="0.05pt solid #808080"/>
    </style:style>
    <style:style style:name="EditMenu.D7" style:family="table-cell">
      <style:table-cell-properties fo:padding="0.097cm" fo:border-left="0.05pt solid #808080" fo:border-right="none" fo:border-top="none" fo:border-bottom="0.05pt solid #808080"/>
    </style:style>
    <style:style style:name="EditMenu.E7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8" style:family="table-cell">
      <style:table-cell-properties fo:padding="0.097cm" fo:border-left="0.05pt solid #808080" fo:border-right="none" fo:border-top="none" fo:border-bottom="0.05pt solid #808080"/>
    </style:style>
    <style:style style:name="EditMenu.B8" style:family="table-cell">
      <style:table-cell-properties fo:padding="0.097cm" fo:border-left="0.05pt solid #808080" fo:border-right="none" fo:border-top="none" fo:border-bottom="0.05pt solid #808080"/>
    </style:style>
    <style:style style:name="EditMenu.C8" style:family="table-cell">
      <style:table-cell-properties fo:padding="0.097cm" fo:border-left="0.05pt solid #808080" fo:border-right="none" fo:border-top="none" fo:border-bottom="0.05pt solid #808080"/>
    </style:style>
    <style:style style:name="EditMenu.D8" style:family="table-cell">
      <style:table-cell-properties fo:padding="0.097cm" fo:border-left="0.05pt solid #808080" fo:border-right="none" fo:border-top="none" fo:border-bottom="0.05pt solid #808080"/>
    </style:style>
    <style:style style:name="EditMenu.E8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9" style:family="table-cell">
      <style:table-cell-properties fo:padding="0.097cm" fo:border-left="0.05pt solid #808080" fo:border-right="none" fo:border-top="none" fo:border-bottom="0.05pt solid #808080"/>
    </style:style>
    <style:style style:name="EditMenu.B9" style:family="table-cell">
      <style:table-cell-properties fo:padding="0.097cm" fo:border-left="0.05pt solid #808080" fo:border-right="none" fo:border-top="none" fo:border-bottom="0.05pt solid #808080"/>
    </style:style>
    <style:style style:name="EditMenu.C9" style:family="table-cell">
      <style:table-cell-properties fo:padding="0.097cm" fo:border-left="0.05pt solid #808080" fo:border-right="none" fo:border-top="none" fo:border-bottom="0.05pt solid #808080"/>
    </style:style>
    <style:style style:name="EditMenu.D9" style:family="table-cell">
      <style:table-cell-properties fo:padding="0.097cm" fo:border-left="0.05pt solid #808080" fo:border-right="none" fo:border-top="none" fo:border-bottom="0.05pt solid #808080"/>
    </style:style>
    <style:style style:name="EditMenu.E9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0" style:family="table-cell">
      <style:table-cell-properties fo:padding="0.097cm" fo:border-left="0.05pt solid #808080" fo:border-right="none" fo:border-top="none" fo:border-bottom="0.05pt solid #808080"/>
    </style:style>
    <style:style style:name="EditMenu.B10" style:family="table-cell">
      <style:table-cell-properties fo:padding="0.097cm" fo:border-left="0.05pt solid #808080" fo:border-right="none" fo:border-top="none" fo:border-bottom="0.05pt solid #808080"/>
    </style:style>
    <style:style style:name="EditMenu.C10" style:family="table-cell">
      <style:table-cell-properties fo:padding="0.097cm" fo:border-left="0.05pt solid #808080" fo:border-right="none" fo:border-top="none" fo:border-bottom="0.05pt solid #808080"/>
    </style:style>
    <style:style style:name="EditMenu.D10" style:family="table-cell">
      <style:table-cell-properties fo:padding="0.097cm" fo:border-left="0.05pt solid #808080" fo:border-right="none" fo:border-top="none" fo:border-bottom="0.05pt solid #808080"/>
    </style:style>
    <style:style style:name="EditMenu.E10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1" style:family="table-cell">
      <style:table-cell-properties fo:padding="0.097cm" fo:border-left="0.05pt solid #808080" fo:border-right="none" fo:border-top="none" fo:border-bottom="0.05pt solid #808080"/>
    </style:style>
    <style:style style:name="EditMenu.B11" style:family="table-cell">
      <style:table-cell-properties fo:padding="0.097cm" fo:border-left="0.05pt solid #808080" fo:border-right="none" fo:border-top="none" fo:border-bottom="0.05pt solid #808080"/>
    </style:style>
    <style:style style:name="EditMenu.C11" style:family="table-cell">
      <style:table-cell-properties fo:padding="0.097cm" fo:border-left="0.05pt solid #808080" fo:border-right="none" fo:border-top="none" fo:border-bottom="0.05pt solid #808080"/>
    </style:style>
    <style:style style:name="EditMenu.D11" style:family="table-cell">
      <style:table-cell-properties fo:padding="0.097cm" fo:border-left="0.05pt solid #808080" fo:border-right="none" fo:border-top="none" fo:border-bottom="0.05pt solid #808080"/>
    </style:style>
    <style:style style:name="EditMenu.E11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2" style:family="table-cell">
      <style:table-cell-properties fo:padding="0.097cm" fo:border-left="0.05pt solid #808080" fo:border-right="none" fo:border-top="none" fo:border-bottom="0.05pt solid #808080"/>
    </style:style>
    <style:style style:name="EditMenu.B12" style:family="table-cell">
      <style:table-cell-properties fo:padding="0.097cm" fo:border-left="0.05pt solid #808080" fo:border-right="none" fo:border-top="none" fo:border-bottom="0.05pt solid #808080"/>
    </style:style>
    <style:style style:name="EditMenu.C12" style:family="table-cell">
      <style:table-cell-properties fo:padding="0.097cm" fo:border-left="0.05pt solid #808080" fo:border-right="none" fo:border-top="none" fo:border-bottom="0.05pt solid #808080"/>
    </style:style>
    <style:style style:name="EditMenu.D12" style:family="table-cell">
      <style:table-cell-properties fo:padding="0.097cm" fo:border-left="0.05pt solid #808080" fo:border-right="none" fo:border-top="none" fo:border-bottom="0.05pt solid #808080"/>
    </style:style>
    <style:style style:name="EditMenu.E12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3" style:family="table-cell">
      <style:table-cell-properties fo:padding="0.097cm" fo:border-left="0.05pt solid #808080" fo:border-right="none" fo:border-top="none" fo:border-bottom="0.05pt solid #808080"/>
    </style:style>
    <style:style style:name="EditMenu.B13" style:family="table-cell">
      <style:table-cell-properties fo:padding="0.097cm" fo:border-left="0.05pt solid #808080" fo:border-right="none" fo:border-top="none" fo:border-bottom="0.05pt solid #808080"/>
    </style:style>
    <style:style style:name="EditMenu.C13" style:family="table-cell">
      <style:table-cell-properties fo:padding="0.097cm" fo:border-left="0.05pt solid #808080" fo:border-right="none" fo:border-top="none" fo:border-bottom="0.05pt solid #808080"/>
    </style:style>
    <style:style style:name="EditMenu.D13" style:family="table-cell">
      <style:table-cell-properties fo:padding="0.097cm" fo:border-left="0.05pt solid #808080" fo:border-right="none" fo:border-top="none" fo:border-bottom="0.05pt solid #808080"/>
    </style:style>
    <style:style style:name="EditMenu.E13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4" style:family="table-cell">
      <style:table-cell-properties fo:padding="0.097cm" fo:border-left="0.05pt solid #808080" fo:border-right="none" fo:border-top="none" fo:border-bottom="0.05pt solid #808080"/>
    </style:style>
    <style:style style:name="EditMenu.B14" style:family="table-cell">
      <style:table-cell-properties fo:padding="0.097cm" fo:border-left="0.05pt solid #808080" fo:border-right="none" fo:border-top="none" fo:border-bottom="0.05pt solid #808080"/>
    </style:style>
    <style:style style:name="EditMenu.C14" style:family="table-cell">
      <style:table-cell-properties fo:padding="0.097cm" fo:border-left="0.05pt solid #808080" fo:border-right="none" fo:border-top="none" fo:border-bottom="0.05pt solid #808080"/>
    </style:style>
    <style:style style:name="EditMenu.D14" style:family="table-cell">
      <style:table-cell-properties fo:padding="0.097cm" fo:border-left="0.05pt solid #808080" fo:border-right="none" fo:border-top="none" fo:border-bottom="0.05pt solid #808080"/>
    </style:style>
    <style:style style:name="EditMenu.E14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5" style:family="table-cell">
      <style:table-cell-properties fo:padding="0.097cm" fo:border-left="0.05pt solid #808080" fo:border-right="none" fo:border-top="none" fo:border-bottom="0.05pt solid #808080"/>
    </style:style>
    <style:style style:name="EditMenu.B15" style:family="table-cell">
      <style:table-cell-properties fo:padding="0.097cm" fo:border-left="0.05pt solid #808080" fo:border-right="none" fo:border-top="none" fo:border-bottom="0.05pt solid #808080"/>
    </style:style>
    <style:style style:name="EditMenu.C15" style:family="table-cell">
      <style:table-cell-properties fo:padding="0.097cm" fo:border-left="0.05pt solid #808080" fo:border-right="none" fo:border-top="none" fo:border-bottom="0.05pt solid #808080"/>
    </style:style>
    <style:style style:name="EditMenu.D15" style:family="table-cell">
      <style:table-cell-properties fo:padding="0.097cm" fo:border-left="0.05pt solid #808080" fo:border-right="none" fo:border-top="none" fo:border-bottom="0.05pt solid #808080"/>
    </style:style>
    <style:style style:name="EditMenu.E15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6" style:family="table-cell">
      <style:table-cell-properties fo:padding="0.097cm" fo:border-left="0.05pt solid #808080" fo:border-right="none" fo:border-top="none" fo:border-bottom="0.05pt solid #808080"/>
    </style:style>
    <style:style style:name="EditMenu.B16" style:family="table-cell">
      <style:table-cell-properties fo:padding="0.097cm" fo:border-left="0.05pt solid #808080" fo:border-right="none" fo:border-top="none" fo:border-bottom="0.05pt solid #808080"/>
    </style:style>
    <style:style style:name="EditMenu.C16" style:family="table-cell">
      <style:table-cell-properties fo:padding="0.097cm" fo:border-left="0.05pt solid #808080" fo:border-right="none" fo:border-top="none" fo:border-bottom="0.05pt solid #808080"/>
    </style:style>
    <style:style style:name="EditMenu.D16" style:family="table-cell">
      <style:table-cell-properties fo:padding="0.097cm" fo:border-left="0.05pt solid #808080" fo:border-right="none" fo:border-top="none" fo:border-bottom="0.05pt solid #808080"/>
    </style:style>
    <style:style style:name="EditMenu.E16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7" style:family="table-cell">
      <style:table-cell-properties fo:padding="0.097cm" fo:border-left="0.05pt solid #808080" fo:border-right="none" fo:border-top="none" fo:border-bottom="0.05pt solid #808080"/>
    </style:style>
    <style:style style:name="EditMenu.B17" style:family="table-cell">
      <style:table-cell-properties fo:padding="0.097cm" fo:border-left="0.05pt solid #808080" fo:border-right="none" fo:border-top="none" fo:border-bottom="0.05pt solid #808080"/>
    </style:style>
    <style:style style:name="EditMenu.C17" style:family="table-cell">
      <style:table-cell-properties fo:padding="0.097cm" fo:border-left="0.05pt solid #808080" fo:border-right="none" fo:border-top="none" fo:border-bottom="0.05pt solid #808080"/>
    </style:style>
    <style:style style:name="EditMenu.D17" style:family="table-cell">
      <style:table-cell-properties fo:padding="0.097cm" fo:border-left="0.05pt solid #808080" fo:border-right="none" fo:border-top="none" fo:border-bottom="0.05pt solid #808080"/>
    </style:style>
    <style:style style:name="EditMenu.E17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8" style:family="table-cell">
      <style:table-cell-properties fo:padding="0.097cm" fo:border-left="0.05pt solid #808080" fo:border-right="none" fo:border-top="none" fo:border-bottom="0.05pt solid #808080"/>
    </style:style>
    <style:style style:name="EditMenu.B18" style:family="table-cell">
      <style:table-cell-properties fo:padding="0.097cm" fo:border-left="0.05pt solid #808080" fo:border-right="none" fo:border-top="none" fo:border-bottom="0.05pt solid #808080"/>
    </style:style>
    <style:style style:name="EditMenu.C18" style:family="table-cell">
      <style:table-cell-properties fo:padding="0.097cm" fo:border-left="0.05pt solid #808080" fo:border-right="none" fo:border-top="none" fo:border-bottom="0.05pt solid #808080"/>
    </style:style>
    <style:style style:name="EditMenu.D18" style:family="table-cell">
      <style:table-cell-properties fo:padding="0.097cm" fo:border-left="0.05pt solid #808080" fo:border-right="none" fo:border-top="none" fo:border-bottom="0.05pt solid #808080"/>
    </style:style>
    <style:style style:name="EditMenu.E18" style:family="table-cell">
      <style:table-cell-properties fo:padding="0.097cm" fo:border-left="0.05pt solid #808080" fo:border-right="0.05pt solid #808080" fo:border-top="none" fo:border-bottom="0.05pt solid #808080"/>
    </style:style>
    <style:style style:name="EditMenu.A19" style:family="table-cell">
      <style:table-cell-properties fo:padding="0.097cm" fo:border-left="0.05pt solid #808080" fo:border-right="none" fo:border-top="none" fo:border-bottom="0.05pt solid #808080"/>
    </style:style>
    <style:style style:name="EditMenu.B19" style:family="table-cell">
      <style:table-cell-properties fo:padding="0.097cm" fo:border-left="0.05pt solid #808080" fo:border-right="none" fo:border-top="none" fo:border-bottom="0.05pt solid #808080"/>
    </style:style>
    <style:style style:name="EditMenu.C19" style:family="table-cell">
      <style:table-cell-properties fo:padding="0.097cm" fo:border-left="0.05pt solid #808080" fo:border-right="none" fo:border-top="none" fo:border-bottom="0.05pt solid #808080"/>
    </style:style>
    <style:style style:name="EditMenu.D19" style:family="table-cell">
      <style:table-cell-properties fo:padding="0.097cm" fo:border-left="0.05pt solid #808080" fo:border-right="none" fo:border-top="none" fo:border-bottom="0.05pt solid #808080"/>
    </style:style>
    <style:style style:name="EditMenu.E19" style:family="table-cell">
      <style:table-cell-properties fo:padding="0.097cm" fo:border-left="0.05pt solid #808080" fo:border-right="0.05pt solid #808080" fo:border-top="none" fo:border-bottom="0.05pt solid #808080"/>
    </style:style>
    <style:style style:name="Scroll" style:family="table">
      <style:table-properties style:width="24.195cm" fo:margin-left="0cm" table:align="left"/>
    </style:style>
    <style:style style:name="Scroll.A" style:family="table-column">
      <style:table-column-properties style:column-width="4.41cm"/>
    </style:style>
    <style:style style:name="Scroll.B" style:family="table-column">
      <style:table-column-properties style:column-width="8.569cm"/>
    </style:style>
    <style:style style:name="Scroll.C" style:family="table-column">
      <style:table-column-properties style:column-width="11.217cm"/>
    </style:style>
    <style:style style:name="Scroll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Scroll.C1" style:family="table-cell">
      <style:table-cell-properties fo:background-color="#e6e6e6" fo:padding="0.097cm" fo:border="0.05pt solid #808080">
        <style:background-image/>
      </style:table-cell-properties>
    </style:style>
    <style:style style:name="Scroll.A2" style:family="table-cell">
      <style:table-cell-properties fo:background-color="#e6e6e6" fo:padding="0.097cm" fo:border-left="0.05pt solid #808080" fo:border-right="none" fo:border-top="none" fo:border-bottom="0.05pt solid #808080">
        <style:background-image/>
      </style:table-cell-properties>
    </style:style>
    <style:style style:name="Scroll.B2" style:family="table-cell">
      <style:table-cell-properties fo:padding="0.097cm" fo:border-left="0.05pt solid #808080" fo:border-right="none" fo:border-top="none" fo:border-bottom="0.05pt solid #808080"/>
    </style:style>
    <style:style style:name="Scroll.C2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3" style:family="table-cell">
      <style:table-cell-properties fo:padding="0.097cm" fo:border-left="0.05pt solid #808080" fo:border-right="none" fo:border-top="none" fo:border-bottom="0.05pt solid #808080"/>
    </style:style>
    <style:style style:name="Scroll.C3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4" style:family="table-cell">
      <style:table-cell-properties fo:padding="0.097cm" fo:border-left="0.05pt solid #808080" fo:border-right="none" fo:border-top="none" fo:border-bottom="0.05pt solid #808080"/>
    </style:style>
    <style:style style:name="Scroll.C4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5" style:family="table-cell">
      <style:table-cell-properties fo:padding="0.097cm" fo:border-left="0.05pt solid #808080" fo:border-right="none" fo:border-top="none" fo:border-bottom="0.05pt solid #808080"/>
    </style:style>
    <style:style style:name="Scroll.C5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6" style:family="table-cell">
      <style:table-cell-properties fo:padding="0.097cm" fo:border-left="0.05pt solid #808080" fo:border-right="none" fo:border-top="none" fo:border-bottom="0.05pt solid #808080"/>
    </style:style>
    <style:style style:name="Scroll.C6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7" style:family="table-cell">
      <style:table-cell-properties fo:padding="0.097cm" fo:border-left="0.05pt solid #808080" fo:border-right="none" fo:border-top="none" fo:border-bottom="0.05pt solid #808080"/>
    </style:style>
    <style:style style:name="Scroll.C7" style:family="table-cell">
      <style:table-cell-properties fo:padding="0.097cm" fo:border-left="0.05pt solid #808080" fo:border-right="0.05pt solid #808080" fo:border-top="none" fo:border-bottom="0.05pt solid #808080"/>
    </style:style>
    <style:style style:name="Scroll.B8" style:family="table-cell">
      <style:table-cell-properties fo:padding="0.097cm" fo:border-left="0.05pt solid #808080" fo:border-right="none" fo:border-top="none" fo:border-bottom="0.05pt solid #808080"/>
    </style:style>
    <style:style style:name="Scroll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" style:family="table">
      <style:table-properties style:width="24.195cm" fo:margin-left="0cm" table:align="left"/>
    </style:style>
    <style:style style:name="Table1.A" style:family="table-column">
      <style:table-column-properties style:column-width="4.41cm"/>
    </style:style>
    <style:style style:name="Table1.B" style:family="table-column">
      <style:table-column-properties style:column-width="8.569cm"/>
    </style:style>
    <style:style style:name="Table1.C" style:family="table-column">
      <style:table-column-properties style:column-width="11.217cm"/>
    </style:style>
    <style:style style:name="Table1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C1" style:family="table-cell">
      <style:table-cell-properties fo:background-color="#e6e6e6" fo:padding="0.097cm" fo:border="0.05pt solid #808080">
        <style:background-image/>
      </style:table-cell-properties>
    </style:style>
    <style:style style:name="Table1.A2" style:family="table-cell">
      <style:table-cell-properties fo:background-color="#e6e6e6" fo:padding="0.097cm" fo:border-left="0.05pt solid #808080" fo:border-right="none" fo:border-top="none" fo:border-bottom="0.05pt solid #808080">
        <style:background-image/>
      </style:table-cell-properties>
    </style:style>
    <style:style style:name="Table1.B2" style:family="table-cell">
      <style:table-cell-properties fo:padding="0.097cm" fo:border-left="0.05pt solid #808080" fo:border-right="none" fo:border-top="none" fo:border-bottom="0.05pt solid #808080"/>
    </style:style>
    <style:style style:name="Table1.C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3" style:family="table-cell">
      <style:table-cell-properties fo:padding="0.097cm" fo:border-left="0.05pt solid #808080" fo:border-right="none" fo:border-top="none" fo:border-bottom="0.05pt solid #808080"/>
    </style:style>
    <style:style style:name="Table1.C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4" style:family="table-cell">
      <style:table-cell-properties fo:padding="0.097cm" fo:border-left="0.05pt solid #808080" fo:border-right="none" fo:border-top="none" fo:border-bottom="0.05pt solid #808080"/>
    </style:style>
    <style:style style:name="Table1.C4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5" style:family="table-cell">
      <style:table-cell-properties fo:padding="0.097cm" fo:border-left="0.05pt solid #808080" fo:border-right="none" fo:border-top="none" fo:border-bottom="0.05pt solid #808080"/>
    </style:style>
    <style:style style:name="Table1.C5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6" style:family="table-cell">
      <style:table-cell-properties fo:padding="0.097cm" fo:border-left="0.05pt solid #808080" fo:border-right="none" fo:border-top="none" fo:border-bottom="0.05pt solid #808080"/>
    </style:style>
    <style:style style:name="Table1.C6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7" style:family="table-cell">
      <style:table-cell-properties fo:padding="0.097cm" fo:border-left="0.05pt solid #808080" fo:border-right="none" fo:border-top="none" fo:border-bottom="0.05pt solid #808080"/>
    </style:style>
    <style:style style:name="Table1.C7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8" style:family="table-cell">
      <style:table-cell-properties fo:padding="0.097cm" fo:border-left="0.05pt solid #808080" fo:border-right="none" fo:border-top="none" fo:border-bottom="0.05pt solid #808080"/>
    </style:style>
    <style:style style:name="Table1.C8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9" style:family="table-cell">
      <style:table-cell-properties fo:padding="0.097cm" fo:border-left="0.05pt solid #808080" fo:border-right="none" fo:border-top="none" fo:border-bottom="0.05pt solid #808080"/>
    </style:style>
    <style:style style:name="Table1.C9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0" style:family="table-cell">
      <style:table-cell-properties fo:padding="0.097cm" fo:border-left="0.05pt solid #808080" fo:border-right="none" fo:border-top="none" fo:border-bottom="0.05pt solid #808080"/>
    </style:style>
    <style:style style:name="Table1.C10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1" style:family="table-cell">
      <style:table-cell-properties fo:padding="0.097cm" fo:border-left="0.05pt solid #808080" fo:border-right="none" fo:border-top="none" fo:border-bottom="0.05pt solid #808080"/>
    </style:style>
    <style:style style:name="Table1.C11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2" style:family="table-cell">
      <style:table-cell-properties fo:padding="0.097cm" fo:border-left="0.05pt solid #808080" fo:border-right="none" fo:border-top="none" fo:border-bottom="0.05pt solid #808080"/>
    </style:style>
    <style:style style:name="Table1.C12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3" style:family="table-cell">
      <style:table-cell-properties fo:padding="0.097cm" fo:border-left="0.05pt solid #808080" fo:border-right="none" fo:border-top="none" fo:border-bottom="0.05pt solid #808080"/>
    </style:style>
    <style:style style:name="Table1.C13" style:family="table-cell">
      <style:table-cell-properties fo:padding="0.097cm" fo:border-left="0.05pt solid #808080" fo:border-right="0.05pt solid #808080" fo:border-top="none" fo:border-bottom="0.05pt solid #808080"/>
    </style:style>
    <style:style style:name="Table1.B14" style:family="table-cell">
      <style:table-cell-properties fo:padding="0.097cm" fo:border-left="0.05pt solid #808080" fo:border-right="none" fo:border-top="none" fo:border-bottom="0.05pt solid #808080"/>
    </style:style>
    <style:style style:name="Table1.C14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" style:family="table">
      <style:table-properties style:width="24.185cm" table:align="margins"/>
    </style:style>
    <style:style style:name="OpenFile.A" style:family="table-column">
      <style:table-column-properties style:column-width="6.045cm" style:rel-column-width="16382*"/>
    </style:style>
    <style:style style:name="OpenFile.B" style:family="table-column">
      <style:table-column-properties style:column-width="6.047cm" style:rel-column-width="16385*"/>
    </style:style>
    <style:style style:name="OpenFile.C" style:family="table-column">
      <style:table-column-properties style:column-width="6.047cm" style:rel-column-width="16384*"/>
    </style:style>
    <style:style style:name="OpenFile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OpenFile.D1" style:family="table-cell">
      <style:table-cell-properties fo:background-color="#e6e6e6" fo:padding="0.097cm" fo:border="0.05pt solid #808080">
        <style:background-image/>
      </style:table-cell-properties>
    </style:style>
    <style:style style:name="OpenFile.A2" style:family="table-cell">
      <style:table-cell-properties fo:padding="0.097cm" fo:border-left="0.05pt solid #808080" fo:border-right="none" fo:border-top="none" fo:border-bottom="0.05pt solid #808080"/>
    </style:style>
    <style:style style:name="OpenFile.B2" style:family="table-cell">
      <style:table-cell-properties fo:padding="0.097cm" fo:border-left="0.05pt solid #808080" fo:border-right="none" fo:border-top="none" fo:border-bottom="0.05pt solid #808080"/>
    </style:style>
    <style:style style:name="OpenFile.C2" style:family="table-cell">
      <style:table-cell-properties fo:padding="0.097cm" fo:border-left="0.05pt solid #808080" fo:border-right="none" fo:border-top="none" fo:border-bottom="0.05pt solid #808080"/>
    </style:style>
    <style:style style:name="OpenFile.D2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3" style:family="table-cell">
      <style:table-cell-properties fo:padding="0.097cm" fo:border-left="0.05pt solid #808080" fo:border-right="none" fo:border-top="none" fo:border-bottom="0.05pt solid #808080"/>
    </style:style>
    <style:style style:name="OpenFile.B3" style:family="table-cell">
      <style:table-cell-properties fo:padding="0.097cm" fo:border-left="0.05pt solid #808080" fo:border-right="none" fo:border-top="none" fo:border-bottom="0.05pt solid #808080"/>
    </style:style>
    <style:style style:name="OpenFile.C3" style:family="table-cell">
      <style:table-cell-properties fo:padding="0.097cm" fo:border-left="0.05pt solid #808080" fo:border-right="none" fo:border-top="none" fo:border-bottom="0.05pt solid #808080"/>
    </style:style>
    <style:style style:name="OpenFile.D3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4" style:family="table-cell">
      <style:table-cell-properties fo:padding="0.097cm" fo:border-left="0.05pt solid #808080" fo:border-right="none" fo:border-top="none" fo:border-bottom="0.05pt solid #808080"/>
    </style:style>
    <style:style style:name="OpenFile.B4" style:family="table-cell">
      <style:table-cell-properties fo:padding="0.097cm" fo:border-left="0.05pt solid #808080" fo:border-right="none" fo:border-top="none" fo:border-bottom="0.05pt solid #808080"/>
    </style:style>
    <style:style style:name="OpenFile.C4" style:family="table-cell">
      <style:table-cell-properties fo:padding="0.097cm" fo:border-left="0.05pt solid #808080" fo:border-right="none" fo:border-top="none" fo:border-bottom="0.05pt solid #808080"/>
    </style:style>
    <style:style style:name="OpenFile.D4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5" style:family="table-cell">
      <style:table-cell-properties fo:padding="0.097cm" fo:border-left="0.05pt solid #808080" fo:border-right="none" fo:border-top="none" fo:border-bottom="0.05pt solid #808080"/>
    </style:style>
    <style:style style:name="OpenFile.B5" style:family="table-cell">
      <style:table-cell-properties fo:padding="0.097cm" fo:border-left="0.05pt solid #808080" fo:border-right="none" fo:border-top="none" fo:border-bottom="0.05pt solid #808080"/>
    </style:style>
    <style:style style:name="OpenFile.C5" style:family="table-cell">
      <style:table-cell-properties fo:padding="0.097cm" fo:border-left="0.05pt solid #808080" fo:border-right="none" fo:border-top="none" fo:border-bottom="0.05pt solid #808080"/>
    </style:style>
    <style:style style:name="OpenFile.D5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6" style:family="table-cell">
      <style:table-cell-properties fo:padding="0.097cm" fo:border-left="0.05pt solid #808080" fo:border-right="none" fo:border-top="none" fo:border-bottom="0.05pt solid #808080"/>
    </style:style>
    <style:style style:name="OpenFile.B6" style:family="table-cell">
      <style:table-cell-properties fo:padding="0.097cm" fo:border-left="0.05pt solid #808080" fo:border-right="none" fo:border-top="none" fo:border-bottom="0.05pt solid #808080"/>
    </style:style>
    <style:style style:name="OpenFile.C6" style:family="table-cell">
      <style:table-cell-properties fo:padding="0.097cm" fo:border-left="0.05pt solid #808080" fo:border-right="none" fo:border-top="none" fo:border-bottom="0.05pt solid #808080"/>
    </style:style>
    <style:style style:name="OpenFile.D6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7" style:family="table-cell">
      <style:table-cell-properties fo:padding="0.097cm" fo:border-left="0.05pt solid #808080" fo:border-right="none" fo:border-top="none" fo:border-bottom="0.05pt solid #808080"/>
    </style:style>
    <style:style style:name="OpenFile.B7" style:family="table-cell">
      <style:table-cell-properties fo:padding="0.097cm" fo:border-left="0.05pt solid #808080" fo:border-right="none" fo:border-top="none" fo:border-bottom="0.05pt solid #808080"/>
    </style:style>
    <style:style style:name="OpenFile.C7" style:family="table-cell">
      <style:table-cell-properties fo:padding="0.097cm" fo:border-left="0.05pt solid #808080" fo:border-right="none" fo:border-top="none" fo:border-bottom="0.05pt solid #808080"/>
    </style:style>
    <style:style style:name="OpenFile.D7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8" style:family="table-cell">
      <style:table-cell-properties fo:padding="0.097cm" fo:border-left="0.05pt solid #808080" fo:border-right="none" fo:border-top="none" fo:border-bottom="0.05pt solid #808080"/>
    </style:style>
    <style:style style:name="OpenFile.B8" style:family="table-cell">
      <style:table-cell-properties fo:padding="0.097cm" fo:border-left="0.05pt solid #808080" fo:border-right="none" fo:border-top="none" fo:border-bottom="0.05pt solid #808080"/>
    </style:style>
    <style:style style:name="OpenFile.C8" style:family="table-cell">
      <style:table-cell-properties fo:padding="0.097cm" fo:border-left="0.05pt solid #808080" fo:border-right="none" fo:border-top="none" fo:border-bottom="0.05pt solid #808080"/>
    </style:style>
    <style:style style:name="OpenFile.D8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9" style:family="table-cell">
      <style:table-cell-properties fo:padding="0.097cm" fo:border-left="0.05pt solid #808080" fo:border-right="none" fo:border-top="none" fo:border-bottom="0.05pt solid #808080"/>
    </style:style>
    <style:style style:name="OpenFile.B9" style:family="table-cell">
      <style:table-cell-properties fo:padding="0.097cm" fo:border-left="0.05pt solid #808080" fo:border-right="none" fo:border-top="none" fo:border-bottom="0.05pt solid #808080"/>
    </style:style>
    <style:style style:name="OpenFile.C9" style:family="table-cell">
      <style:table-cell-properties fo:padding="0.097cm" fo:border-left="0.05pt solid #808080" fo:border-right="none" fo:border-top="none" fo:border-bottom="0.05pt solid #808080"/>
    </style:style>
    <style:style style:name="OpenFile.D9" style:family="table-cell">
      <style:table-cell-properties fo:padding="0.097cm" fo:border-left="0.05pt solid #808080" fo:border-right="0.05pt solid #808080" fo:border-top="none" fo:border-bottom="0.05pt solid #808080"/>
    </style:style>
    <style:style style:name="OpenFile.A10" style:family="table-cell">
      <style:table-cell-properties fo:padding="0.097cm" fo:border-left="0.05pt solid #808080" fo:border-right="none" fo:border-top="none" fo:border-bottom="0.05pt solid #808080"/>
    </style:style>
    <style:style style:name="OpenFile.B10" style:family="table-cell">
      <style:table-cell-properties fo:padding="0.097cm" fo:border-left="0.05pt solid #808080" fo:border-right="none" fo:border-top="none" fo:border-bottom="0.05pt solid #808080"/>
    </style:style>
    <style:style style:name="OpenFile.C10" style:family="table-cell">
      <style:table-cell-properties fo:padding="0.097cm" fo:border-left="0.05pt solid #808080" fo:border-right="none" fo:border-top="none" fo:border-bottom="0.05pt solid #808080"/>
    </style:style>
    <style:style style:name="OpenFile.D10" style:family="table-cell">
      <style:table-cell-properties fo:padding="0.097cm" fo:border-left="0.05pt solid #808080" fo:border-right="0.05pt solid #808080" fo:border-top="none" fo:border-bottom="0.05pt solid #808080"/>
    </style:style>
    <style:style style:name="Table3" style:family="table">
      <style:table-properties style:width="24.185cm" table:align="margins"/>
    </style:style>
    <style:style style:name="Table3.A" style:family="table-column">
      <style:table-column-properties style:column-width="6.045cm" style:rel-column-width="16382*"/>
    </style:style>
    <style:style style:name="Table3.B" style:family="table-column">
      <style:table-column-properties style:column-width="6.047cm" style:rel-column-width="16385*"/>
    </style:style>
    <style:style style:name="Table3.C" style:family="table-column">
      <style:table-column-properties style:column-width="6.047cm" style:rel-column-width="16384*"/>
    </style:style>
    <style:style style:name="Table3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3.D1" style:family="table-cell">
      <style:table-cell-properties fo:background-color="#e6e6e6" fo:padding="0.097cm" fo:border="0.05pt solid #808080">
        <style:background-image/>
      </style:table-cell-properties>
    </style:style>
    <style:style style:name="Table3.A2" style:family="table-cell">
      <style:table-cell-properties fo:padding="0.097cm" fo:border-left="0.05pt solid #808080" fo:border-right="none" fo:border-top="none" fo:border-bottom="0.05pt solid #808080"/>
    </style:style>
    <style:style style:name="Table3.B2" style:family="table-cell">
      <style:table-cell-properties fo:padding="0.097cm" fo:border-left="0.05pt solid #808080" fo:border-right="none" fo:border-top="none" fo:border-bottom="0.05pt solid #808080"/>
    </style:style>
    <style:style style:name="Table3.C2" style:family="table-cell">
      <style:table-cell-properties fo:padding="0.097cm" fo:border-left="0.05pt solid #808080" fo:border-right="none" fo:border-top="none" fo:border-bottom="0.05pt solid #808080"/>
    </style:style>
    <style:style style:name="Table3.D2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3" style:family="table-cell">
      <style:table-cell-properties fo:padding="0.097cm" fo:border-left="0.05pt solid #808080" fo:border-right="none" fo:border-top="none" fo:border-bottom="0.05pt solid #808080"/>
    </style:style>
    <style:style style:name="Table3.B3" style:family="table-cell">
      <style:table-cell-properties fo:padding="0.097cm" fo:border-left="0.05pt solid #808080" fo:border-right="none" fo:border-top="none" fo:border-bottom="0.05pt solid #808080"/>
    </style:style>
    <style:style style:name="Table3.C3" style:family="table-cell">
      <style:table-cell-properties fo:padding="0.097cm" fo:border-left="0.05pt solid #808080" fo:border-right="none" fo:border-top="none" fo:border-bottom="0.05pt solid #808080"/>
    </style:style>
    <style:style style:name="Table3.D3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4" style:family="table-cell">
      <style:table-cell-properties fo:padding="0.097cm" fo:border-left="0.05pt solid #808080" fo:border-right="none" fo:border-top="none" fo:border-bottom="0.05pt solid #808080"/>
    </style:style>
    <style:style style:name="Table3.B4" style:family="table-cell">
      <style:table-cell-properties fo:padding="0.097cm" fo:border-left="0.05pt solid #808080" fo:border-right="none" fo:border-top="none" fo:border-bottom="0.05pt solid #808080"/>
    </style:style>
    <style:style style:name="Table3.C4" style:family="table-cell">
      <style:table-cell-properties fo:padding="0.097cm" fo:border-left="0.05pt solid #808080" fo:border-right="none" fo:border-top="none" fo:border-bottom="0.05pt solid #808080"/>
    </style:style>
    <style:style style:name="Table3.D4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5" style:family="table-cell">
      <style:table-cell-properties fo:padding="0.097cm" fo:border-left="0.05pt solid #808080" fo:border-right="none" fo:border-top="none" fo:border-bottom="0.05pt solid #808080"/>
    </style:style>
    <style:style style:name="Table3.B5" style:family="table-cell">
      <style:table-cell-properties fo:padding="0.097cm" fo:border-left="0.05pt solid #808080" fo:border-right="none" fo:border-top="none" fo:border-bottom="0.05pt solid #808080"/>
    </style:style>
    <style:style style:name="Table3.C5" style:family="table-cell">
      <style:table-cell-properties fo:padding="0.097cm" fo:border-left="0.05pt solid #808080" fo:border-right="none" fo:border-top="none" fo:border-bottom="0.05pt solid #808080"/>
    </style:style>
    <style:style style:name="Table3.D5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6" style:family="table-cell">
      <style:table-cell-properties fo:padding="0.097cm" fo:border-left="0.05pt solid #808080" fo:border-right="none" fo:border-top="none" fo:border-bottom="0.05pt solid #808080"/>
    </style:style>
    <style:style style:name="Table3.B6" style:family="table-cell">
      <style:table-cell-properties fo:padding="0.097cm" fo:border-left="0.05pt solid #808080" fo:border-right="none" fo:border-top="none" fo:border-bottom="0.05pt solid #808080"/>
    </style:style>
    <style:style style:name="Table3.C6" style:family="table-cell">
      <style:table-cell-properties fo:padding="0.097cm" fo:border-left="0.05pt solid #808080" fo:border-right="none" fo:border-top="none" fo:border-bottom="0.05pt solid #808080"/>
    </style:style>
    <style:style style:name="Table3.D6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7" style:family="table-cell">
      <style:table-cell-properties fo:padding="0.097cm" fo:border-left="0.05pt solid #808080" fo:border-right="none" fo:border-top="none" fo:border-bottom="0.05pt solid #808080"/>
    </style:style>
    <style:style style:name="Table3.B7" style:family="table-cell">
      <style:table-cell-properties fo:padding="0.097cm" fo:border-left="0.05pt solid #808080" fo:border-right="none" fo:border-top="none" fo:border-bottom="0.05pt solid #808080"/>
    </style:style>
    <style:style style:name="Table3.C7" style:family="table-cell">
      <style:table-cell-properties fo:padding="0.097cm" fo:border-left="0.05pt solid #808080" fo:border-right="none" fo:border-top="none" fo:border-bottom="0.05pt solid #808080"/>
    </style:style>
    <style:style style:name="Table3.D7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8" style:family="table-cell">
      <style:table-cell-properties fo:padding="0.097cm" fo:border-left="0.05pt solid #808080" fo:border-right="none" fo:border-top="none" fo:border-bottom="0.05pt solid #808080"/>
    </style:style>
    <style:style style:name="Table3.B8" style:family="table-cell">
      <style:table-cell-properties fo:padding="0.097cm" fo:border-left="0.05pt solid #808080" fo:border-right="none" fo:border-top="none" fo:border-bottom="0.05pt solid #808080"/>
    </style:style>
    <style:style style:name="Table3.C8" style:family="table-cell">
      <style:table-cell-properties fo:padding="0.097cm" fo:border-left="0.05pt solid #808080" fo:border-right="none" fo:border-top="none" fo:border-bottom="0.05pt solid #808080"/>
    </style:style>
    <style:style style:name="Table3.D8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9" style:family="table-cell">
      <style:table-cell-properties fo:padding="0.097cm" fo:border-left="0.05pt solid #808080" fo:border-right="none" fo:border-top="none" fo:border-bottom="0.05pt solid #808080"/>
    </style:style>
    <style:style style:name="Table3.B9" style:family="table-cell">
      <style:table-cell-properties fo:padding="0.097cm" fo:border-left="0.05pt solid #808080" fo:border-right="none" fo:border-top="none" fo:border-bottom="0.05pt solid #808080"/>
    </style:style>
    <style:style style:name="Table3.C9" style:family="table-cell">
      <style:table-cell-properties fo:padding="0.097cm" fo:border-left="0.05pt solid #808080" fo:border-right="none" fo:border-top="none" fo:border-bottom="0.05pt solid #808080"/>
    </style:style>
    <style:style style:name="Table3.D9" style:family="table-cell">
      <style:table-cell-properties fo:padding="0.097cm" fo:border-left="0.05pt solid #808080" fo:border-right="0.05pt solid #808080" fo:border-top="none" fo:border-bottom="0.05pt solid #808080"/>
    </style:style>
    <style:style style:name="Table3.A10" style:family="table-cell">
      <style:table-cell-properties fo:padding="0.097cm" fo:border-left="0.05pt solid #808080" fo:border-right="none" fo:border-top="none" fo:border-bottom="0.05pt solid #808080"/>
    </style:style>
    <style:style style:name="Table3.B10" style:family="table-cell">
      <style:table-cell-properties fo:padding="0.097cm" fo:border-left="0.05pt solid #808080" fo:border-right="none" fo:border-top="none" fo:border-bottom="0.05pt solid #808080"/>
    </style:style>
    <style:style style:name="Table3.C10" style:family="table-cell">
      <style:table-cell-properties fo:padding="0.097cm" fo:border-left="0.05pt solid #808080" fo:border-right="none" fo:border-top="none" fo:border-bottom="0.05pt solid #808080"/>
    </style:style>
    <style:style style:name="Table3.D10" style:family="table-cell">
      <style:table-cell-properties fo:padding="0.097cm" fo:border-left="0.05pt solid #808080" fo:border-right="0.05pt solid #808080" fo:border-top="none" fo:border-bottom="0.05pt solid #808080"/>
    </style:style>
    <style:style style:name="Table4" style:family="table">
      <style:table-properties style:width="24.185cm" table:align="margins"/>
    </style:style>
    <style:style style:name="Table4.A" style:family="table-column">
      <style:table-column-properties style:column-width="6.045cm" style:rel-column-width="16382*"/>
    </style:style>
    <style:style style:name="Table4.B" style:family="table-column">
      <style:table-column-properties style:column-width="6.047cm" style:rel-column-width="16385*"/>
    </style:style>
    <style:style style:name="Table4.C" style:family="table-column">
      <style:table-column-properties style:column-width="6.047cm" style:rel-column-width="16384*"/>
    </style:style>
    <style:style style:name="Table4.A1" style:family="table-cell">
      <style:table-cell-properties fo:background-color="#e6e6e6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4.D1" style:family="table-cell">
      <style:table-cell-properties fo:background-color="#e6e6e6" fo:padding="0.097cm" fo:border="0.05pt solid #808080">
        <style:background-image/>
      </style:table-cell-properties>
    </style:style>
    <style:style style:name="Table4.A2" style:family="table-cell">
      <style:table-cell-properties fo:padding="0.097cm" fo:border-left="0.05pt solid #808080" fo:border-right="none" fo:border-top="none" fo:border-bottom="0.05pt solid #808080"/>
    </style:style>
    <style:style style:name="Table4.B2" style:family="table-cell">
      <style:table-cell-properties fo:padding="0.097cm" fo:border-left="0.05pt solid #808080" fo:border-right="none" fo:border-top="none" fo:border-bottom="0.05pt solid #808080"/>
    </style:style>
    <style:style style:name="Table4.C2" style:family="table-cell">
      <style:table-cell-properties fo:padding="0.097cm" fo:border-left="0.05pt solid #808080" fo:border-right="none" fo:border-top="none" fo:border-bottom="0.05pt solid #808080"/>
    </style:style>
    <style:style style:name="Table4.D2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3" style:family="table-cell">
      <style:table-cell-properties fo:padding="0.097cm" fo:border-left="0.05pt solid #808080" fo:border-right="none" fo:border-top="none" fo:border-bottom="0.05pt solid #808080"/>
    </style:style>
    <style:style style:name="Table4.B3" style:family="table-cell">
      <style:table-cell-properties fo:padding="0.097cm" fo:border-left="0.05pt solid #808080" fo:border-right="none" fo:border-top="none" fo:border-bottom="0.05pt solid #808080"/>
    </style:style>
    <style:style style:name="Table4.C3" style:family="table-cell">
      <style:table-cell-properties fo:padding="0.097cm" fo:border-left="0.05pt solid #808080" fo:border-right="none" fo:border-top="none" fo:border-bottom="0.05pt solid #808080"/>
    </style:style>
    <style:style style:name="Table4.D3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4" style:family="table-cell">
      <style:table-cell-properties fo:padding="0.097cm" fo:border-left="0.05pt solid #808080" fo:border-right="none" fo:border-top="none" fo:border-bottom="0.05pt solid #808080"/>
    </style:style>
    <style:style style:name="Table4.B4" style:family="table-cell">
      <style:table-cell-properties fo:padding="0.097cm" fo:border-left="0.05pt solid #808080" fo:border-right="none" fo:border-top="none" fo:border-bottom="0.05pt solid #808080"/>
    </style:style>
    <style:style style:name="Table4.C4" style:family="table-cell">
      <style:table-cell-properties fo:padding="0.097cm" fo:border-left="0.05pt solid #808080" fo:border-right="none" fo:border-top="none" fo:border-bottom="0.05pt solid #808080"/>
    </style:style>
    <style:style style:name="Table4.D4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5" style:family="table-cell">
      <style:table-cell-properties fo:padding="0.097cm" fo:border-left="0.05pt solid #808080" fo:border-right="none" fo:border-top="none" fo:border-bottom="0.05pt solid #808080"/>
    </style:style>
    <style:style style:name="Table4.B5" style:family="table-cell">
      <style:table-cell-properties fo:padding="0.097cm" fo:border-left="0.05pt solid #808080" fo:border-right="none" fo:border-top="none" fo:border-bottom="0.05pt solid #808080"/>
    </style:style>
    <style:style style:name="Table4.C5" style:family="table-cell">
      <style:table-cell-properties fo:padding="0.097cm" fo:border-left="0.05pt solid #808080" fo:border-right="none" fo:border-top="none" fo:border-bottom="0.05pt solid #808080"/>
    </style:style>
    <style:style style:name="Table4.D5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6" style:family="table-cell">
      <style:table-cell-properties fo:padding="0.097cm" fo:border-left="0.05pt solid #808080" fo:border-right="none" fo:border-top="none" fo:border-bottom="0.05pt solid #808080"/>
    </style:style>
    <style:style style:name="Table4.B6" style:family="table-cell">
      <style:table-cell-properties fo:padding="0.097cm" fo:border-left="0.05pt solid #808080" fo:border-right="none" fo:border-top="none" fo:border-bottom="0.05pt solid #808080"/>
    </style:style>
    <style:style style:name="Table4.C6" style:family="table-cell">
      <style:table-cell-properties fo:padding="0.097cm" fo:border-left="0.05pt solid #808080" fo:border-right="none" fo:border-top="none" fo:border-bottom="0.05pt solid #808080"/>
    </style:style>
    <style:style style:name="Table4.D6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7" style:family="table-cell">
      <style:table-cell-properties fo:padding="0.097cm" fo:border-left="0.05pt solid #808080" fo:border-right="none" fo:border-top="none" fo:border-bottom="0.05pt solid #808080"/>
    </style:style>
    <style:style style:name="Table4.B7" style:family="table-cell">
      <style:table-cell-properties fo:padding="0.097cm" fo:border-left="0.05pt solid #808080" fo:border-right="none" fo:border-top="none" fo:border-bottom="0.05pt solid #808080"/>
    </style:style>
    <style:style style:name="Table4.C7" style:family="table-cell">
      <style:table-cell-properties fo:padding="0.097cm" fo:border-left="0.05pt solid #808080" fo:border-right="none" fo:border-top="none" fo:border-bottom="0.05pt solid #808080"/>
    </style:style>
    <style:style style:name="Table4.D7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8" style:family="table-cell">
      <style:table-cell-properties fo:padding="0.097cm" fo:border-left="0.05pt solid #808080" fo:border-right="none" fo:border-top="none" fo:border-bottom="0.05pt solid #808080"/>
    </style:style>
    <style:style style:name="Table4.B8" style:family="table-cell">
      <style:table-cell-properties fo:padding="0.097cm" fo:border-left="0.05pt solid #808080" fo:border-right="none" fo:border-top="none" fo:border-bottom="0.05pt solid #808080"/>
    </style:style>
    <style:style style:name="Table4.C8" style:family="table-cell">
      <style:table-cell-properties fo:padding="0.097cm" fo:border-left="0.05pt solid #808080" fo:border-right="none" fo:border-top="none" fo:border-bottom="0.05pt solid #808080"/>
    </style:style>
    <style:style style:name="Table4.D8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9" style:family="table-cell">
      <style:table-cell-properties fo:padding="0.097cm" fo:border-left="0.05pt solid #808080" fo:border-right="none" fo:border-top="none" fo:border-bottom="0.05pt solid #808080"/>
    </style:style>
    <style:style style:name="Table4.B9" style:family="table-cell">
      <style:table-cell-properties fo:padding="0.097cm" fo:border-left="0.05pt solid #808080" fo:border-right="none" fo:border-top="none" fo:border-bottom="0.05pt solid #808080"/>
    </style:style>
    <style:style style:name="Table4.C9" style:family="table-cell">
      <style:table-cell-properties fo:padding="0.097cm" fo:border-left="0.05pt solid #808080" fo:border-right="none" fo:border-top="none" fo:border-bottom="0.05pt solid #808080"/>
    </style:style>
    <style:style style:name="Table4.D9" style:family="table-cell">
      <style:table-cell-properties fo:padding="0.097cm" fo:border-left="0.05pt solid #808080" fo:border-right="0.05pt solid #808080" fo:border-top="none" fo:border-bottom="0.05pt solid #808080"/>
    </style:style>
    <style:style style:name="Table4.A10" style:family="table-cell">
      <style:table-cell-properties fo:padding="0.097cm" fo:border-left="0.05pt solid #808080" fo:border-right="none" fo:border-top="none" fo:border-bottom="0.05pt solid #808080"/>
    </style:style>
    <style:style style:name="Table4.B10" style:family="table-cell">
      <style:table-cell-properties fo:padding="0.097cm" fo:border-left="0.05pt solid #808080" fo:border-right="none" fo:border-top="none" fo:border-bottom="0.05pt solid #808080"/>
    </style:style>
    <style:style style:name="Table4.C10" style:family="table-cell">
      <style:table-cell-properties fo:padding="0.097cm" fo:border-left="0.05pt solid #808080" fo:border-right="none" fo:border-top="none" fo:border-bottom="0.05pt solid #808080"/>
    </style:style>
    <style:style style:name="Table4.D10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jil_5f_header_5f_left">
      <style:text-properties style:language-asian="zh" style:country-asian="CN"/>
    </style:style>
    <style:style style:name="P2" style:family="paragraph" style:parent-style-name="Table_20_Contents">
      <style:text-properties officeooo:paragraph-rsid="0017cdb5"/>
    </style:style>
    <style:style style:name="P3" style:family="paragraph" style:parent-style-name="Table_20_Contents">
      <style:text-properties officeooo:paragraph-rsid="001ff54a"/>
    </style:style>
    <style:style style:name="P4" style:family="paragraph" style:parent-style-name="Table_20_Contents">
      <style:text-properties officeooo:paragraph-rsid="0028f5ec"/>
    </style:style>
    <style:style style:name="P5" style:family="paragraph" style:parent-style-name="Table_20_Contents">
      <style:text-properties officeooo:rsid="0028f5ec" officeooo:paragraph-rsid="0028f5ec"/>
    </style:style>
    <style:style style:name="P6" style:family="paragraph" style:parent-style-name="Table_20_Contents">
      <style:text-properties officeooo:rsid="001ff54a" officeooo:paragraph-rsid="001ff54a"/>
    </style:style>
    <style:style style:name="P7" style:family="paragraph" style:parent-style-name="Table_20_Contents">
      <style:text-properties officeooo:rsid="00735d7e" officeooo:paragraph-rsid="00735d7e"/>
    </style:style>
    <style:style style:name="P8" style:family="paragraph" style:parent-style-name="Table_20_Contents">
      <style:text-properties officeooo:paragraph-rsid="007a6813"/>
    </style:style>
    <style:style style:name="P9" style:family="paragraph" style:parent-style-name="Table_20_Contents">
      <style:text-properties officeooo:rsid="007b8892" officeooo:paragraph-rsid="007b8892"/>
    </style:style>
    <style:style style:name="P10" style:family="paragraph" style:parent-style-name="Table_20_Contents">
      <style:text-properties officeooo:rsid="007b8892" officeooo:paragraph-rsid="007c6c3c"/>
    </style:style>
    <style:style style:name="P11" style:family="paragraph" style:parent-style-name="Table_20_Contents">
      <style:text-properties officeooo:rsid="007c6c3c" officeooo:paragraph-rsid="007c6c3c"/>
    </style:style>
    <style:style style:name="P12" style:family="paragraph" style:parent-style-name="Table_20_Contents">
      <style:text-properties officeooo:rsid="007c6c3c" officeooo:paragraph-rsid="00808b6d"/>
    </style:style>
    <style:style style:name="P13" style:family="paragraph" style:parent-style-name="Table_20_Contents">
      <style:text-properties officeooo:rsid="00761595" officeooo:paragraph-rsid="007a6813"/>
    </style:style>
    <style:style style:name="P14" style:family="paragraph" style:parent-style-name="Table_20_Contents">
      <style:text-properties officeooo:rsid="0074165b" officeooo:paragraph-rsid="007a6813"/>
    </style:style>
    <style:style style:name="P15" style:family="paragraph" style:parent-style-name="Table_20_Contents">
      <style:text-properties officeooo:rsid="0074165b" officeooo:paragraph-rsid="0074165b"/>
    </style:style>
    <style:style style:name="P16" style:family="paragraph" style:parent-style-name="Table_20_Contents">
      <style:text-properties officeooo:rsid="007d10f4" officeooo:paragraph-rsid="007d10f4"/>
    </style:style>
    <style:style style:name="P17" style:family="paragraph" style:parent-style-name="Table_20_Contents">
      <style:text-properties officeooo:rsid="007d10f4" officeooo:paragraph-rsid="007d6296"/>
    </style:style>
    <style:style style:name="P18" style:family="paragraph" style:parent-style-name="Table_20_Contents">
      <style:text-properties officeooo:rsid="007d6296" officeooo:paragraph-rsid="007d6296"/>
    </style:style>
    <style:style style:name="P19" style:family="paragraph" style:parent-style-name="Table_20_Contents">
      <style:paragraph-properties fo:text-align="justify" style:justify-single-word="false"/>
      <style:text-properties style:font-name="Book Antiqua" fo:font-size="11pt" style:font-name-asian="宋体1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Book Antiqua" fo:font-size="11pt" officeooo:paragraph-rsid="00b84770" style:font-name-asian="宋体1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Book Antiqua" fo:font-size="11pt" officeooo:paragraph-rsid="00bf5dc5" style:font-name-asian="宋体1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Book Antiqua" fo:font-size="11pt" officeooo:rsid="0087aa3a" officeooo:paragraph-rsid="0087aa3a" style:font-name-asian="宋体1" style:font-size-asian="10.5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Book Antiqua" fo:font-size="11pt" officeooo:rsid="0087aa3a" officeooo:paragraph-rsid="00b84770" style:font-name-asian="宋体1" style:font-size-asian="10.5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Book Antiqua" fo:font-size="11pt" officeooo:rsid="0087aa3a" officeooo:paragraph-rsid="00bf5dc5" style:font-name-asian="宋体1" style:font-size-asian="10.5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Book Antiqua" fo:font-size="11pt" officeooo:rsid="008973a5" officeooo:paragraph-rsid="008973a5" style:font-name-asian="宋体1" style:font-size-asian="10.5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font-name="Book Antiqua" fo:font-size="11pt" officeooo:rsid="008973a5" officeooo:paragraph-rsid="00b84770" style:font-name-asian="宋体1" style:font-size-asian="10.5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Book Antiqua" fo:font-size="11pt" officeooo:rsid="008973a5" officeooo:paragraph-rsid="00bf5dc5" style:font-name-asian="宋体1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Book Antiqua" fo:font-size="11pt" officeooo:rsid="008a0ac3" officeooo:paragraph-rsid="008a0ac3" style:font-name-asian="宋体1" style:font-size-asian="10.5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Book Antiqua" fo:font-size="11pt" officeooo:rsid="008a0ac3" officeooo:paragraph-rsid="00b84770" style:font-name-asian="宋体1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Book Antiqua" fo:font-size="11pt" officeooo:rsid="008a0ac3" officeooo:paragraph-rsid="00bf5dc5" style:font-name-asian="宋体1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font-name="Book Antiqua" fo:font-size="11pt" officeooo:rsid="00909e67" officeooo:paragraph-rsid="0087aa3a" style:font-name-asian="宋体1" style:font-size-asian="10.5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font-name="Book Antiqua" fo:font-size="11pt" officeooo:rsid="00909e67" officeooo:paragraph-rsid="00909e67" style:font-name-asian="宋体1" style:font-size-asian="10.5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font-name="Book Antiqua" fo:font-size="11pt" officeooo:rsid="00952632" officeooo:paragraph-rsid="00952632" style:font-name-asian="宋体1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font-name="Book Antiqua" fo:font-size="11pt" officeooo:rsid="00952632" officeooo:paragraph-rsid="00b84770" style:font-name-asian="宋体1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font-name="Book Antiqua" fo:font-size="11pt" officeooo:rsid="00952632" officeooo:paragraph-rsid="00bf5dc5" style:font-name-asian="宋体1" style:font-size-asian="10.5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font-name="Book Antiqua" fo:font-size="11pt" officeooo:rsid="009813f9" officeooo:paragraph-rsid="00b84770" style:font-name-asian="宋体1" style:font-size-asian="10.5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font-name="Book Antiqua" fo:font-size="11pt" officeooo:rsid="009813f9" officeooo:paragraph-rsid="00bf5dc5" style:font-name-asian="宋体1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Book Antiqua" fo:font-size="11pt" officeooo:rsid="00b84770" officeooo:paragraph-rsid="00b84770" style:font-name-asian="宋体1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Book Antiqua" fo:font-size="11pt" officeooo:rsid="00b84770" officeooo:paragraph-rsid="00bf5dc5" style:font-name-asian="宋体1" style:font-size-asian="10.5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Book Antiqua" fo:font-size="11pt" officeooo:rsid="00b9d490" officeooo:paragraph-rsid="00b9d490" style:font-name-asian="宋体1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Book Antiqua" fo:font-size="11pt" officeooo:rsid="00b9d490" officeooo:paragraph-rsid="00bf5dc5" style:font-name-asian="宋体1" style:font-size-asian="10.5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Book Antiqua" fo:font-size="11pt" officeooo:rsid="00bb6bce" officeooo:paragraph-rsid="00bb6bce" style:font-name-asian="宋体1" style:font-size-asian="10.5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Book Antiqua" fo:font-size="11pt" officeooo:rsid="00bb6bce" officeooo:paragraph-rsid="00bf5dc5" style:font-name-asian="宋体1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Book Antiqua" fo:font-size="11pt" officeooo:rsid="00bd6571" officeooo:paragraph-rsid="00b84770" style:font-name-asian="宋体1" style:font-size-asian="10.5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Book Antiqua" fo:font-size="11pt" officeooo:rsid="00bd6571" officeooo:paragraph-rsid="00bd6571" style:font-name-asian="宋体1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Book Antiqua" fo:font-size="11pt" officeooo:rsid="00bd6571" officeooo:paragraph-rsid="00bf5dc5" style:font-name-asian="宋体1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Book Antiqua" fo:font-size="11pt" officeooo:rsid="00bf5dc5" officeooo:paragraph-rsid="00c443e9" style:font-name-asian="宋体1" style:font-size-asian="10.5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Book Antiqua" fo:font-size="11pt" officeooo:rsid="00c25b41" officeooo:paragraph-rsid="00c25b41" style:font-name-asian="宋体1" style:font-size-asian="10.5pt" style:font-size-complex="12pt"/>
    </style:style>
    <style:style style:name="P49" style:family="paragraph" style:parent-style-name="Table_20_Contents">
      <style:text-properties officeooo:rsid="0099d999" officeooo:paragraph-rsid="0099d999"/>
    </style:style>
    <style:style style:name="P50" style:family="paragraph" style:parent-style-name="Table_20_Contents">
      <style:text-properties officeooo:rsid="009ac5f2" officeooo:paragraph-rsid="009ac5f2"/>
    </style:style>
    <style:style style:name="P51" style:family="paragraph" style:parent-style-name="Table_20_Contents">
      <style:text-properties officeooo:rsid="009cfef3" officeooo:paragraph-rsid="009cfef3"/>
    </style:style>
    <style:style style:name="P52" style:family="paragraph" style:parent-style-name="Table_20_Contents">
      <style:text-properties officeooo:paragraph-rsid="00a3753d"/>
    </style:style>
    <style:style style:name="P53" style:family="paragraph" style:parent-style-name="Table_20_Contents">
      <style:text-properties officeooo:rsid="00afd27a" officeooo:paragraph-rsid="00afd27a"/>
    </style:style>
    <style:style style:name="P54" style:family="paragraph" style:parent-style-name="Table_20_Contents">
      <style:text-properties officeooo:rsid="00b14215" officeooo:paragraph-rsid="00b14215"/>
    </style:style>
    <style:style style:name="P55" style:family="paragraph" style:parent-style-name="Table_20_Contents">
      <style:text-properties officeooo:rsid="00b14215" officeooo:paragraph-rsid="00bc403c"/>
    </style:style>
    <style:style style:name="P56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17626" officeooo:paragraph-rsid="00917626" style:font-name-asian="宋体1" style:font-size-asian="10.5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17626" officeooo:paragraph-rsid="00b84770" style:font-name-asian="宋体1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17626" officeooo:paragraph-rsid="00bf5dc5" style:font-name-asian="宋体1" style:font-size-asian="10.5pt" style:font-size-complex="12pt"/>
    </style:style>
    <style:style style:name="P59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52632" officeooo:paragraph-rsid="00952632" style:font-name-asian="宋体1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52632" officeooo:paragraph-rsid="00b84770" style:font-name-asian="宋体1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952632" officeooo:paragraph-rsid="00bf5dc5" style:font-name-asian="宋体1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b4565a" officeooo:paragraph-rsid="00952632" style:font-name-asian="宋体1" style:font-size-asian="10.5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text-line-through-style="solid" style:text-line-through-type="single" style:font-name="Book Antiqua" fo:font-size="11pt" officeooo:rsid="00b4565a" officeooo:paragraph-rsid="00b3229c" style:font-name-asian="宋体1" style:font-size-asian="10.5pt" style:font-size-complex="12pt"/>
    </style:style>
    <style:style style:name="P64" style:family="paragraph" style:parent-style-name="Table_20_Contents">
      <style:text-properties officeooo:rsid="002dc056" officeooo:paragraph-rsid="0071e596"/>
    </style:style>
    <style:style style:name="P65" style:family="paragraph" style:parent-style-name="Table_20_Contents">
      <style:text-properties officeooo:rsid="00664134" officeooo:paragraph-rsid="00664134"/>
    </style:style>
    <style:style style:name="P66" style:family="paragraph" style:parent-style-name="Table_20_Contents">
      <style:text-properties officeooo:rsid="00664134" officeooo:paragraph-rsid="006ec711"/>
    </style:style>
    <style:style style:name="P67" style:family="paragraph" style:parent-style-name="Table_20_Contents">
      <style:text-properties officeooo:rsid="00664134" officeooo:paragraph-rsid="007a6813"/>
    </style:style>
    <style:style style:name="P68" style:family="paragraph" style:parent-style-name="Table_20_Contents">
      <style:text-properties officeooo:rsid="00664134" officeooo:paragraph-rsid="007c6c3c"/>
    </style:style>
    <style:style style:name="P69" style:family="paragraph" style:parent-style-name="Table_20_Contents">
      <style:text-properties officeooo:rsid="00664134" officeooo:paragraph-rsid="009cfef3"/>
    </style:style>
    <style:style style:name="P70" style:family="paragraph" style:parent-style-name="Table_20_Contents">
      <style:text-properties officeooo:rsid="00bc403c" officeooo:paragraph-rsid="00a3753d"/>
    </style:style>
    <style:style style:name="P71" style:family="paragraph" style:parent-style-name="Table_20_Contents">
      <style:text-properties officeooo:rsid="00bc403c" officeooo:paragraph-rsid="00bc403c"/>
    </style:style>
    <style:style style:name="P72" style:family="paragraph" style:parent-style-name="jil_5f_table_5f_body">
      <style:text-properties officeooo:rsid="0017cdb5"/>
    </style:style>
    <style:style style:name="P73" style:family="paragraph" style:parent-style-name="jil_5f_table_5f_body">
      <style:text-properties officeooo:rsid="0017cdb5" officeooo:paragraph-rsid="00a47a24"/>
    </style:style>
    <style:style style:name="P74" style:family="paragraph" style:parent-style-name="jil_5f_table_5f_body">
      <style:text-properties officeooo:rsid="0018591b"/>
    </style:style>
    <style:style style:name="P75" style:family="paragraph" style:parent-style-name="jil_5f_table_5f_body">
      <style:text-properties officeooo:rsid="001bf916"/>
    </style:style>
    <style:style style:name="P76" style:family="paragraph" style:parent-style-name="jil_5f_table_5f_body">
      <style:text-properties officeooo:rsid="001bf916" officeooo:paragraph-rsid="00a3753d"/>
    </style:style>
    <style:style style:name="P77" style:family="paragraph" style:parent-style-name="jil_5f_table_5f_body">
      <style:text-properties officeooo:rsid="003411e3" officeooo:paragraph-rsid="003411e3"/>
    </style:style>
    <style:style style:name="P78" style:family="paragraph" style:parent-style-name="jil_5f_table_5f_body">
      <style:text-properties officeooo:rsid="003411e3" officeooo:paragraph-rsid="00a3753d"/>
    </style:style>
    <style:style style:name="P79" style:family="paragraph" style:parent-style-name="jil_5f_table_5f_body">
      <style:text-properties officeooo:rsid="0034f65b" officeooo:paragraph-rsid="003a6e92"/>
    </style:style>
    <style:style style:name="P80" style:family="paragraph" style:parent-style-name="jil_5f_table_5f_body">
      <style:text-properties officeooo:rsid="0034f65b" officeooo:paragraph-rsid="0034f65b"/>
    </style:style>
    <style:style style:name="P81" style:family="paragraph" style:parent-style-name="jil_5f_table_5f_body">
      <style:text-properties officeooo:paragraph-rsid="003a7b92"/>
    </style:style>
    <style:style style:name="P82" style:family="paragraph" style:parent-style-name="jil_5f_table_5f_body">
      <style:text-properties officeooo:rsid="003dd9ce" officeooo:paragraph-rsid="003dd9ce"/>
    </style:style>
    <style:style style:name="P83" style:family="paragraph" style:parent-style-name="jil_5f_table_5f_body">
      <style:text-properties officeooo:paragraph-rsid="00615426"/>
    </style:style>
    <style:style style:name="P84" style:family="paragraph" style:parent-style-name="jil_5f_table_5f_body">
      <style:text-properties officeooo:paragraph-rsid="0063d057"/>
    </style:style>
    <style:style style:name="P85" style:family="paragraph" style:parent-style-name="jil_5f_table_5f_body">
      <style:text-properties officeooo:rsid="0063d057" officeooo:paragraph-rsid="0063d057"/>
    </style:style>
    <style:style style:name="P86" style:family="paragraph" style:parent-style-name="jil_5f_table_5f_body">
      <style:text-properties officeooo:paragraph-rsid="00a3753d"/>
    </style:style>
    <style:style style:name="P87" style:family="paragraph" style:parent-style-name="jil_5f_table_5f_body">
      <style:text-properties officeooo:rsid="00a3fc14" officeooo:paragraph-rsid="00a3fc14"/>
    </style:style>
    <style:style style:name="P88" style:family="paragraph" style:parent-style-name="jil_5f_table_5f_body">
      <style:text-properties officeooo:rsid="006394f2" officeooo:paragraph-rsid="00a3753d"/>
    </style:style>
    <style:style style:name="P89" style:family="paragraph" style:parent-style-name="jil_5f_table_5f_body">
      <style:text-properties officeooo:rsid="00aac23b" officeooo:paragraph-rsid="00aac23b"/>
    </style:style>
    <style:style style:name="P90" style:family="paragraph" style:parent-style-name="jil_5f_table_5f_body">
      <style:text-properties officeooo:rsid="003a7b92" officeooo:paragraph-rsid="00a76b8c"/>
    </style:style>
    <style:style style:name="P91" style:family="paragraph" style:parent-style-name="jil_5f_table_5f_body">
      <style:text-properties officeooo:rsid="00adb4df" officeooo:paragraph-rsid="00adb4df"/>
    </style:style>
    <style:style style:name="P92" style:family="paragraph" style:parent-style-name="jil_5f_table_5f_body">
      <style:text-properties officeooo:rsid="00af277a" officeooo:paragraph-rsid="00af277a"/>
    </style:style>
    <style:style style:name="P93" style:family="paragraph" style:parent-style-name="jil_5f_table_5f_body">
      <style:text-properties style:text-line-through-style="solid" style:text-line-through-type="single" officeooo:rsid="00b2164e" officeooo:paragraph-rsid="00b2164e" style:font-size-asian="10.5pt"/>
    </style:style>
    <style:style style:name="P94" style:family="paragraph" style:parent-style-name="jil_5f_table_5f_body">
      <style:text-properties officeooo:rsid="00a47a24" officeooo:paragraph-rsid="00a47a24"/>
    </style:style>
    <style:style style:name="P95" style:family="paragraph" style:parent-style-name="jil_5f_table_5f_body">
      <style:text-properties officeooo:rsid="00375d83" officeooo:paragraph-rsid="003a6e92"/>
    </style:style>
    <style:style style:name="P96" style:family="paragraph" style:parent-style-name="jil_5f_table_5f_body">
      <style:text-properties officeooo:rsid="002dfcd8"/>
    </style:style>
    <style:style style:name="P97" style:family="paragraph" style:parent-style-name="Text_20_body">
      <style:text-properties officeooo:rsid="0017cdb5" officeooo:paragraph-rsid="0017cdb5"/>
    </style:style>
    <style:style style:name="P98" style:family="paragraph" style:parent-style-name="Text_20_body">
      <style:text-properties officeooo:rsid="0017cdb5" officeooo:paragraph-rsid="00a3753d"/>
    </style:style>
    <style:style style:name="P99" style:family="paragraph" style:parent-style-name="jil_5f_body">
      <style:text-properties officeooo:paragraph-rsid="003eb2f3"/>
    </style:style>
    <style:style style:name="P100" style:family="paragraph" style:parent-style-name="jil_5f_body">
      <style:text-properties officeooo:rsid="004bb0be" officeooo:paragraph-rsid="004bb0be"/>
    </style:style>
    <style:style style:name="P101" style:family="paragraph" style:parent-style-name="jil_5f_body">
      <style:text-properties officeooo:rsid="0077081b" officeooo:paragraph-rsid="0077081b"/>
    </style:style>
    <style:style style:name="P102" style:family="paragraph" style:parent-style-name="jil_5f_body">
      <style:text-properties officeooo:rsid="00477859" officeooo:paragraph-rsid="00477859"/>
    </style:style>
    <style:style style:name="P103" style:family="paragraph" style:parent-style-name="jil_5f_body">
      <style:text-properties officeooo:rsid="007a6813" officeooo:paragraph-rsid="007a6813"/>
    </style:style>
    <style:style style:name="P104" style:family="paragraph" style:parent-style-name="jil_5f_body">
      <style:text-properties officeooo:rsid="004cf2de" officeooo:paragraph-rsid="004cf2de"/>
    </style:style>
    <style:style style:name="P105" style:family="paragraph" style:parent-style-name="jil_5f_body">
      <style:text-properties officeooo:rsid="0083d9ae"/>
    </style:style>
    <style:style style:name="P106" style:family="paragraph" style:parent-style-name="jil_5f_body">
      <style:text-properties officeooo:rsid="0083d9ae" officeooo:paragraph-rsid="00b84770"/>
    </style:style>
    <style:style style:name="P107" style:family="paragraph" style:parent-style-name="jil_5f_body">
      <style:text-properties officeooo:rsid="003fe1d3"/>
    </style:style>
    <style:style style:name="P108" style:family="paragraph" style:parent-style-name="jil_5f_body">
      <style:text-properties officeooo:rsid="00b84770" officeooo:paragraph-rsid="00bf5dc5"/>
    </style:style>
    <style:style style:name="P109" style:family="paragraph" style:parent-style-name="jil_5f_title">
      <style:text-properties officeooo:rsid="00162e5a"/>
    </style:style>
    <style:style style:name="P110" style:family="paragraph" style:parent-style-name="jil_5f_title_5f_3">
      <style:text-properties officeooo:paragraph-rsid="003eb2f3"/>
    </style:style>
    <style:style style:name="P111" style:family="paragraph" style:parent-style-name="jil_5f_title_5f_3">
      <style:text-properties officeooo:paragraph-rsid="004bb0be"/>
    </style:style>
    <style:style style:name="P112" style:family="paragraph" style:parent-style-name="jil_5f_title_5f_3">
      <style:text-properties officeooo:paragraph-rsid="0054af8c"/>
    </style:style>
    <style:style style:name="P113" style:family="paragraph" style:parent-style-name="jil_5f_title_5f_3">
      <style:text-properties officeooo:rsid="007a6813" officeooo:paragraph-rsid="007a6813"/>
    </style:style>
    <style:style style:name="P114" style:family="paragraph" style:parent-style-name="jil_5f_title_5f_3">
      <style:text-properties officeooo:rsid="008a0ac3"/>
    </style:style>
    <style:style style:name="P115" style:family="paragraph" style:parent-style-name="jil_5f_title_5f_3">
      <style:text-properties officeooo:rsid="008a0ac3" officeooo:paragraph-rsid="00b84770"/>
    </style:style>
    <style:style style:name="P116" style:family="paragraph" style:parent-style-name="jil_5f_title_5f_3">
      <style:text-properties officeooo:rsid="008bdb03"/>
    </style:style>
    <style:style style:name="P117" style:family="paragraph" style:parent-style-name="jil_5f_title_5f_3">
      <style:text-properties officeooo:rsid="008bdb03" officeooo:paragraph-rsid="00b84770"/>
    </style:style>
    <style:style style:name="P118" style:family="paragraph" style:parent-style-name="jil_5f_title_5f_3">
      <style:text-properties officeooo:paragraph-rsid="00a3753d"/>
    </style:style>
    <style:style style:name="P119" style:family="paragraph" style:parent-style-name="Standard">
      <style:paragraph-properties fo:text-align="start" style:justify-single-word="false"/>
      <style:text-properties officeooo:rsid="003fc82b" officeooo:paragraph-rsid="00579ad2"/>
    </style:style>
    <style:style style:name="P120" style:family="paragraph" style:parent-style-name="Standard">
      <style:paragraph-properties fo:text-align="start" style:justify-single-word="false"/>
      <style:text-properties officeooo:rsid="003fc82b" officeooo:paragraph-rsid="0061be15"/>
    </style:style>
    <style:style style:name="P121" style:family="paragraph" style:parent-style-name="Standard">
      <style:paragraph-properties fo:text-align="start" style:justify-single-word="false"/>
      <style:text-properties officeooo:rsid="003fc82b" officeooo:paragraph-rsid="00a3753d"/>
    </style:style>
    <style:style style:name="P122" style:family="paragraph" style:parent-style-name="Standard">
      <style:paragraph-properties fo:text-align="start" style:justify-single-word="false"/>
      <style:text-properties officeooo:rsid="00590fbd" officeooo:paragraph-rsid="00590fbd"/>
    </style:style>
    <style:style style:name="P123" style:family="paragraph" style:parent-style-name="Standard">
      <style:paragraph-properties fo:text-align="start" style:justify-single-word="false"/>
      <style:text-properties officeooo:rsid="00637176" officeooo:paragraph-rsid="00637176"/>
    </style:style>
    <style:style style:name="P124" style:family="paragraph" style:parent-style-name="Standard">
      <style:text-properties officeooo:paragraph-rsid="007a6813"/>
    </style:style>
    <style:style style:name="P125" style:family="paragraph" style:parent-style-name="Standard">
      <style:text-properties officeooo:rsid="007d9be8" officeooo:paragraph-rsid="007d9be8"/>
    </style:style>
    <style:style style:name="P126" style:family="paragraph" style:parent-style-name="Standard">
      <style:text-properties officeooo:paragraph-rsid="00a3753d"/>
    </style:style>
    <style:style style:name="P127" style:family="paragraph" style:parent-style-name="Standard">
      <style:text-properties officeooo:rsid="00adb4df" officeooo:paragraph-rsid="00adb4df"/>
    </style:style>
    <style:style style:name="P128" style:family="paragraph" style:parent-style-name="Standard">
      <style:paragraph-properties fo:text-align="start" style:justify-single-word="false"/>
      <style:text-properties officeooo:rsid="00af277a" officeooo:paragraph-rsid="00af277a"/>
    </style:style>
    <style:style style:name="P129" style:family="paragraph" style:parent-style-name="Standard">
      <style:text-properties style:text-line-through-style="solid" style:text-line-through-type="single" officeooo:rsid="00b18fa5" officeooo:paragraph-rsid="00b18fa5" style:font-size-asian="10.5pt"/>
    </style:style>
    <style:style style:name="P130" style:family="paragraph" style:parent-style-name="jil_5f_title_5f_2">
      <style:text-properties officeooo:rsid="003eb2f3"/>
    </style:style>
    <style:style style:name="P131" style:family="paragraph" style:parent-style-name="jil_5f_title_5f_2">
      <style:text-properties officeooo:rsid="004c545d"/>
    </style:style>
    <style:style style:name="P132" style:family="paragraph" style:parent-style-name="jil_5f_title_5f_2">
      <style:text-properties officeooo:rsid="0083d9ae"/>
    </style:style>
    <style:style style:name="P133" style:family="paragraph" style:parent-style-name="jil_5f_title_5f_2">
      <style:text-properties officeooo:rsid="00b84770" officeooo:paragraph-rsid="00b84770"/>
    </style:style>
    <style:style style:name="P134" style:family="paragraph" style:parent-style-name="jil_5f_title_5f_2">
      <style:text-properties officeooo:rsid="00bf5dc5" officeooo:paragraph-rsid="00bf5dc5"/>
    </style:style>
    <style:style style:name="P135" style:family="paragraph" style:parent-style-name="jil_5f_table_5f_body_5f_bold">
      <style:text-properties officeooo:rsid="008fc913" officeooo:paragraph-rsid="008fc913"/>
    </style:style>
    <style:style style:name="P136" style:family="paragraph" style:parent-style-name="jil_5f_table_5f_body_5f_bold">
      <style:text-properties officeooo:rsid="008fc913" officeooo:paragraph-rsid="00b84770"/>
    </style:style>
    <style:style style:name="P137" style:family="paragraph" style:parent-style-name="jil_5f_table_5f_body_5f_bold">
      <style:text-properties officeooo:rsid="0087aa3a"/>
    </style:style>
    <style:style style:name="P138" style:family="paragraph" style:parent-style-name="jil_5f_table_5f_body_5f_bold">
      <style:text-properties officeooo:rsid="0087aa3a" officeooo:paragraph-rsid="00b84770"/>
    </style:style>
    <style:style style:name="P139" style:family="paragraph" style:parent-style-name="jil_5f_table_5f_body_5f_bold">
      <style:text-properties officeooo:rsid="00952632" officeooo:paragraph-rsid="00952632"/>
    </style:style>
    <style:style style:name="P140" style:family="paragraph" style:parent-style-name="jil_5f_table_5f_body_5f_bold">
      <style:text-properties officeooo:rsid="00952632" officeooo:paragraph-rsid="00b84770"/>
    </style:style>
    <style:style style:name="P141" style:family="paragraph" style:parent-style-name="jil_5f_table_5f_body_5f_bold">
      <style:text-properties officeooo:rsid="0096e1e1" officeooo:paragraph-rsid="00952632"/>
    </style:style>
    <style:style style:name="P142" style:family="paragraph" style:parent-style-name="jil_5f_table_5f_body_5f_bold">
      <style:text-properties officeooo:rsid="0096e1e1" officeooo:paragraph-rsid="00b84770"/>
    </style:style>
    <style:style style:name="P143" style:family="paragraph" style:parent-style-name="jil_5f_table_5f_body_5f_bold">
      <style:text-properties officeooo:rsid="0096e1e1" officeooo:paragraph-rsid="00bf5dc5"/>
    </style:style>
    <style:style style:name="P144" style:family="paragraph" style:parent-style-name="jil_5f_table_5f_body_5f_bold">
      <style:text-properties officeooo:rsid="009ac5f2" officeooo:paragraph-rsid="009ac5f2"/>
    </style:style>
    <style:style style:name="P145" style:family="paragraph" style:parent-style-name="jil_5f_table_5f_body_5f_bold">
      <style:text-properties officeooo:rsid="0018faeb"/>
    </style:style>
    <style:style style:name="P146" style:family="paragraph" style:parent-style-name="jil_5f_table_5f_body_5f_bold">
      <style:text-properties officeooo:rsid="00c0620c" officeooo:paragraph-rsid="00c0620c"/>
    </style:style>
    <style:style style:name="P147" style:family="paragraph" style:parent-style-name="jil_5f_table_5f_body_5f_bold">
      <style:text-properties officeooo:rsid="00c25b41" officeooo:paragraph-rsid="00c25b41"/>
    </style:style>
    <style:style style:name="P148" style:family="paragraph" style:parent-style-name="jil_5f_table_5f_body_5f_bold">
      <style:text-properties officeooo:rsid="00c443e9" officeooo:paragraph-rsid="00c443e9"/>
    </style:style>
    <style:style style:name="P149" style:family="paragraph" style:parent-style-name="jil_5f_table_5f_body">
      <style:paragraph-properties fo:line-height="125%" text:number-lines="false" text:line-number="0"/>
      <style:text-properties style:font-name="Book Antiqua1" fo:font-size="11pt" officeooo:rsid="00b5c55b" officeooo:paragraph-rsid="00b5c55b" style:font-name-asian="宋体1" style:font-size-asian="10.5pt" style:language-asian="zh" style:country-asian="CN" style:font-size-complex="12pt"/>
    </style:style>
    <style:style style:name="P150" style:family="paragraph" style:parent-style-name="jil_5f_table_5f_body_5f_code">
      <style:text-properties style:text-line-through-style="solid" style:text-line-through-type="single"/>
    </style:style>
    <style:style style:name="P151" style:family="paragraph" style:parent-style-name="jil_5f_title_5f_2">
      <style:paragraph-properties fo:break-before="page"/>
      <style:text-properties officeooo:rsid="00bf5dc5" officeooo:paragraph-rsid="00bf5dc5"/>
    </style:style>
    <style:style style:name="P152" style:family="paragraph" style:parent-style-name="jil_5f_body">
      <style:text-properties officeooo:rsid="0083d9ae" officeooo:paragraph-rsid="00bf5dc5"/>
    </style:style>
    <style:style style:name="P153" style:family="paragraph" style:parent-style-name="jil_5f_body">
      <style:text-properties officeooo:rsid="003c7072" officeooo:paragraph-rsid="00c47564"/>
    </style:style>
    <style:style style:name="P154" style:family="paragraph" style:parent-style-name="jil_5f_body">
      <style:text-properties officeooo:rsid="001f2c4d" officeooo:paragraph-rsid="00c47564"/>
    </style:style>
    <style:style style:name="P155" style:family="paragraph" style:parent-style-name="jil_5f_body">
      <style:text-properties officeooo:rsid="001f2c4d" officeooo:paragraph-rsid="00c47564" fo:background-color="transparent"/>
    </style:style>
    <style:style style:name="P156" style:family="paragraph" style:parent-style-name="jil_5f_body">
      <style:text-properties officeooo:rsid="002459a4" officeooo:paragraph-rsid="00c47564"/>
    </style:style>
    <style:style style:name="P157" style:family="paragraph" style:parent-style-name="jil_5f_body" style:list-style-name="Numbering_20_1">
      <style:text-properties officeooo:paragraph-rsid="00c47564"/>
    </style:style>
    <style:style style:name="P158" style:family="paragraph" style:parent-style-name="jil_5f_body">
      <style:text-properties officeooo:rsid="0024c52f" officeooo:paragraph-rsid="00c47564"/>
    </style:style>
    <style:style style:name="P159" style:family="paragraph" style:parent-style-name="jil_5f_body">
      <style:text-properties officeooo:rsid="002df262" officeooo:paragraph-rsid="00c47564"/>
    </style:style>
    <style:style style:name="P160" style:family="paragraph" style:parent-style-name="jil_5f_body">
      <style:text-properties officeooo:rsid="003104c4" officeooo:paragraph-rsid="00c47564"/>
    </style:style>
    <style:style style:name="P161" style:family="paragraph" style:parent-style-name="jil_5f_body">
      <style:text-properties officeooo:rsid="00324b08" officeooo:paragraph-rsid="00c47564"/>
    </style:style>
    <style:style style:name="P162" style:family="paragraph" style:parent-style-name="jil_5f_body">
      <style:text-properties officeooo:rsid="0034ad64" officeooo:paragraph-rsid="00c47564"/>
    </style:style>
    <style:style style:name="P163" style:family="paragraph" style:parent-style-name="jil_5f_body">
      <style:text-properties officeooo:rsid="0036e623" officeooo:paragraph-rsid="00c47564"/>
    </style:style>
    <style:style style:name="P164" style:family="paragraph" style:parent-style-name="jil_5f_body">
      <style:text-properties officeooo:rsid="00371b11" officeooo:paragraph-rsid="00c47564"/>
    </style:style>
    <style:style style:name="P165" style:family="paragraph" style:parent-style-name="jil_5f_body">
      <style:text-properties officeooo:paragraph-rsid="00c47564"/>
    </style:style>
    <style:style style:name="P166" style:family="paragraph" style:parent-style-name="jil_5f_title">
      <style:text-properties officeooo:paragraph-rsid="00c47564"/>
    </style:style>
    <style:style style:name="P167" style:family="paragraph" style:parent-style-name="jil_5f_table_5f_body">
      <style:text-properties officeooo:paragraph-rsid="00c47564"/>
    </style:style>
    <style:style style:name="P168" style:family="paragraph" style:parent-style-name="jil_5f_body_5f_list_5f__2a_">
      <style:text-properties officeooo:rsid="008a0ac3" officeooo:paragraph-rsid="008a0ac3"/>
    </style:style>
    <style:style style:name="P169" style:family="paragraph" style:parent-style-name="jil_5f_body_5f_list_5f__2a_">
      <style:text-properties officeooo:rsid="008a0ac3" officeooo:paragraph-rsid="00b84770"/>
    </style:style>
    <style:style style:name="P170" style:family="paragraph" style:parent-style-name="jil_5f_body_5f_list_5f__2a_">
      <style:text-properties officeooo:rsid="00b84770" officeooo:paragraph-rsid="00b84770"/>
    </style:style>
    <style:style style:name="P171" style:family="paragraph" style:parent-style-name="jil_5f_title_5f_3">
      <style:text-properties officeooo:rsid="001f2c4d" officeooo:paragraph-rsid="00c47564"/>
    </style:style>
    <style:style style:name="P172" style:family="paragraph" style:parent-style-name="jil_5f_title_5f_3">
      <style:text-properties officeooo:rsid="002459a4" officeooo:paragraph-rsid="00c47564"/>
    </style:style>
    <style:style style:name="P173" style:family="paragraph" style:parent-style-name="jil_5f_title_5f_3">
      <style:text-properties officeooo:rsid="0024c52f" officeooo:paragraph-rsid="00c47564"/>
    </style:style>
    <style:style style:name="P174" style:family="paragraph" style:parent-style-name="jil_5f_title_5f_3">
      <style:text-properties officeooo:rsid="002b144e" officeooo:paragraph-rsid="00c47564"/>
    </style:style>
    <style:style style:name="P175" style:family="paragraph" style:parent-style-name="jil_5f_title_5f_3">
      <style:text-properties officeooo:rsid="002df262" officeooo:paragraph-rsid="00c47564"/>
    </style:style>
    <style:style style:name="P176" style:family="paragraph" style:parent-style-name="jil_5f_title_5f_3">
      <style:text-properties officeooo:rsid="002f4ec7" officeooo:paragraph-rsid="00c47564"/>
    </style:style>
    <style:style style:name="P177" style:family="paragraph" style:parent-style-name="jil_5f_title_5f_3">
      <style:text-properties officeooo:rsid="00339844" officeooo:paragraph-rsid="00c47564"/>
    </style:style>
    <style:style style:name="P178" style:family="paragraph" style:parent-style-name="jil_5f_title_5f_3">
      <style:text-properties officeooo:rsid="0036e623" officeooo:paragraph-rsid="00c47564"/>
    </style:style>
    <style:style style:name="P179" style:family="paragraph" style:parent-style-name="jil_5f_title_5f_3">
      <style:text-properties officeooo:rsid="003b9290" officeooo:paragraph-rsid="00c47564"/>
    </style:style>
    <style:style style:name="P180" style:family="paragraph" style:parent-style-name="jil_5f_title_5f_3">
      <style:text-properties officeooo:paragraph-rsid="00c47564"/>
    </style:style>
    <style:style style:name="P181" style:family="paragraph" style:parent-style-name="jil_5f_body_5f_code">
      <style:text-properties officeooo:rsid="002459a4" officeooo:paragraph-rsid="00c47564"/>
    </style:style>
    <style:style style:name="P182" style:family="paragraph" style:parent-style-name="jil_5f_body_5f_code">
      <style:text-properties officeooo:rsid="0036e623" officeooo:paragraph-rsid="00c47564"/>
    </style:style>
    <style:style style:name="P183" style:family="paragraph" style:parent-style-name="jil_5f_body_5f_code">
      <style:text-properties officeooo:rsid="003c7072" officeooo:paragraph-rsid="00c47564"/>
    </style:style>
    <style:style style:name="P184" style:family="paragraph" style:parent-style-name="jil_5f_body_5f_code">
      <style:text-properties officeooo:paragraph-rsid="00c47564"/>
    </style:style>
    <style:style style:name="P185" style:family="paragraph" style:parent-style-name="jil_5f_body_5f_code" style:master-page-name="">
      <style:paragraph-properties fo:margin-left="0.4cm" fo:margin-right="0cm" fo:margin-top="0cm" fo:margin-bottom="0cm" loext:contextual-spacing="false" fo:line-height="100%" fo:text-align="justify" style:justify-single-word="false" fo:hyphenation-ladder-count="no-limit" fo:text-indent="0.101cm" style:auto-text-indent="false" style:page-number="auto" fo:padding="0.049cm" fo:border-left="0.06pt solid #ff0000" fo:border-right="none" fo:border-top="none" fo:border-bottom="none" style:shadow="none" style:punctuation-wrap="simple"/>
      <style:text-properties officeooo:paragraph-rsid="00c47564" fo:hyphenate="true" fo:hyphenation-remain-char-count="2" fo:hyphenation-push-char-count="3"/>
    </style:style>
    <style:style style:name="P186" style:family="paragraph" style:parent-style-name="jil_5f_body_5f_code" style:master-page-name="">
      <style:paragraph-properties fo:margin-left="0.4cm" fo:margin-right="0cm" fo:margin-top="0cm" fo:margin-bottom="0cm" loext:contextual-spacing="false" fo:line-height="100%" fo:text-align="justify" style:justify-single-word="false" fo:hyphenation-ladder-count="no-limit" fo:text-indent="0.101cm" style:auto-text-indent="false" style:page-number="auto" fo:padding="0.049cm" fo:border-left="0.06pt solid #ff0000" fo:border-right="none" fo:border-top="none" fo:border-bottom="none" style:shadow="none" style:punctuation-wrap="simple"/>
      <style:text-properties officeooo:paragraph-rsid="00c47564" fo:hyphenate="true" fo:hyphenation-remain-char-count="2" fo:hyphenation-push-char-count="3"/>
    </style:style>
    <style:style style:name="P187" style:family="paragraph" style:parent-style-name="jil_5f_body_5f_code" style:master-page-name="">
      <style:paragraph-properties fo:margin-left="0.4cm" fo:margin-right="0cm" fo:margin-top="0cm" fo:margin-bottom="0cm" loext:contextual-spacing="false" fo:line-height="100%" fo:text-align="justify" style:justify-single-word="false" fo:hyphenation-ladder-count="no-limit" fo:text-indent="0.101cm" style:auto-text-indent="false" style:page-number="auto" fo:padding="0.049cm" fo:border-left="0.06pt solid #808080" fo:border-right="none" fo:border-top="none" fo:border-bottom="none" style:shadow="none" style:punctuation-wrap="simple"/>
      <style:text-properties officeooo:paragraph-rsid="00c47564" fo:hyphenate="true" fo:hyphenation-remain-char-count="2" fo:hyphenation-push-char-count="3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officeooo:rsid="005fcad3"/>
    </style:style>
    <style:style style:name="T3" style:family="text">
      <style:text-properties officeooo:rsid="003a7b92"/>
    </style:style>
    <style:style style:name="T4" style:family="text">
      <style:text-properties officeooo:rsid="003c4bc3"/>
    </style:style>
    <style:style style:name="T5" style:family="text">
      <style:text-properties officeooo:rsid="003eb2f3"/>
    </style:style>
    <style:style style:name="T6" style:family="text">
      <style:text-properties officeooo:rsid="004452ed"/>
    </style:style>
    <style:style style:name="T7" style:family="text">
      <style:text-properties officeooo:rsid="00528ef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a3753d"/>
    </style:style>
    <style:style style:name="T10" style:family="text">
      <style:text-properties officeooo:rsid="0056653c"/>
    </style:style>
    <style:style style:name="T11" style:family="text">
      <style:text-properties officeooo:rsid="005fcad3"/>
    </style:style>
    <style:style style:name="T12" style:family="text">
      <style:text-properties officeooo:rsid="0061be15"/>
    </style:style>
    <style:style style:name="T13" style:family="text">
      <style:text-properties officeooo:rsid="006394f2"/>
    </style:style>
    <style:style style:name="T14" style:family="text">
      <style:text-properties officeooo:rsid="0065be24"/>
    </style:style>
    <style:style style:name="T15" style:family="text">
      <style:text-properties officeooo:rsid="00664134"/>
    </style:style>
    <style:style style:name="T16" style:family="text">
      <style:text-properties officeooo:rsid="0067b475"/>
    </style:style>
    <style:style style:name="T17" style:family="text">
      <style:text-properties officeooo:rsid="0069108c"/>
    </style:style>
    <style:style style:name="T18" style:family="text">
      <style:text-properties officeooo:rsid="006ae58f"/>
    </style:style>
    <style:style style:name="T19" style:family="text">
      <style:text-properties officeooo:rsid="006c191c"/>
    </style:style>
    <style:style style:name="T20" style:family="text">
      <style:text-properties officeooo:rsid="006c1ce0"/>
    </style:style>
    <style:style style:name="T21" style:family="text">
      <style:text-properties officeooo:rsid="006c817b"/>
    </style:style>
    <style:style style:name="T22" style:family="text">
      <style:text-properties officeooo:rsid="006ec711"/>
    </style:style>
    <style:style style:name="T23" style:family="text">
      <style:text-properties officeooo:rsid="00761595"/>
    </style:style>
    <style:style style:name="T24" style:family="text">
      <style:text-properties officeooo:rsid="009cfef3"/>
    </style:style>
    <style:style style:name="T25" style:family="text">
      <style:text-properties officeooo:rsid="009ea477"/>
    </style:style>
    <style:style style:name="T26" style:family="text">
      <style:text-properties officeooo:rsid="00a3753d"/>
    </style:style>
    <style:style style:name="T27" style:family="text">
      <style:text-properties officeooo:rsid="00b4565a"/>
    </style:style>
    <style:style style:name="T28" style:family="text">
      <style:text-properties officeooo:rsid="00b84770"/>
    </style:style>
    <style:style style:name="T29" style:family="text">
      <style:text-properties officeooo:rsid="00b9d490"/>
    </style:style>
    <style:style style:name="T30" style:family="text">
      <style:text-properties officeooo:rsid="00bf5dc5"/>
    </style:style>
    <style:style style:name="T31" style:family="text">
      <style:text-properties officeooo:rsid="00c0620c"/>
    </style:style>
    <style:style style:name="T32" style:family="text">
      <style:text-properties officeooo:rsid="00c443e9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1f2c4d" fo:background-color="#ffff00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1f2c4d" fo:background-color="transparent" loext:char-shading-value="0"/>
    </style:style>
    <style:style style:name="T37" style:family="text">
      <style:text-properties officeooo:rsid="001f2c4d"/>
    </style:style>
    <style:style style:name="T38" style:family="text">
      <style:text-properties officeooo:rsid="00227209"/>
    </style:style>
    <style:style style:name="T39" style:family="text">
      <style:text-properties officeooo:rsid="0022930c"/>
    </style:style>
    <style:style style:name="T40" style:family="text">
      <style:text-properties fo:color="#ff0000" officeooo:rsid="00305777"/>
    </style:style>
    <style:style style:name="T41" style:family="text">
      <style:text-properties officeooo:rsid="002459a4"/>
    </style:style>
    <style:style style:name="T42" style:family="text">
      <style:text-properties style:font-name="DejaVu Sans Mono" fo:font-size="10pt" fo:language="en" fo:country="US" officeooo:rsid="002459a4" style:font-name-asian="宋体1" style:font-size-asian="10pt" style:language-asian="zh" style:country-asian="CN" style:font-size-complex="12pt"/>
    </style:style>
    <style:style style:name="T43" style:family="text">
      <style:text-properties style:font-name="DejaVu Sans Mono" fo:font-size="10pt" fo:language="en" fo:country="US" officeooo:rsid="003c7072" fo:background-color="#ffff00" loext:char-shading-value="0" style:font-name-asian="宋体1" style:font-size-asian="10pt" style:language-asian="zh" style:country-asian="CN" style:font-size-complex="12pt"/>
    </style:style>
    <style:style style:name="T44" style:family="text">
      <style:text-properties officeooo:rsid="00339844"/>
    </style:style>
    <style:style style:name="T45" style:family="text">
      <style:text-properties officeooo:rsid="002b144e"/>
    </style:style>
    <style:style style:name="T46" style:family="text">
      <style:text-properties officeooo:rsid="00399850"/>
    </style:style>
    <style:style style:name="T47" style:family="text">
      <style:text-properties officeooo:rsid="002f4ec7"/>
    </style:style>
    <style:style style:name="T48" style:family="text">
      <style:text-properties officeooo:rsid="00305777"/>
    </style:style>
    <style:style style:name="T49" style:family="text">
      <style:text-properties officeooo:rsid="003c70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130">Decisions</text:p>
      <text:p text:style-name="P107">The features to support or not, and the reasons behind these decisions.</text:p>
      <text:p text:style-name="P110"><text:span text:style-name="T10">[GUI] </text:span>No icon for menu <text:span text:style-name="T5">item</text:span>s</text:p>
      <text:p text:style-name="P99">Sublime Tex<text:span text:style-name="T5">t has no icon for menu items. <text:s/></text:span>I always hide the menus <text:span text:style-name="T6">(</text:span>and toolbar<text:span text:style-name="T6">) for Vim.</text:span></text:p>
      <text:p text:style-name="P110"><text:span text:style-name="T10">[GUI] </text:span>no tool bars</text:p>
      <text:p text:style-name="P102">Sublime Text has no tool bars. <text:s/>Maybe it's not a good idea and we will change.</text:p>
      <text:p text:style-name="P111"><text:span text:style-name="T10">[EDIT] </text:span>No relative line number</text:p>
      <text:p text:style-name="P100">It's very useful to Vim (j, k).</text:p>
      <text:p text:style-name="P100"/>
      <text:p text:style-name="P131">Menus</text:p>
      <text:p text:style-name="P104">Menus, menu items, and the key binding of them.</text:p>
      <text:p text:style-name="P118"><text:span text:style-name="T7">Menu – </text:span><text:span text:style-name="T9">F</text:span><text:span text:style-name="T26">il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jil_5f_table_5f_body_5f_bold">Menu Item</text:p>
          </table:table-cell>
          <table:table-cell table:style-name="Table2.A1" office:value-type="string">
            <text:p text:style-name="P145">Key Binding</text:p>
          </table:table-cell>
          <table:table-cell table:style-name="Table2.C1" office:value-type="string">
            <text:p text:style-name="jil_5f_table_5f_body_5f_bold">Comments</text:p>
          </table:table-cell>
        </table:table-row>
        <table:table-row>
          <table:table-cell table:style-name="Table2.A2" office:value-type="string">
            <text:p text:style-name="P87">New</text:p>
          </table:table-cell>
          <table:table-cell table:style-name="Table2.B2" office:value-type="string">
            <text:p text:style-name="P78">C<text:span text:style-name="T13">trl+K, Ctrl+N</text:span></text:p>
          </table:table-cell>
          <table:table-cell table:style-name="Table2.C2" office:value-type="string">
            <text:p text:style-name="P86"/>
          </table:table-cell>
        </table:table-row>
        <table:table-row>
          <table:table-cell table:style-name="Table2.A3" office:value-type="string">
            <text:p text:style-name="P94">New From Stub</text:p>
          </table:table-cell>
          <table:table-cell table:style-name="Table2.B3" office:value-type="string">
            <text:p text:style-name="P88"/>
          </table:table-cell>
          <table:table-cell table:style-name="Table2.C4" office:value-type="string">
            <text:p text:style-name="P86"/>
          </table:table-cell>
        </table:table-row>
        <table:table-row>
          <table:table-cell table:style-name="Table2.A4" office:value-type="string">
            <text:p text:style-name="P73"/>
          </table:table-cell>
          <table:table-cell table:style-name="Table2.B4" office:value-type="string">
            <text:p text:style-name="P78"/>
          </table:table-cell>
          <table:table-cell table:style-name="Table2.C4" office:value-type="string">
            <text:p text:style-name="P86"/>
          </table:table-cell>
        </table:table-row>
        <table:table-row>
          <table:table-cell table:style-name="Table2.A5" office:value-type="string">
            <text:p text:style-name="P89"><text:span text:style-name="WTC_5f_Body_5f_Delete">New Window</text:span></text:p>
          </table:table-cell>
          <table:table-cell table:style-name="Table2.B5" office:value-type="string">
            <text:p text:style-name="P89"><text:span text:style-name="WTC_5f_Body_5f_Delete">Ctrl+K, N</text:span></text:p>
          </table:table-cell>
          <table:table-cell table:style-name="Table2.C5" office:value-type="string">
            <text:p text:style-name="P90"/>
          </table:table-cell>
        </table:table-row>
        <table:table-row>
          <table:table-cell table:style-name="Table2.A6" office:value-type="string">
            <text:p text:style-name="P126"/>
          </table:table-cell>
          <table:table-cell table:style-name="Table2.B6" office:value-type="string">
            <text:p text:style-name="P76"/>
          </table:table-cell>
          <table:table-cell table:style-name="Table2.C6" office:value-type="string">
            <text:p text:style-name="P76"/>
          </table:table-cell>
        </table:table-row>
        <text:soft-page-break/>
        <table:table-row>
          <table:table-cell table:style-name="Table2.A8" office:value-type="string">
            <text:p text:style-name="P127">Open</text:p>
          </table:table-cell>
          <table:table-cell table:style-name="Table2.B8" office:value-type="string">
            <text:p text:style-name="P91">Ctrl+K, Ctrl+O</text:p>
          </table:table-cell>
          <table:table-cell table:style-name="Table2.C8" office:value-type="string">
            <text:p text:style-name="P86"/>
          </table:table-cell>
        </table:table-row>
        <table:table-row>
          <table:table-cell table:style-name="Table2.A8" office:value-type="string">
            <text:p text:style-name="P129">Open Directory</text:p>
          </table:table-cell>
          <table:table-cell table:style-name="Table2.B8" office:value-type="string">
            <text:p text:style-name="P93">Ctrl+K, O</text:p>
          </table:table-cell>
          <table:table-cell table:style-name="Table2.C8" office:value-type="string">
            <text:p text:style-name="P149">Rejected. Not very useful.</text:p>
          </table:table-cell>
        </table:table-row>
        <table:table-row>
          <table:table-cell table:style-name="Table2.A9" office:value-type="string">
            <text:p text:style-name="P86"/>
          </table:table-cell>
          <table:table-cell table:style-name="Table2.B9" office:value-type="string">
            <text:p text:style-name="P86"/>
          </table:table-cell>
          <table:table-cell table:style-name="Table2.C9" office:value-type="string">
            <text:p text:style-name="P86"/>
          </table:table-cell>
        </table:table-row>
        <table:table-row>
          <table:table-cell table:style-name="Table2.A10" office:value-type="string">
            <text:p text:style-name="P128">Close</text:p>
          </table:table-cell>
          <table:table-cell table:style-name="Table2.B10" office:value-type="string">
            <text:p text:style-name="P92">Ctrl+W</text:p>
          </table:table-cell>
          <table:table-cell table:style-name="Table2.C10" office:value-type="string">
            <text:p text:style-name="P121"/>
          </table:table-cell>
        </table:table-row>
        <table:table-row>
          <table:table-cell table:style-name="Table2.A11" office:value-type="string">
            <text:p text:style-name="P92">Close All</text:p>
          </table:table-cell>
          <table:table-cell table:style-name="Table2.B11" office:value-type="string">
            <text:p text:style-name="P86"/>
          </table:table-cell>
          <table:table-cell table:style-name="Table2.C11" office:value-type="string">
            <text:p text:style-name="P86"/>
          </table:table-cell>
        </table:table-row>
        <table:table-row>
          <table:table-cell table:style-name="Table2.A12" office:value-type="string">
            <text:p text:style-name="P86"/>
          </table:table-cell>
          <table:table-cell table:style-name="Table2.B12" office:value-type="string">
            <text:p text:style-name="P86"/>
          </table:table-cell>
          <table:table-cell table:style-name="Table2.C12" office:value-type="string">
            <text:p text:style-name="P86"/>
          </table:table-cell>
        </table:table-row>
        <table:table-row>
          <table:table-cell table:style-name="Table2.A13" office:value-type="string">
            <text:p text:style-name="P53">Save</text:p>
          </table:table-cell>
          <table:table-cell table:style-name="Table2.B13" office:value-type="string">
            <text:p text:style-name="P54">Ctrl+S</text:p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4" office:value-type="string">
            <text:p text:style-name="P53">Save As...</text:p>
          </table:table-cell>
          <table:table-cell table:style-name="Table2.B14" office:value-type="string">
            <text:p text:style-name="P52"/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5" office:value-type="string">
            <text:p text:style-name="P53">Save All</text:p>
          </table:table-cell>
          <table:table-cell table:style-name="Table2.B15" office:value-type="string">
            <text:p text:style-name="P70">Ctrl+Shift+S</text:p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6" office:value-type="string">
            <text:p text:style-name="P52"/>
          </table:table-cell>
          <table:table-cell table:style-name="Table2.B16" office:value-type="string">
            <text:p text:style-name="P52"/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7" office:value-type="string">
            <text:p text:style-name="P71">Recent Files</text:p>
          </table:table-cell>
          <table:table-cell table:style-name="Table2.B17" office:value-type="string">
            <text:p text:style-name="P52"/>
          </table:table-cell>
          <table:table-cell table:style-name="Table2.C19" office:value-type="string">
            <text:p text:style-name="P71">Show 10 recent files in the sub menu.</text:p>
          </table:table-cell>
        </table:table-row>
        <table:table-row>
          <table:table-cell table:style-name="Table2.A18" office:value-type="string">
            <text:p text:style-name="P52"/>
          </table:table-cell>
          <table:table-cell table:style-name="Table2.B18" office:value-type="string">
            <text:p text:style-name="P52"/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19" office:value-type="string">
            <text:p text:style-name="P55">Exit</text:p>
          </table:table-cell>
          <table:table-cell table:style-name="Table2.B19" office:value-type="string">
            <text:p text:style-name="P52"/>
          </table:table-cell>
          <table:table-cell table:style-name="Table2.C19" office:value-type="string">
            <text:p text:style-name="P52"/>
          </table:table-cell>
        </table:table-row>
        <table:table-row>
          <table:table-cell table:style-name="Table2.A20" office:value-type="string">
            <text:p text:style-name="P52"/>
          </table:table-cell>
          <table:table-cell table:style-name="Table2.B20" office:value-type="string">
            <text:p text:style-name="P52"/>
          </table:table-cell>
          <table:table-cell table:style-name="Table2.C20" office:value-type="string">
            <text:p text:style-name="P52"/>
          </table:table-cell>
        </table:table-row>
      </table:table>
      <text:p text:style-name="P98"/>
      <text:p text:style-name="P112"><text:span text:style-name="T7">Menu – </text:span><text:span text:style-name="T8">E</text:span>dit</text:p>
      <table:table table:name="EditMenu" table:style-name="EditMenu">
        <table:table-column table:style-name="EditMenu.A"/>
        <table:table-column table:style-name="EditMenu.B"/>
        <table:table-column table:style-name="EditMenu.C"/>
        <table:table-column table:style-name="EditMenu.D"/>
        <table:table-column table:style-name="EditMenu.E"/>
        <table:table-row>
          <table:table-cell table:style-name="EditMenu.A1" office:value-type="string">
            <text:p text:style-name="jil_5f_table_5f_body_5f_bold">Menu Item</text:p>
          </table:table-cell>
          <table:table-cell table:style-name="EditMenu.A1" office:value-type="string">
            <text:p text:style-name="jil_5f_table_5f_body_5f_bold">Sub Menu Item</text:p>
          </table:table-cell>
          <table:table-cell table:style-name="EditMenu.A1" office:value-type="string">
            <text:p text:style-name="P145">Key Binding</text:p>
          </table:table-cell>
          <table:table-cell table:style-name="EditMenu.A1" office:value-type="string">
            <text:p text:style-name="jil_5f_table_5f_body_5f_bold">Comments</text:p>
          </table:table-cell>
          <table:table-cell table:style-name="EditMenu.E1" office:value-type="string">
            <text:p text:style-name="jil_5f_table_5f_body_5f_bold">Other Editors</text:p>
          </table:table-cell>
        </table:table-row>
        <table:table-row>
          <table:table-cell table:style-name="EditMenu.A18" office:value-type="string">
            <text:p text:style-name="P72">Undo</text:p>
          </table:table-cell>
          <table:table-cell table:style-name="EditMenu.B2" office:value-type="string">
            <text:p text:style-name="jil_5f_table_5f_body"/>
          </table:table-cell>
          <table:table-cell table:style-name="EditMenu.C2" office:value-type="string">
            <text:p text:style-name="P77">C<text:span text:style-name="T13">trl+</text:span>Z</text:p>
          </table:table-cell>
          <table:table-cell table:style-name="EditMenu.D2" office:value-type="string">
            <text:p text:style-name="jil_5f_table_5f_body"/>
          </table:table-cell>
          <table:table-cell table:style-name="EditMenu.E2" office:value-type="string">
            <text:p text:style-name="jil_5f_table_5f_body"/>
          </table:table-cell>
        </table:table-row>
        <table:table-row>
          <table:table-cell table:style-name="EditMenu.A18" office:value-type="string">
            <text:p text:style-name="P72">Redo</text:p>
          </table:table-cell>
          <table:table-cell table:style-name="EditMenu.B3" office:value-type="string">
            <text:p text:style-name="jil_5f_table_5f_body"/>
          </table:table-cell>
          <table:table-cell table:style-name="EditMenu.C3" office:value-type="string">
            <text:p text:style-name="P77">C<text:span text:style-name="T13">trl+</text:span>Y</text:p>
          </table:table-cell>
          <table:table-cell table:style-name="EditMenu.D3" office:value-type="string">
            <text:p text:style-name="jil_5f_table_5f_body"/>
          </table:table-cell>
          <table:table-cell table:style-name="EditMenu.E3" office:value-type="string">
            <text:p text:style-name="jil_5f_table_5f_body"/>
          </table:table-cell>
        </table:table-row>
        <table:table-row>
          <table:table-cell table:style-name="EditMenu.A18" office:value-type="string">
            <text:p text:style-name="P77"><text:span text:style-name="WTC_5f_Body_5f_Delete">Do Again</text:span></text:p>
          </table:table-cell>
          <table:table-cell table:style-name="EditMenu.B4" office:value-type="string">
            <text:p text:style-name="jil_5f_table_5f_body"><text:span text:style-name="WTC_5f_Body_5f_Delete"/></text:p>
          </table:table-cell>
          <table:table-cell table:style-name="EditMenu.C4" office:value-type="string">
            <text:p text:style-name="P85"><text:span text:style-name="WTC_5f_Body_5f_Delete">Ctrl+.</text:span></text:p>
            <text:p text:style-name="P84"><text:span text:style-name="WTC_5f_Body_5f_Delete"><text:span text:style-name="T14">TODO: Reuse</text:span></text:span></text:p>
            <text:p text:style-name="P85"><text:soft-page-break/><text:span text:style-name="WTC_5f_Body_5f_Delete">Ctrl+Y?</text:span></text:p>
          </table:table-cell>
          <table:table-cell table:style-name="EditMenu.D4" office:value-type="string">
            <text:p text:style-name="P79"><text:span text:style-name="WTC_5f_Body_5f_Delete">Undo stack不为空且Redo stack为空时，可以Do Again。</text:span></text:p>
            <text:p text:style-name="P95"><text:soft-page-break/><text:span text:style-name="WTC_5f_Body_5f_Delete">例外：Delete Selected不可以do again。</text:span></text:p>
            <text:p text:style-name="P81"><text:span text:style-name="WTC_5f_Body_5f_Delete"><text:span text:style-name="T3">TODO: Rename to “Repeat”??? (See LibreOffice)</text:span></text:span></text:p>
          </table:table-cell>
          <table:table-cell table:style-name="EditMenu.E4" office:value-type="string">
            <text:p text:style-name="P80"><text:span text:style-name="WTC_5f_Body_5f_Delete">类似于Vim里的点号命令。</text:span></text:p>
          </table:table-cell>
        </table:table-row>
        <table:table-row>
          <table:table-cell table:style-name="EditMenu.A18" table:number-rows-spanned="4" office:value-type="string">
            <text:p text:style-name="P72">Line</text:p>
          </table:table-cell>
          <table:table-cell table:style-name="EditMenu.B5" office:value-type="string">
            <text:p text:style-name="P72">Join <text:span text:style-name="T4">L</text:span>ines</text:p>
          </table:table-cell>
          <table:table-cell table:style-name="EditMenu.C5" office:value-type="string">
            <text:p text:style-name="P72">C-J / C-L J</text:p>
          </table:table-cell>
          <table:table-cell table:style-name="EditMenu.D5" office:value-type="string">
            <text:p text:style-name="jil_5f_table_5f_body"/>
          </table:table-cell>
          <table:table-cell table:style-name="EditMenu.E5" office:value-type="string">
            <text:p text:style-name="jil_5f_table_5f_body"/>
          </table:table-cell>
        </table:table-row>
        <table:table-row>
          <table:covered-table-cell/>
          <table:table-cell table:style-name="EditMenu.B6" office:value-type="string">
            <text:p text:style-name="P72">Join <text:span text:style-name="T4">L</text:span>ines <text:span text:style-name="T4">W</text:span>ithout <text:span text:style-name="T4">C</text:span>hanging <text:span text:style-name="T4">S</text:span>paces</text:p>
          </table:table-cell>
          <table:table-cell table:style-name="EditMenu.C6" office:value-type="string">
            <text:p text:style-name="P96">C-S-J / C-L S-J</text:p>
          </table:table-cell>
          <table:table-cell table:style-name="EditMenu.D6" office:value-type="string">
            <text:p text:style-name="jil_5f_table_5f_body"/>
          </table:table-cell>
          <table:table-cell table:style-name="EditMenu.E6" office:value-type="string">
            <text:p text:style-name="jil_5f_table_5f_body"/>
          </table:table-cell>
        </table:table-row>
        <table:table-row>
          <table:covered-table-cell/>
          <table:table-cell table:style-name="EditMenu.B7" office:value-type="string">
            <text:p text:style-name="P82">Delete Line</text:p>
          </table:table-cell>
          <table:table-cell table:style-name="EditMenu.C7" office:value-type="string">
            <text:p text:style-name="P82">C-S-K</text:p>
          </table:table-cell>
          <table:table-cell table:style-name="EditMenu.D7" office:value-type="string">
            <text:p text:style-name="jil_5f_table_5f_body"/>
          </table:table-cell>
          <table:table-cell table:style-name="EditMenu.E7" office:value-type="string">
            <text:p text:style-name="jil_5f_table_5f_body"/>
          </table:table-cell>
        </table:table-row>
        <table:table-row>
          <table:covered-table-cell/>
          <table:table-cell table:style-name="EditMenu.B8" office:value-type="string">
            <text:p text:style-name="P75"/>
          </table:table-cell>
          <table:table-cell table:style-name="EditMenu.C8" office:value-type="string">
            <text:p text:style-name="P75"/>
          </table:table-cell>
          <table:table-cell table:style-name="EditMenu.D8" office:value-type="string">
            <text:p text:style-name="P75"/>
          </table:table-cell>
          <table:table-cell table:style-name="EditMenu.E8" office:value-type="string">
            <text:p text:style-name="jil_5f_table_5f_body"/>
          </table:table-cell>
        </table:table-row>
        <table:table-row>
          <table:table-cell table:style-name="EditMenu.A18" table:number-rows-spanned="6" office:value-type="string">
            <text:p text:style-name="P75">Space</text:p>
          </table:table-cell>
          <table:table-cell table:style-name="EditMenu.B9" office:value-type="string">
            <text:p text:style-name="P75">Trim <text:span text:style-name="T15">T</text:span>railing <text:span text:style-name="T15">S</text:span>pace</text:p>
          </table:table-cell>
          <table:table-cell table:style-name="EditMenu.C9" office:value-type="string">
            <text:p text:style-name="jil_5f_table_5f_body"/>
          </table:table-cell>
          <table:table-cell table:style-name="EditMenu.D9" office:value-type="string">
            <text:p text:style-name="jil_5f_table_5f_body"/>
          </table:table-cell>
          <table:table-cell table:style-name="EditMenu.E9" office:value-type="string">
            <text:p text:style-name="jil_5f_table_5f_body"/>
          </table:table-cell>
        </table:table-row>
        <table:table-row>
          <table:covered-table-cell/>
          <table:table-cell table:style-name="EditMenu.B10" office:value-type="string">
            <text:p text:style-name="P75">Trim <text:span text:style-name="T15">L</text:span>eading <text:span text:style-name="T15">S</text:span>pace</text:p>
          </table:table-cell>
          <table:table-cell table:style-name="EditMenu.C10" office:value-type="string">
            <text:p text:style-name="jil_5f_table_5f_body"/>
          </table:table-cell>
          <table:table-cell table:style-name="EditMenu.D10" office:value-type="string">
            <text:p text:style-name="jil_5f_table_5f_body"/>
          </table:table-cell>
          <table:table-cell table:style-name="EditMenu.E10" office:value-type="string">
            <text:p text:style-name="jil_5f_table_5f_body"/>
          </table:table-cell>
        </table:table-row>
        <table:table-row>
          <table:covered-table-cell/>
          <table:table-cell table:style-name="EditMenu.B11" office:value-type="string">
            <text:p text:style-name="P75">Trim <text:span text:style-name="T15">L</text:span>eading and <text:span text:style-name="T15">T</text:span>railing <text:span text:style-name="T15">S</text:span>pace</text:p>
          </table:table-cell>
          <table:table-cell table:style-name="EditMenu.C11" office:value-type="string">
            <text:p text:style-name="jil_5f_table_5f_body"/>
          </table:table-cell>
          <table:table-cell table:style-name="EditMenu.D11" office:value-type="string">
            <text:p text:style-name="jil_5f_table_5f_body"/>
          </table:table-cell>
          <table:table-cell table:style-name="EditMenu.E11" office:value-type="string">
            <text:p text:style-name="jil_5f_table_5f_body"/>
          </table:table-cell>
        </table:table-row>
        <table:table-row>
          <table:covered-table-cell/>
          <table:table-cell table:style-name="EditMenu.B13" table:number-rows-spanned="2" office:value-type="string">
            <text:p text:style-name="P74">Remove <text:span text:style-name="T16">B</text:span>lank <text:span text:style-name="T16">L</text:span>ines</text:p>
          </table:table-cell>
          <table:table-cell table:style-name="EditMenu.C13" table:number-rows-spanned="2" office:value-type="string">
            <text:p text:style-name="P75">C-L B</text:p>
          </table:table-cell>
          <table:table-cell table:style-name="EditMenu.D13" table:number-rows-spanned="2" office:value-type="string">
            <text:p text:style-name="jil_5f_table_5f_body"/>
          </table:table-cell>
          <table:table-cell table:style-name="EditMenu.E12" office:value-type="string">
            <text:p text:style-name="jil_5f_table_5f_body"><text:span text:style-name="T11">[Vim] </text:span>:g/^$/d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EditMenu.E13" office:value-type="string">
            <text:p text:style-name="P83"><text:span text:style-name="T11">[Vim] </text:span>:g/^\s*$/d</text:p>
          </table:table-cell>
        </table:table-row>
        <table:table-row>
          <table:covered-table-cell/>
          <table:table-cell table:style-name="EditMenu.B14" office:value-type="string">
            <text:p text:style-name="P75">Remove <text:span text:style-name="T16">M</text:span>ultiple <text:span text:style-name="T16">B</text:span>lank <text:span text:style-name="T16">L</text:span>ines</text:p>
          </table:table-cell>
          <table:table-cell table:style-name="EditMenu.C14" office:value-type="string">
            <text:p text:style-name="P75">C-L S-B</text:p>
          </table:table-cell>
          <table:table-cell table:style-name="EditMenu.D14" office:value-type="string">
            <text:p text:style-name="jil_5f_table_5f_body">Reduce them to a single blank line</text:p>
          </table:table-cell>
          <table:table-cell table:style-name="EditMenu.E14" office:value-type="string">
            <text:p text:style-name="P83"><text:span text:style-name="T2">[Vim] </text:span><text:span text:style-name="T1">:g/^\_$\n\_^$/d</text:span></text:p>
          </table:table-cell>
        </table:table-row>
        <table:table-row>
          <table:table-cell table:style-name="EditMenu.A18" office:value-type="string">
            <text:p text:style-name="jil_5f_table_5f_body"/>
          </table:table-cell>
          <table:table-cell table:style-name="EditMenu.B15" office:value-type="string">
            <text:p text:style-name="jil_5f_table_5f_body"/>
          </table:table-cell>
          <table:table-cell table:style-name="EditMenu.C15" office:value-type="string">
            <text:p text:style-name="jil_5f_table_5f_body"/>
          </table:table-cell>
          <table:table-cell table:style-name="EditMenu.D15" office:value-type="string">
            <text:p text:style-name="jil_5f_table_5f_body"/>
          </table:table-cell>
          <table:table-cell table:style-name="EditMenu.E15" office:value-type="string">
            <text:p text:style-name="jil_5f_table_5f_body"/>
          </table:table-cell>
        </table:table-row>
        <table:table-row>
          <table:table-cell table:style-name="EditMenu.A18" office:value-type="string">
            <text:p text:style-name="P122">TODO</text:p>
          </table:table-cell>
          <table:table-cell table:style-name="EditMenu.B16" office:value-type="string">
            <text:p text:style-name="P119">Switch <text:span text:style-name="T17">C</text:span>hars <text:span text:style-name="T17">U</text:span>nder <text:span text:style-name="T17">C</text:span>ursor</text:p>
          </table:table-cell>
          <table:table-cell table:style-name="EditMenu.C16" office:value-type="string">
            <text:p text:style-name="jil_5f_table_5f_body"/>
          </table:table-cell>
          <table:table-cell table:style-name="EditMenu.D16" office:value-type="string">
            <text:p text:style-name="P119"/>
          </table:table-cell>
          <table:table-cell table:style-name="EditMenu.E16" office:value-type="string">
            <text:p text:style-name="P123">[Vim] xp</text:p>
            <text:p text:style-name="P120"><text:span text:style-name="T12">[VC]</text:span> Ctrl+T</text:p>
          </table:table-cell>
        </table:table-row>
        <table:table-row>
          <table:table-cell table:style-name="EditMenu.A18" office:value-type="string">
            <text:p text:style-name="jil_5f_table_5f_body"/>
          </table:table-cell>
          <table:table-cell table:style-name="EditMenu.B17" office:value-type="string">
            <text:p text:style-name="jil_5f_table_5f_body"/>
          </table:table-cell>
          <table:table-cell table:style-name="EditMenu.C17" office:value-type="string">
            <text:p text:style-name="jil_5f_table_5f_body"/>
          </table:table-cell>
          <table:table-cell table:style-name="EditMenu.D17" office:value-type="string">
            <text:p text:style-name="jil_5f_table_5f_body"/>
          </table:table-cell>
          <table:table-cell table:style-name="EditMenu.E17" office:value-type="string">
            <text:p text:style-name="jil_5f_table_5f_body"/>
          </table:table-cell>
        </table:table-row>
        <table:table-row>
          <table:table-cell table:style-name="EditMenu.A18" office:value-type="string">
            <text:p text:style-name="jil_5f_table_5f_body"/>
          </table:table-cell>
          <table:table-cell table:style-name="EditMenu.B18" office:value-type="string">
            <text:p text:style-name="jil_5f_table_5f_body"/>
          </table:table-cell>
          <table:table-cell table:style-name="EditMenu.C18" office:value-type="string">
            <text:p text:style-name="jil_5f_table_5f_body"/>
          </table:table-cell>
          <table:table-cell table:style-name="EditMenu.D18" office:value-type="string">
            <text:p text:style-name="jil_5f_table_5f_body"/>
          </table:table-cell>
          <table:table-cell table:style-name="EditMenu.E18" office:value-type="string">
            <text:p text:style-name="jil_5f_table_5f_body"/>
          </table:table-cell>
        </table:table-row>
        <table:table-row>
          <table:table-cell table:style-name="EditMenu.A19" office:value-type="string">
            <text:p text:style-name="P2"/>
          </table:table-cell>
          <table:table-cell table:style-name="EditMenu.B19" office:value-type="string">
            <text:p text:style-name="Table_20_Contents"/>
          </table:table-cell>
          <table:table-cell table:style-name="EditMenu.C19" office:value-type="string">
            <text:p text:style-name="Table_20_Contents"/>
          </table:table-cell>
          <table:table-cell table:style-name="EditMenu.D19" office:value-type="string">
            <text:p text:style-name="Table_20_Contents"/>
          </table:table-cell>
          <table:table-cell table:style-name="EditMenu.E19" office:value-type="string">
            <text:p text:style-name="Table_20_Contents"/>
          </table:table-cell>
        </table:table-row>
      </table:table>
      <text:p text:style-name="P97"><text:soft-page-break/></text:p>
      <text:p text:style-name="jil_5f_title_5f_3">Scroll <text:span text:style-name="T21">Key Binding</text:span></text:p>
      <text:p text:style-name="P101">No menu items for scroll.</text:p>
      <table:table table:name="Scroll" table:style-name="Scroll">
        <table:table-column table:style-name="Scroll.A"/>
        <table:table-column table:style-name="Scroll.B"/>
        <table:table-column table:style-name="Scroll.C"/>
        <table:table-row>
          <table:table-cell table:style-name="Scroll.A1" office:value-type="string">
            <text:p text:style-name="P3"/>
          </table:table-cell>
          <table:table-cell table:style-name="Scroll.A1" office:value-type="string">
            <text:p text:style-name="jil_5f_table_5f_body_5f_bold">Key Binding</text:p>
          </table:table-cell>
          <table:table-cell table:style-name="Scroll.C1" office:value-type="string">
            <text:p text:style-name="P144">Comments</text:p>
          </table:table-cell>
        </table:table-row>
        <table:table-row>
          <table:table-cell table:style-name="Scroll.A2" office:value-type="string">
            <text:p text:style-name="P5">Scroll <text:span text:style-name="T19">V</text:span>ertically</text:p>
          </table:table-cell>
          <table:table-cell table:style-name="Scroll.B2" office:value-type="string">
            <text:p text:style-name="P5"><text:span text:style-name="T18">S</text:span>croll</text:p>
          </table:table-cell>
          <table:table-cell table:style-name="Scroll.C2" office:value-type="string">
            <text:p text:style-name="P3"/>
          </table:table-cell>
        </table:table-row>
        <table:table-row>
          <table:table-cell table:style-name="Scroll.A2" office:value-type="string">
            <text:p text:style-name="P6">Scroll <text:span text:style-name="T19">H</text:span>orizontally</text:p>
          </table:table-cell>
          <table:table-cell table:style-name="Scroll.B3" office:value-type="string">
            <text:p text:style-name="P64">Ctrl+Scroll</text:p>
          </table:table-cell>
          <table:table-cell table:style-name="Scroll.C3" office:value-type="string">
            <text:p text:style-name="P6"><text:span text:style-name="T23">[Vim] </text:span>zl</text:p>
            <text:p text:style-name="P50">Use “Ctrl+” even in MAC.</text:p>
          </table:table-cell>
        </table:table-row>
        <table:table-row>
          <table:table-cell table:style-name="Scroll.A2" office:value-type="string">
            <text:p text:style-name="P5">Scroll <text:span text:style-name="T19">P</text:span>age <text:span text:style-name="T19">D</text:span>own</text:p>
          </table:table-cell>
          <table:table-cell table:style-name="Scroll.B4" office:value-type="string">
            <text:p text:style-name="P5"><text:span text:style-name="T22">P</text:span>age<text:span text:style-name="T22">D</text:span>own</text:p>
          </table:table-cell>
          <table:table-cell table:style-name="Scroll.C4" office:value-type="string">
            <text:p text:style-name="Table_20_Contents"/>
          </table:table-cell>
        </table:table-row>
        <table:table-row>
          <table:table-cell table:style-name="Scroll.A2" office:value-type="string">
            <text:p text:style-name="P5">Scroll <text:span text:style-name="T20">P</text:span>age <text:span text:style-name="T20">U</text:span>p</text:p>
          </table:table-cell>
          <table:table-cell table:style-name="Scroll.B5" office:value-type="string">
            <text:p text:style-name="P5"><text:span text:style-name="T22">P</text:span>age<text:span text:style-name="T22">U</text:span>p</text:p>
          </table:table-cell>
          <table:table-cell table:style-name="Scroll.C5" office:value-type="string">
            <text:p text:style-name="Table_20_Contents"/>
          </table:table-cell>
        </table:table-row>
        <table:table-row>
          <table:table-cell table:style-name="Scroll.A2" office:value-type="string">
            <text:p text:style-name="P65">Scroll Line Down</text:p>
          </table:table-cell>
          <table:table-cell table:style-name="Scroll.B6" office:value-type="string">
            <text:p text:style-name="P7">Ctrl+Down</text:p>
          </table:table-cell>
          <table:table-cell table:style-name="Scroll.C7" table:number-rows-spanned="2" office:value-type="string">
            <text:p text:style-name="P15">[VC] Ctrl+Down, Ctrl+Up</text:p>
          </table:table-cell>
        </table:table-row>
        <table:table-row>
          <table:table-cell table:style-name="Scroll.A2" office:value-type="string">
            <text:p text:style-name="P66">Scroll Line Up</text:p>
          </table:table-cell>
          <table:table-cell table:style-name="Scroll.B7" office:value-type="string">
            <text:p text:style-name="P7">Ctrl+Up</text:p>
          </table:table-cell>
          <table:covered-table-cell/>
        </table:table-row>
        <table:table-row>
          <table:table-cell table:style-name="Scroll.A2" office:value-type="string">
            <text:p text:style-name="P4"/>
          </table:table-cell>
          <table:table-cell table:style-name="Scroll.B8" office:value-type="string">
            <text:p text:style-name="P4"/>
          </table:table-cell>
          <table:table-cell table:style-name="Scroll.C8" office:value-type="string">
            <text:p text:style-name="Table_20_Contents"/>
          </table:table-cell>
        </table:table-row>
      </table:table>
      <text:p text:style-name="jil_5f_body"/>
      <text:p text:style-name="P113">Selection</text:p>
      <text:p text:style-name="P125">Selection key binding: Shift+Seek</text:p>
      <text:p text:style-name="P12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jil_5f_table_5f_body_5f_bold">Key Binding</text:p>
          </table:table-cell>
          <table:table-cell table:style-name="Table1.C1" office:value-type="string">
            <text:p text:style-name="jil_5f_table_5f_body_5f_bold">Other Editors</text:p>
          </table:table-cell>
        </table:table-row>
        <table:table-row>
          <table:table-cell table:style-name="Table1.A2" office:value-type="string">
            <text:p text:style-name="P9">Select to Next Char</text:p>
          </table:table-cell>
          <table:table-cell table:style-name="Table1.B2" office:value-type="string">
            <text:p text:style-name="P9">Shift+Right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0">Select to Prev Char</text:p>
          </table:table-cell>
          <table:table-cell table:style-name="Table1.B3" office:value-type="string">
            <text:p text:style-name="P11">Shift+Left</text:p>
          </table:table-cell>
          <table:table-cell table:style-name="Table1.C3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Select to Next Word</text:p>
          </table:table-cell>
          <table:table-cell table:style-name="Table1.B4" office:value-type="string">
            <text:p text:style-name="P12">Shift+Ctrl+Right</text:p>
          </table:table-cell>
          <table:table-cell table:style-name="Table1.C4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Select to Prev Word</text:p>
          </table:table-cell>
          <table:table-cell table:style-name="Table1.B5" office:value-type="string">
            <text:p text:style-name="P12">Shift+Ctrl+Left</text:p>
          </table:table-cell>
          <table:table-cell table:style-name="Table1.C5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7">Select to Line End</text:p>
          </table:table-cell>
          <table:table-cell table:style-name="Table1.B6" office:value-type="string">
            <text:p text:style-name="P11">Shift+<text:span text:style-name="T24">End</text:span></text:p>
          </table:table-cell>
          <table:table-cell table:style-name="Table1.C9" office:value-type="string">
            <text:p text:style-name="P14"/>
          </table:table-cell>
        </table:table-row>
        <text:soft-page-break/>
        <table:table-row>
          <table:table-cell table:style-name="Table1.A2" office:value-type="string">
            <text:p text:style-name="P68">Select to Line Begin</text:p>
          </table:table-cell>
          <table:table-cell table:style-name="Table1.B9" office:value-type="string">
            <text:p text:style-name="P11">Shift+<text:span text:style-name="T24">Home</text:span></text:p>
          </table:table-cell>
          <table:table-cell table:style-name="Table1.C9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69">Select to Next Line</text:p>
          </table:table-cell>
          <table:table-cell table:style-name="Table1.B9" office:value-type="string">
            <text:p text:style-name="P51">Shift+Down</text:p>
          </table:table-cell>
          <table:table-cell table:style-name="Table1.C9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51">Select to Prev Line</text:p>
          </table:table-cell>
          <table:table-cell table:style-name="Table1.B9" office:value-type="string">
            <text:p text:style-name="P51">Shift+Up</text:p>
          </table:table-cell>
          <table:table-cell table:style-name="Table1.C9" office:value-type="string">
            <text:p text:style-name="P124"/>
          </table:table-cell>
        </table:table-row>
        <table:table-row>
          <table:table-cell table:style-name="Table1.A2" office:value-type="string">
            <text:p text:style-name="P16">Select to Next Page</text:p>
          </table:table-cell>
          <table:table-cell table:style-name="Table1.B12" office:value-type="string">
            <text:p text:style-name="P16">Shift+PageDown</text:p>
          </table:table-cell>
          <table:table-cell table:style-name="Table1.C1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6">Select to Prev Page</text:p>
          </table:table-cell>
          <table:table-cell table:style-name="Table1.B12" office:value-type="string">
            <text:p text:style-name="P16">Shift+PageUp</text:p>
          </table:table-cell>
          <table:table-cell table:style-name="Table1.C1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Select to Buffer End</text:p>
          </table:table-cell>
          <table:table-cell table:style-name="Table1.B12" office:value-type="string">
            <text:p text:style-name="P18"><text:span text:style-name="T25">Ctrl+</text:span>Shift+End</text:p>
          </table:table-cell>
          <table:table-cell table:style-name="Table1.C1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7">Select to Buffer Begin</text:p>
          </table:table-cell>
          <table:table-cell table:style-name="Table1.B13" office:value-type="string">
            <text:p text:style-name="P18"><text:span text:style-name="T25">Ctrl+</text:span>Shift+Begin</text:p>
          </table:table-cell>
          <table:table-cell table:style-name="Table1.C13" office:value-type="string">
            <text:p text:style-name="P8"/>
          </table:table-cell>
        </table:table-row>
        <table:table-row>
          <table:table-cell table:style-name="Table1.A2" office:value-type="string">
            <text:p text:style-name="P49">Clear selection</text:p>
          </table:table-cell>
          <table:table-cell table:style-name="Table1.B14" office:value-type="string">
            <text:p text:style-name="P49">ESC</text:p>
          </table:table-cell>
          <table:table-cell table:style-name="Table1.C14" office:value-type="string">
            <text:p text:style-name="P8"/>
          </table:table-cell>
        </table:table-row>
      </table:table>
      <text:p text:style-name="P103"/>
      <text:p text:style-name="P132">Open Existing Files</text:p>
      <text:p text:style-name="P114">Entry points</text:p>
      <text:list xml:id="list7568337068715936519" text:style-name="List_20_1">
        <text:list-item>
          <text:p text:style-name="P168">Menu: File&gt;Open</text:p>
        </text:list-item>
        <text:list-item>
          <text:p text:style-name="P168">Command line arguments</text:p>
        </text:list-item>
        <text:list-item>
          <text:p text:style-name="P168">Double click or open with from File Explorer</text:p>
        </text:list-item>
      </text:list>
      <text:p text:style-name="P116">cases</text:p>
      <table:table table:name="OpenFile" table:style-name="OpenFile">
        <table:table-column table:style-name="OpenFile.A"/>
        <table:table-column table:style-name="OpenFile.B"/>
        <table:table-column table:style-name="OpenFile.C" table:number-columns-repeated="2"/>
        <table:table-row>
          <table:table-cell table:style-name="OpenFile.A1" office:value-type="string">
            <text:p text:style-name="P135">Action</text:p>
          </table:table-cell>
          <table:table-cell table:style-name="OpenFile.A1" office:value-type="string">
            <text:p text:style-name="P137">Expected Result</text:p>
          </table:table-cell>
          <table:table-cell table:style-name="OpenFile.A1" office:value-type="string">
            <text:p text:style-name="P139">Comments</text:p>
          </table:table-cell>
          <table:table-cell table:style-name="OpenFile.D1" office:value-type="string">
            <text:p text:style-name="P141">Status</text:p>
          </table:table-cell>
        </table:table-row>
        <table:table-row>
          <table:table-cell table:style-name="OpenFile.A9" office:value-type="string">
            <text:p text:style-name="P31">Open empty file without BOM bytes.</text:p>
          </table:table-cell>
          <table:table-cell table:style-name="OpenFile.B2" office:value-type="string">
            <text:p text:style-name="P22"/>
          </table:table-cell>
          <table:table-cell table:style-name="OpenFile.C2" office:value-type="string">
            <text:p text:style-name="P22"/>
          </table:table-cell>
          <table:table-cell table:style-name="OpenFile.D2" office:value-type="string">
            <text:p text:style-name="P40">Done</text:p>
          </table:table-cell>
        </table:table-row>
        <table:table-row>
          <table:table-cell table:style-name="OpenFile.A9" office:value-type="string">
            <text:p text:style-name="P32">Open empty file with BOM bytes.</text:p>
          </table:table-cell>
          <table:table-cell table:style-name="OpenFile.B3" office:value-type="string">
            <text:p text:style-name="P22"/>
          </table:table-cell>
          <table:table-cell table:style-name="OpenFile.C3" office:value-type="string">
            <text:p text:style-name="P22"/>
          </table:table-cell>
          <table:table-cell table:style-name="OpenFile.D3" office:value-type="string">
            <text:p text:style-name="P40">Done</text:p>
          </table:table-cell>
        </table:table-row>
        <table:table-row>
          <table:table-cell table:style-name="OpenFile.A9" office:value-type="string">
            <text:p text:style-name="P22">Open file shortcut</text:p>
          </table:table-cell>
          <table:table-cell table:style-name="OpenFile.B4" office:value-type="string">
            <text:p text:style-name="P22">Open the actual files</text:p>
          </table:table-cell>
          <table:table-cell table:style-name="OpenFile.C4" office:value-type="string">
            <text:p text:style-name="P22"/>
          </table:table-cell>
          <table:table-cell table:style-name="OpenFile.D4" office:value-type="string">
            <text:p text:style-name="P40">Done</text:p>
          </table:table-cell>
        </table:table-row>
        <table:table-row>
          <table:table-cell table:style-name="OpenFile.A9" office:value-type="string">
            <text:p text:style-name="P22">Open binary (non-text) file</text:p>
          </table:table-cell>
          <table:table-cell table:style-name="OpenFile.B5" office:value-type="string">
            <text:p text:style-name="P22"/>
          </table:table-cell>
          <table:table-cell table:style-name="OpenFile.C5" office:value-type="string">
            <text:p text:style-name="P22"/>
          </table:table-cell>
          <table:table-cell table:style-name="OpenFile.D5" office:value-type="string">
            <text:p text:style-name="P22"/>
          </table:table-cell>
        </table:table-row>
        <table:table-row>
          <table:table-cell table:style-name="OpenFile.A9" office:value-type="string">
            <text:p text:style-name="P25">Open text file</text:p>
          </table:table-cell>
          <table:table-cell table:style-name="OpenFile.B6" office:value-type="string">
            <text:p text:style-name="P19"/>
          </table:table-cell>
          <table:table-cell table:style-name="OpenFile.C6" office:value-type="string">
            <text:p text:style-name="P19"/>
          </table:table-cell>
          <table:table-cell table:style-name="OpenFile.D6" office:value-type="string">
            <text:p text:style-name="P19"/>
          </table:table-cell>
        </table:table-row>
        <text:soft-page-break/>
        <table:table-row>
          <table:table-cell table:style-name="OpenFile.A9" office:value-type="string">
            <text:p text:style-name="P25">Open large text file (e.g., &gt; 20M)</text:p>
          </table:table-cell>
          <table:table-cell table:style-name="OpenFile.B7" office:value-type="string">
            <text:p text:style-name="P19"/>
          </table:table-cell>
          <table:table-cell table:style-name="OpenFile.C7" office:value-type="string">
            <text:p text:style-name="P19"/>
          </table:table-cell>
          <table:table-cell table:style-name="OpenFile.D7" office:value-type="string">
            <text:p text:style-name="P19"/>
          </table:table-cell>
        </table:table-row>
        <table:table-row>
          <table:table-cell table:style-name="OpenFile.A9" office:value-type="string">
            <text:p text:style-name="P28">Open multiple files</text:p>
          </table:table-cell>
          <table:table-cell table:style-name="OpenFile.B8" office:value-type="string">
            <text:p text:style-name="P19"/>
          </table:table-cell>
          <table:table-cell table:style-name="OpenFile.C8" office:value-type="string">
            <text:p text:style-name="P19"/>
          </table:table-cell>
          <table:table-cell table:style-name="OpenFile.D8" office:value-type="string">
            <text:p text:style-name="P40">Done</text:p>
          </table:table-cell>
        </table:table-row>
        <table:table-row>
          <table:table-cell table:style-name="OpenFile.A9" office:value-type="string">
            <text:p text:style-name="P56">Open directory</text:p>
          </table:table-cell>
          <table:table-cell table:style-name="OpenFile.B9" office:value-type="string">
            <text:p text:style-name="P56">TODO</text:p>
          </table:table-cell>
          <table:table-cell table:style-name="OpenFile.C9" office:value-type="string">
            <text:p text:style-name="P59"><text:span text:style-name="T27">- </text:span>Command line:</text:p>
            <text:p text:style-name="P150">$jil path/to/dir/</text:p>
            <text:p text:style-name="P150">$jil path/to/dir (might open a file)</text:p>
            <text:p text:style-name="P62">- DnD</text:p>
            <text:p text:style-name="P63">- Shortcut</text:p>
            <text:p text:style-name="P59"/>
          </table:table-cell>
          <table:table-cell table:style-name="OpenFile.D9" office:value-type="string">
            <text:p text:style-name="P33"/>
          </table:table-cell>
        </table:table-row>
        <table:table-row>
          <table:table-cell table:style-name="OpenFile.A10" office:value-type="string">
            <text:p text:style-name="P19"/>
          </table:table-cell>
          <table:table-cell table:style-name="OpenFile.B10" office:value-type="string">
            <text:p text:style-name="P19"/>
          </table:table-cell>
          <table:table-cell table:style-name="OpenFile.C10" office:value-type="string">
            <text:p text:style-name="P19"/>
          </table:table-cell>
          <table:table-cell table:style-name="OpenFile.D10" office:value-type="string">
            <text:p text:style-name="P19"/>
          </table:table-cell>
        </table:table-row>
      </table:table>
      <text:p text:style-name="P105"/>
      <text:p text:style-name="P105"/>
      <text:p text:style-name="P133">Save</text:p>
      <text:p text:style-name="P115">Entry points</text:p>
      <text:list xml:id="list154828692115563" text:continue-numbering="true" text:style-name="List_20_1">
        <text:list-item>
          <text:p text:style-name="P169">Menu: File&gt;<text:span text:style-name="T28">Save, File&gt;Save As..., File&gt;Save All</text:span></text:p>
        </text:list-item>
        <text:list-item>
          <text:p text:style-name="P170"><text:span text:style-name="T29">Shortcut</text:span>: Ctrl+S</text:p>
        </text:list-item>
        <text:list-item>
          <text:p text:style-name="P170">Confirm saving before exit</text:p>
        </text:list-item>
      </text:list>
      <text:p text:style-name="P117">case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row>
          <table:table-cell table:style-name="Table3.A1" office:value-type="string">
            <text:p text:style-name="P136">Action</text:p>
          </table:table-cell>
          <table:table-cell table:style-name="Table3.A1" office:value-type="string">
            <text:p text:style-name="P138">Expected Result</text:p>
          </table:table-cell>
          <table:table-cell table:style-name="Table3.A1" office:value-type="string">
            <text:p text:style-name="P140">Comments</text:p>
          </table:table-cell>
          <table:table-cell table:style-name="Table3.D1" office:value-type="string">
            <text:p text:style-name="P142">Status</text:p>
          </table:table-cell>
        </table:table-row>
        <table:table-row>
          <table:table-cell table:style-name="Table3.A9" office:value-type="string">
            <text:p text:style-name="P38">Save an Untitled new file.</text:p>
          </table:table-cell>
          <table:table-cell table:style-name="Table3.B2" office:value-type="string">
            <text:p text:style-name="P38">The ft plugin should be updated.</text:p>
          </table:table-cell>
          <table:table-cell table:style-name="Table3.C2" office:value-type="string">
            <text:p text:style-name="P42">The file type might change.</text:p>
          </table:table-cell>
          <table:table-cell table:style-name="Table3.D2" office:value-type="string">
            <text:p text:style-name="P38">TBD</text:p>
          </table:table-cell>
        </table:table-row>
        <table:table-row>
          <table:table-cell table:style-name="Table3.A9" office:value-type="string">
            <text:p text:style-name="P44">Save As</text:p>
          </table:table-cell>
          <table:table-cell table:style-name="Table3.B3" office:value-type="string">
            <text:p text:style-name="P45">The file name should be changed to the new one.</text:p>
            <text:p text:style-name="P45">The file name displayed in the tab should be updated; the tab might <text:soft-page-break/>need resize.</text:p>
          </table:table-cell>
          <table:table-cell table:style-name="Table3.C3" office:value-type="string">
            <text:p text:style-name="P23"/>
          </table:table-cell>
          <table:table-cell table:style-name="Table3.D3" office:value-type="string">
            <text:p text:style-name="P40"/>
          </table:table-cell>
        </table:table-row>
        <table:table-row>
          <table:table-cell table:style-name="Table3.A9" office:value-type="string">
            <text:p text:style-name="P23"/>
          </table:table-cell>
          <table:table-cell table:style-name="Table3.B4" office:value-type="string">
            <text:p text:style-name="P23"/>
          </table:table-cell>
          <table:table-cell table:style-name="Table3.C4" office:value-type="string">
            <text:p text:style-name="P23"/>
          </table:table-cell>
          <table:table-cell table:style-name="Table3.D4" office:value-type="string">
            <text:p text:style-name="P40"/>
          </table:table-cell>
        </table:table-row>
        <table:table-row>
          <table:table-cell table:style-name="Table3.A9" office:value-type="string">
            <text:p text:style-name="P23"/>
          </table:table-cell>
          <table:table-cell table:style-name="Table3.B5" office:value-type="string">
            <text:p text:style-name="P23"/>
          </table:table-cell>
          <table:table-cell table:style-name="Table3.C5" office:value-type="string">
            <text:p text:style-name="P23"/>
          </table:table-cell>
          <table:table-cell table:style-name="Table3.D5" office:value-type="string">
            <text:p text:style-name="P23"/>
          </table:table-cell>
        </table:table-row>
        <table:table-row>
          <table:table-cell table:style-name="Table3.A9" office:value-type="string">
            <text:p text:style-name="P26"/>
          </table:table-cell>
          <table:table-cell table:style-name="Table3.B6" office:value-type="string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  <table:table-row>
          <table:table-cell table:style-name="Table3.A9" office:value-type="string">
            <text:p text:style-name="P20"/>
          </table:table-cell>
          <table:table-cell table:style-name="Table3.B7" office:value-type="string">
            <text:p text:style-name="P20"/>
          </table:table-cell>
          <table:table-cell table:style-name="Table3.C7" office:value-type="string">
            <text:p text:style-name="P20"/>
          </table:table-cell>
          <table:table-cell table:style-name="Table3.D7" office:value-type="string">
            <text:p text:style-name="P20"/>
          </table:table-cell>
        </table:table-row>
        <table:table-row>
          <table:table-cell table:style-name="Table3.A9" office:value-type="string">
            <text:p text:style-name="P29"/>
          </table:table-cell>
          <table:table-cell table:style-name="Table3.B8" office:value-type="string">
            <text:p text:style-name="P20"/>
          </table:table-cell>
          <table:table-cell table:style-name="Table3.C8" office:value-type="string">
            <text:p text:style-name="P20"/>
          </table:table-cell>
          <table:table-cell table:style-name="Table3.D8" office:value-type="string">
            <text:p text:style-name="P36"/>
          </table:table-cell>
        </table:table-row>
        <table:table-row>
          <table:table-cell table:style-name="Table3.A9" office:value-type="string">
            <text:p text:style-name="P57"/>
          </table:table-cell>
          <table:table-cell table:style-name="Table3.B9" office:value-type="string">
            <text:p text:style-name="P57"/>
          </table:table-cell>
          <table:table-cell table:style-name="Table3.C9" office:value-type="string">
            <text:p text:style-name="P60"/>
          </table:table-cell>
          <table:table-cell table:style-name="Table3.D9" office:value-type="string">
            <text:p text:style-name="P34"/>
          </table:table-cell>
        </table:table-row>
        <table:table-row>
          <table:table-cell table:style-name="Table3.A10" office:value-type="string">
            <text:p text:style-name="P20"/>
          </table:table-cell>
          <table:table-cell table:style-name="Table3.B10" office:value-type="string">
            <text:p text:style-name="P20"/>
          </table:table-cell>
          <table:table-cell table:style-name="Table3.C10" office:value-type="string">
            <text:p text:style-name="P20"/>
          </table:table-cell>
          <table:table-cell table:style-name="Table3.D10" office:value-type="string">
            <text:p text:style-name="P20"/>
          </table:table-cell>
        </table:table-row>
      </table:table>
      <text:p text:style-name="P106"/>
      <text:p text:style-name="P134"/>
      <text:p text:style-name="P151">EDITING</text:p>
      <text:p text:style-name="P108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147">Functionality</text:p>
          </table:table-cell>
          <table:table-cell table:style-name="Table4.A1" office:value-type="string">
            <text:p text:style-name="P146">Entry Points</text:p>
          </table:table-cell>
          <table:table-cell table:style-name="Table4.A1" office:value-type="string">
            <text:p text:style-name="P148">Extra Verification</text:p>
          </table:table-cell>
          <table:table-cell table:style-name="Table4.D1" office:value-type="string">
            <text:p text:style-name="P143">Status</text:p>
          </table:table-cell>
        </table:table-row>
        <table:table-row>
          <table:table-cell table:style-name="Table4.A9" office:value-type="string">
            <text:p text:style-name="P47"><text:span text:style-name="T32">Cut </text:span>current line.</text:p>
            <text:p text:style-name="P47"><text:span text:style-name="T32">Delete the current line and p</text:span>ut <text:span text:style-name="T32">it </text:span>to clipboard.</text:p>
          </table:table-cell>
          <table:table-cell table:style-name="Table4.B2" office:value-type="string">
            <text:p text:style-name="P39">- <text:span text:style-name="T30">Ctrl+X (without selection)</text:span></text:p>
            <text:p text:style-name="P39"/>
          </table:table-cell>
          <table:table-cell table:style-name="Table4.C2" office:value-type="string">
            <text:p text:style-name="P43">- <text:span text:style-name="T31">Caret point is updated correctly after cut a line longer than its next line. (virtual space)</text:span></text:p>
          </table:table-cell>
          <table:table-cell table:style-name="Table4.D2" office:value-type="string">
            <text:p text:style-name="P48">DONE</text:p>
          </table:table-cell>
        </table:table-row>
        <table:table-row>
          <table:table-cell table:style-name="Table4.A9" office:value-type="string">
            <text:p text:style-name="P46"/>
          </table:table-cell>
          <table:table-cell table:style-name="Table4.B3" office:value-type="string">
            <text:p text:style-name="P46"/>
          </table:table-cell>
          <table:table-cell table:style-name="Table4.C3" office:value-type="string">
            <text:p text:style-name="P24"/>
          </table:table-cell>
          <table:table-cell table:style-name="Table4.D3" office:value-type="string">
            <text:p text:style-name="P41"/>
          </table:table-cell>
        </table:table-row>
        <table:table-row>
          <table:table-cell table:style-name="Table4.A9" office:value-type="string">
            <text:p text:style-name="P24"/>
          </table:table-cell>
          <table:table-cell table:style-name="Table4.B4" office:value-type="string">
            <text:p text:style-name="P24"/>
          </table:table-cell>
          <table:table-cell table:style-name="Table4.C4" office:value-type="string">
            <text:p text:style-name="P24"/>
          </table:table-cell>
          <table:table-cell table:style-name="Table4.D4" office:value-type="string">
            <text:p text:style-name="P41"/>
          </table:table-cell>
        </table:table-row>
        <table:table-row>
          <table:table-cell table:style-name="Table4.A9" office:value-type="string">
            <text:p text:style-name="P24"/>
          </table:table-cell>
          <table:table-cell table:style-name="Table4.B5" office:value-type="string">
            <text:p text:style-name="P24"/>
          </table:table-cell>
          <table:table-cell table:style-name="Table4.C5" office:value-type="string">
            <text:p text:style-name="P24"/>
          </table:table-cell>
          <table:table-cell table:style-name="Table4.D5" office:value-type="string">
            <text:p text:style-name="P24"/>
          </table:table-cell>
        </table:table-row>
        <table:table-row>
          <table:table-cell table:style-name="Table4.A9" office:value-type="string">
            <text:p text:style-name="P27"/>
          </table:table-cell>
          <table:table-cell table:style-name="Table4.B6" office:value-type="string">
            <text:p text:style-name="P21"/>
          </table:table-cell>
          <table:table-cell table:style-name="Table4.C6" office:value-type="string">
            <text:p text:style-name="P21"/>
          </table:table-cell>
          <table:table-cell table:style-name="Table4.D6" office:value-type="string">
            <text:p text:style-name="P21"/>
          </table:table-cell>
        </table:table-row>
        <table:table-row>
          <table:table-cell table:style-name="Table4.A9" office:value-type="string">
            <text:p text:style-name="P21"/>
          </table:table-cell>
          <table:table-cell table:style-name="Table4.B7" office:value-type="string">
            <text:p text:style-name="P21"/>
          </table:table-cell>
          <table:table-cell table:style-name="Table4.C7" office:value-type="string">
            <text:p text:style-name="P21"/>
          </table:table-cell>
          <table:table-cell table:style-name="Table4.D7" office:value-type="string">
            <text:p text:style-name="P21"/>
          </table:table-cell>
        </table:table-row>
        <table:table-row>
          <table:table-cell table:style-name="Table4.A9" office:value-type="string">
            <text:p text:style-name="P30"/>
          </table:table-cell>
          <table:table-cell table:style-name="Table4.B8" office:value-type="string">
            <text:p text:style-name="P21"/>
          </table:table-cell>
          <table:table-cell table:style-name="Table4.C8" office:value-type="string">
            <text:p text:style-name="P21"/>
          </table:table-cell>
          <table:table-cell table:style-name="Table4.D8" office:value-type="string">
            <text:p text:style-name="P37"/>
          </table:table-cell>
        </table:table-row>
        <table:table-row>
          <table:table-cell table:style-name="Table4.A9" office:value-type="string">
            <text:p text:style-name="P58"/>
          </table:table-cell>
          <table:table-cell table:style-name="Table4.B9" office:value-type="string">
            <text:p text:style-name="P58"/>
          </table:table-cell>
          <table:table-cell table:style-name="Table4.C9" office:value-type="string">
            <text:p text:style-name="P61"/>
          </table:table-cell>
          <table:table-cell table:style-name="Table4.D9" office:value-type="string">
            <text:p text:style-name="P35"/>
          </table:table-cell>
        </table:table-row>
        <table:table-row>
          <table:table-cell table:style-name="Table4.A10" office:value-type="string">
            <text:p text:style-name="P21"/>
          </table:table-cell>
          <table:table-cell table:style-name="Table4.B10" office:value-type="string">
            <text:p text:style-name="P21"/>
          </table:table-cell>
          <table:table-cell table:style-name="Table4.C10" office:value-type="string">
            <text:p text:style-name="P21"/>
          </table:table-cell>
          <table:table-cell table:style-name="Table4.D10" office:value-type="string">
            <text:p text:style-name="P21"/>
          </table:table-cell>
        </table:table-row>
      </table:table>
      <text:p text:style-name="P152"/>
      <text:p text:style-name="P166"><text:s/>Ideas</text:p>
      <text:p text:style-name="P180">Convert between XxxYyyZzz and xxx_yyy_zzz</text:p>
      <text:p text:style-name="P167"/>
      <text:p text:style-name="P180">Swap parameters</text:p>
      <text:p text:style-name="P184">void InsertLine(<text:span text:style-name="T33">int index, const string&amp; line_data</text:span>);</text:p>
      <text:p text:style-name="P184">void InsertLine<text:span text:style-name="T33">(int index, const string&amp; line_data)</text:span>;</text:p>
      <text:p text:style-name="P184">void InsertLine<text:span text:style-name="T35">(</text:span><text:span text:style-name="T33">int index, const string&amp; line_data</text:span><text:span text:style-name="T35">, ...)</text:span>;</text:p>
      <text:p text:style-name="P184"><text:soft-page-break/></text:p>
      <text:p text:style-name="P165">Swap:</text:p>
      <text:p text:style-name="P184">void InsertLine(<text:span text:style-name="T35">const string&amp; line_data, int index</text:span>);</text:p>
      <text:p text:style-name="P184">void InsertLine(<text:span text:style-name="T35">const string&amp; line_data, int index, ...</text:span>);</text:p>
      <text:p text:style-name="P165"/>
      <text:p text:style-name="P180">Select the text between <text:span text:style-name="T37">bracket pairs</text:span></text:p>
      <text:p text:style-name="P184">void InsertLine(<text:span text:style-name="T35">int index, const string&amp; line_data</text:span>);</text:p>
      <text:p text:style-name="P165">Firstly, select <text:span text:style-name="T38">something</text:span> <text:span text:style-name="T38">between the bracket pair</text:span>:</text:p>
      <text:p text:style-name="P184">void InsertLine(<text:span text:style-name="T35">int </text:span><text:span text:style-name="T33">index</text:span><text:span text:style-name="T35">, const string&amp; line_data</text:span>);</text:p>
      <text:p text:style-name="P165">Hold Ctrl, click the selected <text:span text:style-name="T39">text</text:span>:</text:p>
      <text:p text:style-name="P184">void InsertLine(<text:span text:style-name="T33">int index, const string&amp; line_data</text:span>);</text:p>
      <text:p text:style-name="P165">Hold Ctrl, click the selected text again:</text:p>
      <text:p text:style-name="P184">void InsertLine<text:span text:style-name="T33">(int index, const string&amp; line_data)</text:span>;</text:p>
      <text:p text:style-name="P165"/>
      <text:p text:style-name="P171">Select to the begin/end of line</text:p>
      <text:p text:style-name="P184"><text:span text:style-name="T37">This is </text:span><text:span text:style-name="T40">|</text:span><text:span text:style-name="T37">a line</text:span></text:p>
      <text:p text:style-name="P154">Shift + Click:</text:p>
      <text:p text:style-name="P184"><text:span text:style-name="T37">This is </text:span><text:span text:style-name="T40">|</text:span><text:span text:style-name="T34">a line</text:span></text:p>
      <text:p text:style-name="P154">Ctrl + Shift + Click:</text:p>
      <text:p text:style-name="P184"><text:span text:style-name="T34">This is </text:span><text:span text:style-name="T40">|</text:span><text:span text:style-name="T36">a line</text:span></text:p>
      <text:p text:style-name="P155"/>
      <text:p text:style-name="P172">Group files in file explorer</text:p>
      <text:p text:style-name="P156">File explorer一般可以根据文件名、类型等排序。像下面这样的文件，crop和highlight都是event handler，它们应该相邻才比较方便，如果简单地根据文件名排序，中间就穿插了各种其他的文件。</text:p>
      <text:p text:style-name="P185"><text:soft-page-break/><text:span text:style-name="T41">crop_</text:span><text:span text:style-name="T42">event_handler</text:span><text:span text:style-name="T41">.h</text:span></text:p>
      <text:p text:style-name="P185"><text:span text:style-name="T41">crop_</text:span><text:span text:style-name="T42">event_handler</text:span><text:span text:style-name="T41">.cpp</text:span></text:p>
      <text:p text:style-name="P181">d...</text:p>
      <text:p text:style-name="P181">e...</text:p>
      <text:p text:style-name="P181">highlight_event_handler.h</text:p>
      <text:p text:style-name="P181">highlight_event_handler.cpp</text:p>
      <text:p text:style-name="P165"/>
      <text:p text:style-name="P180">行过滤</text:p>
      <text:list xml:id="list2032116275159775862" text:style-name="Numbering_20_1">
        <text:list-header>
          <text:p text:style-name="P157">相当于搜索，不过，不满足搜索条件的行会被隐藏，可以选中文本（单行），然后右键菜单里选“过滤”。</text:p>
          <text:p text:style-name="P157">这在查看log文件时比较有用，可以过滤掉不相关的信息。</text:p>
        </text:list-header>
      </text:list>
      <text:p text:style-name="P173">Join <text:span text:style-name="T44">l</text:span>ines</text:p>
      <text:p text:style-name="P158"/>
      <text:p text:style-name="P174">Lock <text:span text:style-name="T44">t</text:span>ab <text:span text:style-name="T44">p</text:span>age</text:p>
      <text:p text:style-name="P165"><text:span text:style-name="T45">类似于Chrome的“固定标签页”，locked tab pages下次程序启动时自动打开，并且位于固定的tab位置。</text:span></text:p>
      <text:p text:style-name="P175">Four-<text:span text:style-name="T46">button</text:span> mouse support</text:p>
      <text:p text:style-name="P159">Use extra two keys to navigate through bookmarks. (See VC)</text:p>
      <text:p text:style-name="P176">Switch the two chars before caret</text:p>
      <text:p text:style-name="P165"><text:span text:style-name="T47">Useful to correct mistyping. E.g.,</text:span></text:p>
      <text:p text:style-name="P184"><text:span text:style-name="T48">wiht</text:span><text:span text:style-name="T40">|</text:span></text:p>
      <text:p text:style-name="P160">After switch:</text:p>
      <text:p text:style-name="P184"><text:span text:style-name="T48">with</text:span><text:span text:style-name="T40">|</text:span></text:p>
      <text:p text:style-name="P161">Meanwhile, it's not very useful to switch two chars around caret, since you have to firstly move the caret to the middle of them, then <text:soft-page-break/>switch.</text:p>
      <text:p text:style-name="P177">Block selection with middle key pressed</text:p>
      <text:p text:style-name="P162">See Sunblime Text.</text:p>
      <text:p text:style-name="P178">Support Vim “modeline”</text:p>
      <text:p text:style-name="P163">Example:</text:p>
      <text:p text:style-name="P182"># vi:cindent:et sw=2 sts=2</text:p>
      <text:p text:style-name="P164">Jil will use “sw” and “sts” for this buffer, though “cindent” will be ignored.</text:p>
      <text:p text:style-name="P179">Press ( to enclose the selected text with ()</text:p>
      <text:p text:style-name="P187"><text:span text:style-name="T49">return </text:span><text:span text:style-name="T43">value</text:span><text:span text:style-name="T49">;</text:span></text:p>
      <text:p text:style-name="P153">Press ( and we get:</text:p>
      <text:p text:style-name="P183">return (value);</text:p>
      <text:p text:style-name="P153">The same apply to {, [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adornments="Bold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" svg:font-family="新宋体" style:font-family-generic="modern" style:font-pitch="fixed"/>
    <style:font-face style:name="SimSun" svg:font-family="SimSun" style:font-adornments="Regular" style:font-pitch="variable"/>
    <style:font-face style:name="宋体3" svg:font-family="宋体" style:font-adornments="Bold" style:font-pitch="variable"/>
    <style:font-face style:name="宋体2" svg:font-family="宋体" style:font-adornments="Regular" style:font-pitch="variable"/>
    <style:font-face style:name="宋体1" svg:font-family="宋体" style:font-adornments="标准" style:font-pitch="variable"/>
    <style:font-face style:name="宋体4" svg:font-family="宋体" style:font-adornments="粗体" style:font-pitch="variable"/>
    <style:font-face style:name="Book Antiqua2" svg:font-family="'Book Antiqua'" style:font-adornments="Italic" style:font-family-generic="roman" style:font-pitch="variable"/>
    <style:font-face style:name="Book Antiqua" svg:font-family="'Book Antiqua'" style:font-adornments="Regular" style:font-family-generic="roman" style:font-pitch="variable"/>
    <style:font-face style:name="Book Antiqua3" svg:font-family="'Book Antiqua'" style:font-adornments="斜体" style:font-family-generic="roman" style:font-pitch="variable"/>
    <style:font-face style:name="Book Antiqua1" svg:font-family="'Book Antiqua'" style:font-adornments="标准" style:font-family-generic="roman" style:font-pitch="variable"/>
    <style:font-face style:name="Century" svg:font-family="Century" style:font-adornments="Normal" style:font-family-generic="roman" style:font-pitch="variable"/>
    <style:font-face style:name="Century1" svg:font-family="Century" style:font-adornments="Regular" style:font-family-generic="roman" style:font-pitch="variable"/>
    <style:font-face style:name="Georgia" svg:font-family="Georgia" style:font-adornments="Gras" style:font-family-generic="roman" style:font-pitch="variable"/>
    <style:font-face style:name="Georgia3" svg:font-family="Georgia" style:font-adornments="斜体" style:font-family-generic="roman" style:font-pitch="variable"/>
    <style:font-face style:name="Georgia1" svg:font-family="Georgia" style:font-adornments="标准" style:font-family-generic="roman" style:font-pitch="variable"/>
    <style:font-face style:name="Georgia2" svg:font-family="Georgia" style:font-adornments="粗体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jil_5f_body" style:display-name="jil_body" style:family="paragraph" style:parent-style-name="Standard" style:auto-update="true" style:class="text" style:master-page-name="">
      <style:paragraph-properties fo:margin-left="0cm" fo:margin-right="0cm" fo:margin-top="0.101cm" fo:margin-bottom="0.101cm" loext:contextual-spacing="false" fo:line-height="125%" fo:text-align="justify" style:justify-single-word="false" fo:hyphenation-ladder-count="no-limit" fo:text-indent="0.4cm" style:auto-text-indent="false" style:page-number="auto" style:punctuation-wrap="simple"/>
      <style:text-properties style:font-name="Book Antiqua" fo:font-family="'Book Antiqua'" style:font-style-name="Regular" style:font-family-generic="roman" style:font-pitch="variable" fo:font-size="11pt" fo:language="en" fo:country="US" style:font-name-asian="宋体1" style:font-family-asian="宋体" style:font-style-name-asian="标准" style:font-pitch-asian="variable" style:font-size-asian="10.5pt" style:language-asian="zh" style:country-asian="CN" style:font-size-complex="12pt" fo:hyphenate="true" fo:hyphenation-remain-char-count="2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jil_5f_title" style:display-name="jil_title" style:family="paragraph" style:parent-style-name="Heading_20_1" style:next-style-name="jil_5f_body" style:auto-update="true" style:default-outline-level="" style:list-style-name="" style:class="text" style:master-page-name="">
      <style:paragraph-properties fo:margin-left="0cm" fo:margin-right="0cm" fo:margin-top="0.101cm" fo:margin-bottom="0.199cm" loext:contextual-spacing="false" fo:line-height="100%" fo:text-align="start" style:justify-single-word="false" fo:text-indent="0cm" style:auto-text-indent="false" style:page-number="auto"/>
      <style:text-properties fo:text-transform="capitalize" style:font-name="Georgia" fo:font-family="Georgia" style:font-style-name="Gras" style:font-family-generic="roman" style:font-pitch="variable" fo:font-size="16pt" fo:font-weight="bold" style:font-size-asian="16pt" style:font-weight-asian="bold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notes" style:display-name="jil_notes" style:family="paragraph" style:parent-style-name="jil_5f_body" style:auto-update="true" style:class="text">
      <style:paragraph-properties fo:margin-left="0cm" fo:margin-right="0cm" fo:margin-top="0cm" fo:margin-bottom="0.254cm" loext:contextual-spacing="false" fo:text-indent="0.508cm" style:auto-text-indent="false"/>
      <style:text-properties style:use-window-font-color="true" style:font-name="Book Antiqua" fo:font-family="'Book Antiqua'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jil_5f_footnote" style:display-name="jil_footnote" style:family="paragraph" style:parent-style-name="Footnote" style:auto-update="true" style:master-page-name="">
      <style:paragraph-properties fo:text-align="justify" style:justify-single-word="false" style:page-number="auto" style:punctuation-wrap="simple"/>
      <style:text-properties style:font-name="Century" fo:font-family="Century" style:font-style-name="Normal" style:font-family-generic="roman" style:font-pitch="variable" fo:font-size="10pt" style:font-name-asian="SimSun" style:font-family-asian="SimSun" style:font-style-name-asian="Regular" style:font-pitch-asian="variable" style:font-size-asian="9pt" style:language-asian="zh" style:country-asian="CN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jil_5f_title_5f_2_5f_right" style:display-name="jil_title_2_right" style:family="paragraph" style:next-style-name="jil_5f_body" style:auto-update="true" style:master-page-name="">
      <style:paragraph-properties fo:margin-left="0cm" fo:margin-right="0cm" fo:margin-top="0cm" fo:margin-bottom="0.199cm" loext:contextual-spacing="false" fo:line-height="125%" fo:text-align="end" style:justify-single-word="false" fo:text-indent="0.51cm" style:auto-text-indent="false" style:page-number="auto"/>
      <style:text-properties style:font-name="Georgia1" fo:font-family="Georgia" style:font-style-name="标准" style:font-family-generic="roman" style:font-pitch="variable" fo:font-size="10.5pt" fo:font-weight="bold" style:font-name-asian="宋体1" style:font-family-asian="宋体" style:font-style-name-asian="标准" style:font-pitch-asian="variable" style:font-size-asian="10pt" style:language-asian="zh" style:country-asian="CN" style:font-weight-asian="bold" style:font-size-complex="12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header_5f_left" style:display-name="jil_header_left" style:family="paragraph" style:parent-style-name="Head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header_5f_right" style:display-name="jil_header_right" style:family="paragraph" style:parent-style-name="Head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jil_5f_footer_5f_left" style:display-name="jil_footer_left" style:family="paragraph" style:parent-style-name="Footer_20_left" style:auto-update="true">
      <style:paragraph-properties fo:text-align="end" style:justify-single-word="false"/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jil_5f_footer_5f_right" style:display-name="jil_footer_right" style:family="paragraph" style:parent-style-name="Footer_20_right" style:auto-update="true">
      <style:text-properties style:font-name="Century1" fo:font-family="Century" style:font-style-name="Regular" style:font-family-generic="roman" style:font-pitch="variable" fo:font-size="10pt" style:font-name-asian="宋体2" style:font-family-asian="宋体" style:font-style-name-asian="Regular" style:font-pitch-asian="variable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44cm" style:type="center"/>
          <style:tab-stop style:position="16.4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jil_5f_title_5f_2" style:display-name="jil_title_2" style:family="paragraph" style:parent-style-name="Heading_20_2" style:next-style-name="jil_5f_body" style:auto-update="true" style:default-outline-level="" style:list-style-name="" style:master-page-name="">
      <style:paragraph-properties fo:margin-left="0cm" fo:margin-right="0cm" fo:margin-top="0.199cm" fo:margin-bottom="0.199cm" loext:contextual-spacing="false" fo:text-align="start" style:justify-single-word="false" fo:text-indent="0cm" style:auto-text-indent="false" style:page-number="auto"/>
      <style:text-properties fo:text-transform="uppercase" style:font-name="Georgia2" fo:font-family="Georgia" style:font-style-name="粗体" style:font-family-generic="roman" style:font-pitch="variable" fo:font-size="12pt" fo:font-style="normal" fo:font-weight="bold" style:font-name-asian="宋体3" style:font-family-asian="宋体" style:font-style-name-asian="Bold" style:font-pitch-asian="variable" style:font-size-asian="12pt" style:font-style-asian="normal" style:font-weight-asian="bold" style:font-size-complex="12pt"/>
    </style:style>
    <style:style style:name="jil_5f_body_5f_tight" style:display-name="jil_body_tight" style:family="paragraph" style:parent-style-name="jil_5f_body">
      <style:paragraph-properties fo:margin-top="0cm" fo:margin-bottom="0cm" loext:contextual-spacing="false" fo:line-height="100%"/>
    </style:style>
    <style:style style:name="jil_5f_body_5f_venter" style:display-name="jil_body_venter" style:family="paragraph" style:parent-style-name="jil_5f_body_5f_tight" style:auto-update="true">
      <style:paragraph-properties fo:text-align="center" style:justify-single-word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jil_5f_body_5f_list" style:display-name="jil_body_list" style:family="paragraph" style:auto-update="true" style:list-style-name="Numbering_20_1" style:master-page-name="">
      <style:paragraph-properties fo:margin-left="0.4cm" fo:margin-right="0cm" fo:margin-top="0cm" fo:margin-bottom="0.101cm" loext:contextual-spacing="false" fo:text-align="start" style:justify-single-word="false" fo:text-indent="0cm" style:auto-text-indent="false" style:page-number="auto">
        <style:tab-stops>
          <style:tab-stop style:position="0.794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body_5f_center_5f_italic" style:display-name="jil_body_center_italic" style:family="paragraph" style:auto-update="true">
      <style:paragraph-properties fo:text-align="center" style:justify-single-word="false"/>
      <style:text-properties style:font-name="Georgia3" fo:font-family="Georgia" style:font-style-name="斜体" style:font-family-generic="roman" style:font-pitch="variable" fo:font-size="11pt" fo:font-style="italic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" style:display-name="jil_table_body" style:family="paragraph" style:parent-style-name="Table_20_Contents" style:auto-update="true" style:master-page-name="">
      <loext:graphic-properties draw:fill="none" draw:fill-color="#cfe7f5"/>
      <style:paragraph-properties fo:line-height="125%" style:page-number="auto" fo:background-color="transparent"/>
      <style:text-properties style:text-line-through-style="none" style:text-line-through-type="none"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.5pt" style:language-asian="zh" style:country-asian="CN" style:font-size-complex="12pt"/>
    </style:style>
    <style:style style:name="jil_5f_table_5f_body_5f_right" style:display-name="jil_table_body_right" style:family="paragraph" style:parent-style-name="Table_20_Contents" style:auto-update="true" style:master-page-name="">
      <style:paragraph-properties fo:text-align="end" style:justify-single-word="false" style:page-number="auto"/>
      <style:text-properties style:font-size-complex="12pt"/>
    </style:style>
    <style:style style:name="jil_5f_body_5f_list_5f__2a__2a_" style:display-name="jil_body_list_**" style:family="paragraph" style:auto-update="true" style:list-style-name="List_20_2" style:master-page-name="">
      <loext:graphic-properties draw:fill="none" draw:fill-color="#cfe7f5"/>
      <style:paragraph-properties fo:margin-left="1.6cm" fo:margin-right="0cm" fo:margin-top="0cm" fo:margin-bottom="0cm" loext:contextual-spacing="false" fo:line-height="100%" fo:text-indent="-0.801cm" style:auto-text-indent="false" style:page-number="auto" fo:background-color="transparent">
        <style:tab-stops>
          <style:tab-stop style:position="0.741cm"/>
          <style:tab-stop style:position="0.79cm"/>
        </style:tab-stops>
      </style:paragraph-properties>
      <style:text-properties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language-asian="zh" style:country-asian="CN" style:font-size-complex="12pt"/>
    </style:style>
    <style:style style:name="jil_5f_table_5f_body_5f_bold" style:display-name="jil_table_body_bold" style:family="paragraph" style:parent-style-name="jil_5f_table_5f_body" style:auto-update="true">
      <style:text-properties fo:font-weight="bold" style:font-size-asian="10.5pt" style:font-weight-asian="bold" style:font-size-complex="12pt"/>
    </style:style>
    <style:style style:name="jil_5f_body_5f_list_5f__2a_" style:display-name="jil_body_list_*" style:family="paragraph" style:parent-style-name="jil_5f_body_5f_list" style:auto-update="true" style:list-style-name="List_20_1" style:master-page-name="">
      <style:paragraph-properties fo:margin-left="0.9cm" fo:margin-right="0cm" fo:margin-top="0cm" fo:margin-bottom="0.101cm" loext:contextual-spacing="false" fo:line-height="100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style:font-size-complex="12pt" fo:hyphenate="true" fo:hyphenation-remain-char-count="2" fo:hyphenation-push-char-count="2"/>
    </style:style>
    <style:style style:name="jil_5f_body_5f_list_5f_multi-line" style:display-name="jil_body_list_multi-line" style:family="paragraph" style:parent-style-name="jil_5f_body_5f_list" style:auto-update="true" style:master-page-name="">
      <style:paragraph-properties fo:margin-left="0.801cm" fo:margin-right="0cm" fo:margin-top="0.275cm" fo:margin-bottom="0.275cm" loext:contextual-spacing="false" fo:line-height="125%" fo:text-align="justify" style:justify-single-word="false" fo:hyphenation-ladder-count="no-limit" fo:text-indent="-0.4cm" style:auto-text-indent="false" style:page-number="auto">
        <style:tab-stops>
          <style:tab-stop style:position="0.794cm"/>
        </style:tab-stops>
      </style:paragraph-properties>
      <style:text-properties fo:hyphenate="true" fo:hyphenation-remain-char-count="2" fo:hyphenation-push-char-count="2"/>
    </style:style>
    <style:style style:name="jil_5f_body_5f_list_5f__2a__5f_multi-line" style:display-name="jil_body_list_*_multi-line" style:family="paragraph" style:parent-style-name="jil_5f_body_5f_list_5f__2a_" style:auto-update="true" style:master-page-name="">
      <style:paragraph-properties fo:margin-top="0.101cm" fo:margin-bottom="0.101cm" loext:contextual-spacing="false" fo:hyphenation-ladder-count="no-limit" style:page-number="auto"/>
      <style:text-properties fo:hyphenate="true" fo:hyphenation-remain-char-count="2" fo:hyphenation-push-char-count="3"/>
    </style:style>
    <style:style style:name="jil_5f_body_5f_list_5f__2a__2a__5f_multi-line" style:display-name="jil_body_list_**_multi-line" style:family="paragraph" style:parent-style-name="jil_5f_body_5f_list_5f__2a__2a_" style:auto-update="true" style:master-page-name="">
      <style:paragraph-properties fo:margin-top="0.101cm" fo:margin-bottom="0.101cm" loext:contextual-spacing="false"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jil_5f_title_5f_3" style:display-name="jil_title_3" style:family="paragraph" style:parent-style-name="Heading_20_3" style:next-style-name="jil_5f_body" style:auto-update="true" style:default-outline-level="" style:list-style-name="" style:class="chapter">
      <style:paragraph-properties fo:margin-left="0cm" fo:margin-right="0cm" fo:margin-top="0.199cm" fo:margin-bottom="0.199cm" loext:contextual-spacing="false" fo:text-indent="0.4cm" style:auto-text-indent="false"/>
      <style:text-properties fo:text-transform="capitalize" style:font-name="Bitstream Vera Sans Mono" fo:font-family="'Bitstream Vera Sans Mono'" style:font-style-name="Bold" style:font-family-generic="modern" style:font-pitch="fixed" fo:font-size="10.5pt" fo:font-style="normal" fo:font-weight="bold" style:font-name-asian="宋体4" style:font-family-asian="宋体" style:font-style-name-asian="粗体" style:font-pitch-asian="variable" style:font-size-asian="10.5pt" style:font-style-asian="normal" style:font-weight-asian="normal" style:font-size-complex="12pt"/>
    </style:style>
    <style:style style:name="jil_5f_body_5f_no-indent" style:display-name="jil_body_no-indent" style:family="paragraph" style:parent-style-name="jil_5f_body" style:auto-update="true">
      <style:paragraph-properties fo:margin-left="0cm" fo:margin-right="0cm" fo:margin-top="0cm" fo:margin-bottom="0cm" loext:contextual-spacing="false" fo:text-indent="0cm" style:auto-text-indent="false"/>
      <style:text-properties style:font-name="Book Antiqua1" fo:font-family="'Book Antiqua'" style:font-style-name="标准" style:font-family-generic="roman" style:font-pitch="variable" style:font-size-complex="12pt"/>
    </style:style>
    <style:style style:name="jil_5f_body_5f_list_5f__2a__5f_italic" style:display-name="jil_body_list_*_italic" style:family="paragraph" style:parent-style-name="jil_5f_body_5f_list_5f__2a_" style:auto-update="true">
      <style:text-properties fo:font-style="italic" style:font-style-asian="italic" style:font-size-complex="12pt"/>
    </style:style>
    <style:style style:name="jil_5f_body_5f_list_5f__2a__2a__5f_multi-line_5f_no-mark" style:display-name="jil_body_list_**_multi-line_no-mark" style:family="paragraph" style:parent-style-name="jil_5f_body_5f_list_5f__2a__2a__5f_multi-line" style:auto-update="true" style:list-style-name="">
      <style:paragraph-properties fo:margin-left="1.6cm" fo:margin-right="0cm" fo:margin-top="0cm" fo:margin-bottom="0cm" loext:contextual-spacing="false" fo:text-indent="0cm" style:auto-text-indent="false"/>
    </style:style>
    <style:style style:name="jil_5f_table_5f_body_5f_center" style:display-name="jil_table_body_center" style:family="paragraph" style:parent-style-name="jil_5f_table_5f_body">
      <style:paragraph-properties fo:text-align="center" style:justify-single-word="false"/>
      <style:text-properties style:font-name="DejaVu Sans Mono" fo:font-family="'DejaVu Sans Mono'" style:font-style-name="Book" style:font-family-generic="modern" style:font-pitch="fixed" style:font-size-complex="12pt"/>
    </style:style>
    <style:style style:name="jil_5f_table_5f_title_5f_center" style:display-name="jil_table_title_center" style:family="paragraph" style:parent-style-name="jil_5f_table_5f_body_5f_bold" style:auto-update="true">
      <style:paragraph-properties fo:text-align="center" style:justify-single-word="false"/>
      <style:text-properties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jil_5f_table_5f_body_5f_bold_5f_center" style:display-name="jil_table_body_bold_center" style:family="paragraph" style:parent-style-name="jil_5f_table_5f_body_5f_bold">
      <style:paragraph-properties fo:text-align="center" style:justify-single-word="false"/>
      <style:text-properties style:font-size-complex="12pt"/>
    </style:style>
    <style:style style:name="jil_5f_table_5f_body_5f_code" style:display-name="jil_table_body_code" style:family="paragraph" style:parent-style-name="jil_5f_table_5f_body" style:auto-update="true">
      <style:text-properties style:font-name="DejaVu Sans Mono" fo:font-family="'DejaVu Sans Mono'" style:font-style-name="Book" style:font-family-generic="modern" style:font-pitch="fixed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jil_5f_body_5f_code" style:display-name="jil_body_code" style:family="paragraph" style:parent-style-name="jil_5f_body">
      <loext:graphic-properties draw:fill="none" draw:fill-color="#cfe7f5"/>
      <style:paragraph-properties fo:margin-left="0.4cm" fo:margin-right="0cm" fo:margin-top="0cm" fo:margin-bottom="0cm" loext:contextual-spacing="false" fo:line-height="100%" fo:text-indent="0.101cm" style:auto-text-indent="false" fo:background-color="transparent" fo:padding="0.049cm" fo:border-left="0.06pt solid #808080" fo:border-right="none" fo:border-top="none" fo:border-bottom="none" style:shadow="none"/>
      <style:text-properties style:font-name="DejaVu Sans Mono" fo:font-family="'DejaVu Sans Mono'" style:font-style-name="Book" style:font-family-generic="modern" style:font-pitch="fixed" fo:font-size="10pt" style:font-size-asian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jil_5f_body_5f_bold" style:display-name="jil_body_bold" style:family="text">
      <style:text-properties style:font-name="Arial1" fo:font-family="Arial" style:font-style-name="Bold" style:font-family-generic="swiss" style:font-pitch="variable" fo:font-size="10pt" fo:font-style="normal" fo:text-shadow="none" fo:font-weight="bold" style:font-name-asian="宋体1" style:font-family-asian="宋体" style:font-style-name-asian="标准" style:font-pitch-asian="variable" style:font-size-asian="10pt" style:font-weight-asian="bold" style:font-size-complex="12pt" style:text-overline-style="none" style:text-overline-color="font-color"/>
    </style:style>
    <style:style style:name="WTC_5f_Body_5f_Up" style:display-name="WTC_Body_Up" style:family="text">
      <style:text-properties style:text-position="17% 70%"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font-size-complex="12pt"/>
    </style:style>
    <style:style style:name="jil_5f_body_5f_italic" style:display-name="jil_body_italic" style:family="text">
      <style:text-properties style:font-name="Book Antiqua2" fo:font-family="'Book Antiqua'" style:font-style-name="Italic" style:font-family-generic="roman" style:font-pitch="variable" fo:font-size="11pt" fo:font-style="italic" style:font-name-asian="宋体1" style:font-family-asian="宋体" style:font-style-name-asian="标准" style:font-pitch-asian="variable" style:font-size-asian="10.5pt" style:font-style-asian="italic" style:font-size-complex="12pt"/>
    </style:style>
    <style:style style:name="WTC_5f_Body_5f_Todo" style:display-name="WTC_Body_Todo" style:family="text">
      <style:text-properties fo:color="#ff0000" style:font-name="Book Antiqua1" fo:font-family="'Book Antiqua'" style:font-style-name="标准" style:font-family-generic="roman" style:font-pitch="variable" fo:font-size="11pt" style:font-name-asian="宋体1" style:font-family-asian="宋体" style:font-style-name-asian="标准" style:font-pitch-asian="variable" style:font-size-asian="10pt" style:font-size-complex="12pt"/>
    </style:style>
    <style:style style:name="WTC_5f_Body_5f_Comments" style:display-name="WTC_Body_Comments" style:family="text" style:parent-style-name="WTC_5f_Body_5f_Todo">
      <style:text-properties fo:color="#2300dc"/>
    </style:style>
    <style:style style:name="WTC_5f_Body_5f_Delete" style:display-name="WTC_Body_Delete" style:family="text" style:parent-style-name="WTC_5f_Body_5f_Todo">
      <style:text-properties style:use-window-font-color="true"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新宋体" style:font-family-asian="新宋体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TC_5f_Body_5f_Italic" style:display-name="WTC_Body_Italic" style:family="text">
      <style:text-properties fo:font-size="11pt" fo:font-style="italic" style:font-name-asian="宋体1" style:font-family-asian="宋体" style:font-style-name-asian="标准" style:font-pitch-asian="variable" style:font-size-asian="10pt" style:font-style-asian="italic" style:font-size-complex="12pt"/>
    </style:style>
    <style:style style:name="WTC_5f_Body_5f_Bold" style:display-name="WTC_Body_Bold" style:family="text">
      <style:text-properties style:font-name="Book Antiqua3" fo:font-family="'Book Antiqua'" style:font-style-name="斜体" style:font-family-generic="roman" style:font-pitch="variable" fo:font-size="11pt" fo:font-style="normal" fo:text-shadow="none" fo:font-weight="bold" style:font-name-asian="宋体1" style:font-family-asian="宋体" style:font-style-name-asian="标准" style:font-pitch-asian="variable" style:font-size-asian="10pt" style:font-weight-asian="bold" style:font-size-complex="12pt" style:text-overline-style="none" style:text-ov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jil_5f_header_5f_left">
      <style:text-properties style:language-asian="zh" style:country-asian="CN"/>
    </style:style>
    <style:page-layout style:name="Mpm1" style:page-usage="mirrored">
      <style:page-layout-properties fo:page-width="29.7cm" fo:page-height="21.001cm" style:num-format="1" style:print-orientation="landscape" fo:margin-top="2cm" fo:margin-bottom="2cm" fo:margin-left="2.515cm" fo:margin-right="3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draw:fill="none" draw:fill-color="#cfe7f5" style:footnote-max-height="0cm">
        <style:columns fo:column-count="1" fo:column-gap="0cm"/>
        <style:footnote-sep style:width="0.018cm" style:distance-before-sep="0.102cm" style:distance-after-sep="0.356cm" style:line-style="none" style:adjustment="left" style:rel-width="25%" style:color="#000000"/>
      </style:page-layout-properties>
      <style:header-style>
        <style:header-footer-properties fo:min-height="0.61cm" fo:margin-left="0cm" fo:margin-right="0cm" fo:margin-bottom="0.508cm" style:dynamic-spacing="false"/>
      </style:header-style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jil_5f_header_5f_right"/>
      </style:header-left>
      <style:footer>
        <text:p text:style-name="jil_5f_footer_5f_left"><text:page-number text:select-page="current">11</text:page-number></text:p>
      </style:footer>
      <style:footer-left>
        <text:p text:style-name="jil_5f_footer_5f_right"><text:page-number text:select-page="current">10</text:page-number></text:p>
      </style:footer-left>
    </style:master-page>
    <style:master-page style:name="HTML" style:page-layout-name="Mpm2"/>
    <style:master-page style:name="Untitled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H18M57S</meta:editing-duration>
    <meta:editing-cycles>174</meta:editing-cycles>
    <meta:generator>LibreOffice/5.1.3.2$Windows_X86_64 LibreOffice_project/644e4637d1d8544fd9f56425bd6cec110e49301b</meta:generator>
    <meta:creation-date>2012-11-15T12:29:24.83</meta:creation-date>
    <dc:date>2016-06-23T15:48:22.562000000</dc:date>
    <meta:document-statistic meta:table-count="7" meta:image-count="0" meta:object-count="0" meta:page-count="11" meta:paragraph-count="239" meta:word-count="1001" meta:character-count="4920" meta:non-whitespace-character-count="4369"/>
    <meta:user-defined meta:name="Info 1"/>
    <meta:user-defined meta:name="Info 2"/>
    <meta:user-defined meta:name="Info 3"/>
    <meta:user-defined meta:name="Info 4"/>
  </office:meta>
</office:document-meta>
</file>